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2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ef413d"/>
      <style:text-properties style:use-window-font-color="true"/>
    </style:style>
    <style:style style:name="ce3" style:family="table-cell" style:parent-style-name="Default">
      <style:table-cell-properties fo:background-color="#e0efd4"/>
      <style:text-properties style:use-window-font-color="true"/>
    </style:style>
    <style:style style:name="ce4" style:family="table-cell" style:parent-style-name="Default">
      <style:table-cell-properties fo:background-color="#e0efd4"/>
    </style:style>
    <style:style style:name="ce5" style:family="table-cell" style:parent-style-name="Default">
      <style:table-cell-properties fo:background-color="#1b75bc"/>
    </style:style>
    <style:style style:name="ce6" style:family="table-cell" style:parent-style-name="Default">
      <style:table-cell-properties fo:background-color="#a3238e"/>
    </style:style>
    <style:style style:name="ce7" style:family="table-cell" style:parent-style-name="Default">
      <style:table-cell-properties fo:background-color="#f9a87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200"/>
      <style:text-properties style:use-window-font-color="true"/>
    </style:style>
    <style:style style:name="ce10" style:family="table-cell" style:parent-style-name="Default">
      <style:table-cell-properties fo:background-color="#aa55a1"/>
      <style:text-properties style:use-window-font-color="true"/>
    </style:style>
    <style:style style:name="ce11" style:family="table-cell" style:parent-style-name="Default">
      <style:table-cell-properties fo:background-color="#faa61a"/>
      <style:text-properties style:use-window-font-color="true"/>
    </style:style>
    <style:style style:name="ce12" style:family="table-cell" style:parent-style-name="Default">
      <style:table-cell-properties fo:background-color="#faa61a"/>
    </style:style>
    <style:style style:name="ce13" style:family="table-cell" style:parent-style-name="Default">
      <style:table-cell-properties fo:background-color="#72bf44"/>
    </style:style>
    <style:style style:name="ce14" style:family="table-cell" style:parent-style-name="Default">
      <style:table-cell-properties fo:background-color="#ef413d"/>
    </style:style>
    <style:style style:name="ce15" style:family="table-cell" style:parent-style-name="Default">
      <style:table-cell-properties fo:background-color="#0066b3"/>
    </style:style>
    <style:style style:name="ce16" style:family="table-cell" style:parent-style-name="Default">
      <style:table-cell-properties fo:background-color="#aa55a1"/>
    </style:style>
    <style:style style:name="ce17" style:family="table-cell" style:parent-style-name="Default">
      <style:table-cell-properties fo:background-color="#fff450"/>
    </style:style>
    <style:style style:name="ce18" style:family="table-cell" style:parent-style-name="Default" style:data-style-name="N61">
      <style:table-cell-properties fo:background-color="#fff450"/>
    </style:style>
    <style:style style:name="ce19" style:family="table-cell" style:parent-style-name="Default" style:data-style-name="N61">
      <style:table-cell-properties fo:background-color="#fff200"/>
    </style:style>
    <style:style style:name="ce20" style:family="table-cell" style:parent-style-name="Default" style:data-style-name="N61">
      <style:table-cell-properties fo:background-color="#aa55a1"/>
    </style:style>
    <style:style style:name="ce21" style:family="table-cell" style:parent-style-name="Default" style:data-style-name="N61">
      <style:table-cell-properties fo:background-color="#faa61a"/>
    </style:style>
    <style:style style:name="ce22" style:family="table-cell" style:parent-style-name="Default" style:data-style-name="N61">
      <style:table-cell-properties fo:background-color="transparent"/>
    </style:style>
    <style:style style:name="ce23" style:family="table-cell" style:parent-style-name="Default" style:data-style-name="N61">
      <style:table-cell-properties fo:background-color="#72bf44"/>
    </style:style>
    <style:style style:name="ce24" style:family="table-cell" style:parent-style-name="Default" style:data-style-name="N61">
      <style:table-cell-properties fo:background-color="#ef413d"/>
    </style:style>
    <style:style style:name="ce25" style:family="table-cell" style:parent-style-name="Default" style:data-style-name="N61">
      <style:table-cell-properties fo:background-color="#0066b3"/>
    </style:style>
    <style:style style:name="ce26" style:family="table-cell" style:parent-style-name="Default" style:data-style-name="N61">
      <style:table-cell-properties fo:background-color="#e0efd4"/>
    </style:style>
    <style:style style:name="ce27" style:family="table-cell" style:parent-style-name="Default" style:data-style-name="N61">
      <style:table-cell-properties fo:background-color="#1b75bc"/>
    </style:style>
    <style:style style:name="ce28" style:family="table-cell" style:parent-style-name="Default" style:data-style-name="N61">
      <style:table-cell-properties fo:background-color="#a3238e"/>
    </style:style>
    <style:style style:name="ce29" style:family="table-cell" style:parent-style-name="Default" style:data-style-name="N61">
      <style:table-cell-properties fo:background-color="#f9a87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Parameter</text:p>
          </table:table-cell>
          <table:table-cell table:style-name="Default" office:value-type="string" calcext:value-type="string">
            <text:p>X_locati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2O2 + OH &lt;=&gt; H2O + HO2_P_0</text:p>
          </table:table-cell>
          <table:table-cell table:style-name="ce1" office:value-type="float" office:value="-0.586388393736138" calcext:value-type="float">
            <text:p>-0.586388393736138</text:p>
          </table:table-cell>
          <table:table-cell table:style-name="ce1"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2O2 + OH &lt;=&gt; H2O + HO2_P_1</text:p>
          </table:table-cell>
          <table:table-cell table:style-name="ce1" office:value-type="float" office:value="-0.00823272567859232" calcext:value-type="float">
            <text:p>-0.008232725678592</text:p>
          </table:table-cell>
          <table:table-cell table:style-name="ce1" office:value-type="float" office:value="847" calcext:value-type="float">
            <text:p>8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x_param_fit</text:p>
          </table:table-cell>
        </table:table-row>
        <table:table-row table:style-name="ro1">
          <table:table-cell table:style-name="ce1" office:value-type="string" calcext:value-type="string">
            <text:p>H2O2 + OH &lt;=&gt; H2O + HO2_P_2</text:p>
          </table:table-cell>
          <table:table-cell table:style-name="ce1" office:value-type="float" office:value="-0.0807389488836438" calcext:value-type="float">
            <text:p>-0.080738948883644</text:p>
          </table:table-cell>
          <table:table-cell table:style-name="ce1"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2O2 + OH &lt;=&gt; H2O + HO2_P_3</text:p>
          </table:table-cell>
          <table:table-cell table:style-name="ce1" office:value-type="float" office:value="-0.03792604146674" calcext:value-type="float">
            <text:p>-0.03792604146674</text:p>
          </table:table-cell>
          <table:table-cell table:style-name="ce1" office:value-type="float" office:value="849" calcext:value-type="float">
            <text:p>84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2O2 + OH &lt;=&gt; H2O + HO2_P_4</text:p>
          </table:table-cell>
          <table:table-cell table:style-name="ce1" office:value-type="float" office:value="-0.131904677749231" calcext:value-type="float">
            <text:p>-0.131904677749231</text:p>
          </table:table-cell>
          <table:table-cell table:style-name="ce1"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2O2 + OH &lt;=&gt; H2O + HO2_P_5</text:p>
          </table:table-cell>
          <table:table-cell table:style-name="ce1" office:value-type="float" office:value="-0.198820705430003" calcext:value-type="float">
            <text:p>-0.198820705430003</text:p>
          </table:table-cell>
          <table:table-cell table:style-name="ce1" office:value-type="float" office:value="851" calcext:value-type="float">
            <text:p>85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2O2 + OH &lt;=&gt; H2O + HO2_P_6</text:p>
          </table:table-cell>
          <table:table-cell table:style-name="ce1" office:value-type="float" office:value="0.00563987166650035" calcext:value-type="float">
            <text:p>0.0056398716665</text:p>
          </table:table-cell>
          <table:table-cell table:style-name="ce1" office:value-type="float" office:value="852" calcext:value-type="float">
            <text:p>85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2O2 + OH &lt;=&gt; H2O + HO2_P_7</text:p>
          </table:table-cell>
          <table:table-cell table:style-name="ce1" office:value-type="float" office:value="-0.0106295835459761" calcext:value-type="float">
            <text:p>-0.010629583545976</text:p>
          </table:table-cell>
          <table:table-cell table:style-name="ce1" office:value-type="float" office:value="853" calcext:value-type="float">
            <text:p>85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 HO2 &lt;=&gt; H2O2 + O2_P_0</text:p>
          </table:table-cell>
          <table:table-cell table:style-name="ce2" office:value-type="float" office:value="-1.3276218305012" calcext:value-type="float">
            <text:p>-1.3276218305012</text:p>
          </table:table-cell>
          <table:table-cell table:style-name="ce2" office:value-type="float" office:value="854" calcext:value-type="float">
            <text:p>85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x_param_fit_1</text:p>
          </table:table-cell>
        </table:table-row>
        <table:table-row table:style-name="ro1">
          <table:table-cell table:style-name="ce2" office:value-type="string" calcext:value-type="string">
            <text:p>2 HO2 &lt;=&gt; H2O2 + O2_P_1</text:p>
          </table:table-cell>
          <table:table-cell table:style-name="ce2" office:value-type="float" office:value="-0.000677034004975776" calcext:value-type="float">
            <text:p>-0.000677034004976</text:p>
          </table:table-cell>
          <table:table-cell table:style-name="ce2" office:value-type="float" office:value="855" calcext:value-type="float">
            <text:p>85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 HO2 &lt;=&gt; H2O2 + O2_P_2</text:p>
          </table:table-cell>
          <table:table-cell table:style-name="ce2" office:value-type="float" office:value="-0.00673353288490581" calcext:value-type="float">
            <text:p>-0.006733532884906</text:p>
          </table:table-cell>
          <table:table-cell table:style-name="ce2" office:value-type="float" office:value="856" calcext:value-type="float">
            <text:p>8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 HO2 &lt;=&gt; H2O2 + O2_P_3</text:p>
          </table:table-cell>
          <table:table-cell table:style-name="ce2" office:value-type="float" office:value="-0.00247390388381517" calcext:value-type="float">
            <text:p>-0.002473903883815</text:p>
          </table:table-cell>
          <table:table-cell table:style-name="ce2" office:value-type="float" office:value="857" calcext:value-type="float">
            <text:p>85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 HO2 &lt;=&gt; H2O2 + O2_P_4</text:p>
          </table:table-cell>
          <table:table-cell table:style-name="ce2" office:value-type="float" office:value="0.00266175906233749" calcext:value-type="float">
            <text:p>0.002661759062338</text:p>
          </table:table-cell>
          <table:table-cell table:style-name="ce2" office:value-type="float" office:value="858" calcext:value-type="float">
            <text:p>85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 HO2 &lt;=&gt; H2O2 + O2_P_5</text:p>
          </table:table-cell>
          <table:table-cell table:style-name="ce2" office:value-type="float" office:value="0.000660787578772516" calcext:value-type="float">
            <text:p>0.000660787578773</text:p>
          </table:table-cell>
          <table:table-cell table:style-name="ce2" office:value-type="float" office:value="859" calcext:value-type="float">
            <text:p>85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 HO2 &lt;=&gt; H2O2 + O2_P_6</text:p>
          </table:table-cell>
          <table:table-cell table:style-name="ce2" office:value-type="float" office:value="-0.0200372308877683" calcext:value-type="float">
            <text:p>-0.020037230887768</text:p>
          </table:table-cell>
          <table:table-cell table:style-name="ce2" office:value-type="float" office:value="860" calcext:value-type="float">
            <text:p>86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O2 + OH &lt;=&gt; H2O + O2_P_0</text:p>
          </table:table-cell>
          <table:table-cell table:style-name="ce3" office:value-type="float" office:value="-1.03524732201037" calcext:value-type="float">
            <text:p>-1.03524732201037</text:p>
          </table:table-cell>
          <table:table-cell table:style-name="ce3" office:value-type="float" office:value="861" calcext:value-type="float">
            <text:p>86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ix_param_fit_2</text:p>
          </table:table-cell>
        </table:table-row>
        <table:table-row table:style-name="ro1">
          <table:table-cell office:value-type="string" calcext:value-type="string">
            <text:p>HO2 + OH &lt;=&gt; H2O + O2_P_1</text:p>
          </table:table-cell>
          <table:table-cell office:value-type="float" office:value="0.00111688211500366" calcext:value-type="float">
            <text:p>0.001116882115004</text:p>
          </table:table-cell>
          <table:table-cell office:value-type="float" office:value="862" calcext:value-type="float">
            <text:p>86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2</text:p>
          </table:table-cell>
          <table:table-cell office:value-type="float" office:value="0.00767474867765608" calcext:value-type="float">
            <text:p>0.007674748677656</text:p>
          </table:table-cell>
          <table:table-cell office:value-type="float" office:value="863" calcext:value-type="float">
            <text:p>86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3</text:p>
          </table:table-cell>
          <table:table-cell office:value-type="float" office:value="0.00613225541699855" calcext:value-type="float">
            <text:p>0.006132255416999</text:p>
          </table:table-cell>
          <table:table-cell office:value-type="float" office:value="864" calcext:value-type="float">
            <text:p>86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4</text:p>
          </table:table-cell>
          <table:table-cell office:value-type="float" office:value="0.0173668168382062" calcext:value-type="float">
            <text:p>0.017366816838206</text:p>
          </table:table-cell>
          <table:table-cell office:value-type="float" office:value="865" calcext:value-type="float">
            <text:p>86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5</text:p>
          </table:table-cell>
          <table:table-cell office:value-type="float" office:value="0.0956328976529496" calcext:value-type="float">
            <text:p>0.09563289765295</text:p>
          </table:table-cell>
          <table:table-cell office:value-type="float" office:value="866" calcext:value-type="float">
            <text:p>86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6</text:p>
          </table:table-cell>
          <table:table-cell office:value-type="float" office:value="-0.0330343625535313" calcext:value-type="float">
            <text:p>-0.033034362553531</text:p>
          </table:table-cell>
          <table:table-cell office:value-type="float" office:value="867" calcext:value-type="float">
            <text:p>86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7</text:p>
          </table:table-cell>
          <table:table-cell office:value-type="float" office:value="-0.0322678593885421" calcext:value-type="float">
            <text:p>-0.032267859388542</text:p>
          </table:table-cell>
          <table:table-cell office:value-type="float" office:value="868" calcext:value-type="float">
            <text:p>86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8</text:p>
          </table:table-cell>
          <table:table-cell office:value-type="float" office:value="0.000172036041645176" calcext:value-type="float">
            <text:p>0.000172036041645</text:p>
          </table:table-cell>
          <table:table-cell office:value-type="float" office:value="869" calcext:value-type="float">
            <text:p>869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9</text:p>
          </table:table-cell>
          <table:table-cell office:value-type="float" office:value="0.00207446424292127" calcext:value-type="float">
            <text:p>0.002074464242921</text:p>
          </table:table-cell>
          <table:table-cell office:value-type="float" office:value="870" calcext:value-type="float">
            <text:p>87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10</text:p>
          </table:table-cell>
          <table:table-cell office:value-type="float" office:value="-0.000432520013629833" calcext:value-type="float">
            <text:p>-0.00043252001363</text:p>
          </table:table-cell>
          <table:table-cell office:value-type="float" office:value="871" calcext:value-type="float">
            <text:p>87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11</text:p>
          </table:table-cell>
          <table:table-cell office:value-type="float" office:value="0.00168990882616941" calcext:value-type="float">
            <text:p>0.001689908826169</text:p>
          </table:table-cell>
          <table:table-cell office:value-type="float" office:value="872" calcext:value-type="float">
            <text:p>87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12</text:p>
          </table:table-cell>
          <table:table-cell office:value-type="float" office:value="0.296220406465926" calcext:value-type="float">
            <text:p>0.296220406465926</text:p>
          </table:table-cell>
          <table:table-cell office:value-type="float" office:value="873" calcext:value-type="float">
            <text:p>87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 OH &lt;=&gt; H2O + O_P_0</text:p>
          </table:table-cell>
          <table:table-cell table:style-name="ce5" office:value-type="float" office:value="-1.55875504268326" calcext:value-type="float">
            <text:p>-1.55875504268326</text:p>
          </table:table-cell>
          <table:table-cell table:style-name="ce5" office:value-type="float" office:value="874" calcext:value-type="float">
            <text:p>8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ix_param_fit_3</text:p>
          </table:table-cell>
        </table:table-row>
        <table:table-row table:style-name="ro1">
          <table:table-cell table:style-name="ce5" office:value-type="string" calcext:value-type="string">
            <text:p>2 OH &lt;=&gt; H2O + O_P_1</text:p>
          </table:table-cell>
          <table:table-cell table:style-name="ce5" office:value-type="float" office:value="-0.000471297029172866" calcext:value-type="float">
            <text:p>-0.000471297029173</text:p>
          </table:table-cell>
          <table:table-cell table:style-name="ce5" office:value-type="float" office:value="875" calcext:value-type="float">
            <text:p>87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 OH &lt;=&gt; H2O + O_P_2</text:p>
          </table:table-cell>
          <table:table-cell table:style-name="ce5" office:value-type="float" office:value="-0.00635277421727975" calcext:value-type="float">
            <text:p>-0.00635277421728</text:p>
          </table:table-cell>
          <table:table-cell table:style-name="ce5" office:value-type="float" office:value="876" calcext:value-type="float">
            <text:p>87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 OH &lt;=&gt; H2O + O_P_3</text:p>
          </table:table-cell>
          <table:table-cell table:style-name="ce5" office:value-type="float" office:value="0.000206532864250651" calcext:value-type="float">
            <text:p>0.000206532864251</text:p>
          </table:table-cell>
          <table:table-cell table:style-name="ce5" office:value-type="float" office:value="877" calcext:value-type="float">
            <text:p>87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 OH &lt;=&gt; H2O + O_P_4</text:p>
          </table:table-cell>
          <table:table-cell table:style-name="ce5" office:value-type="float" office:value="-0.00274223097816449" calcext:value-type="float">
            <text:p>-0.002742230978165</text:p>
          </table:table-cell>
          <table:table-cell table:style-name="ce5" office:value-type="float" office:value="878" calcext:value-type="float">
            <text:p>87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 OH &lt;=&gt; H2O + O_P_5</text:p>
          </table:table-cell>
          <table:table-cell table:style-name="ce5" office:value-type="float" office:value="-0.0446661121849549" calcext:value-type="float">
            <text:p>-0.044666112184955</text:p>
          </table:table-cell>
          <table:table-cell table:style-name="ce5" office:value-type="float" office:value="879" calcext:value-type="float">
            <text:p>87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 OH &lt;=&gt; H2O + O_P_6</text:p>
          </table:table-cell>
          <table:table-cell table:style-name="ce5" office:value-type="float" office:value="-0.151222902882797" calcext:value-type="float">
            <text:p>-0.151222902882797</text:p>
          </table:table-cell>
          <table:table-cell table:style-name="ce5" office:value-type="float" office:value="880" calcext:value-type="float">
            <text:p>88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 OH &lt;=&gt; H2O + O_P_7</text:p>
          </table:table-cell>
          <table:table-cell table:style-name="ce5" office:value-type="float" office:value="0.000188320897556951" calcext:value-type="float">
            <text:p>0.000188320897557</text:p>
          </table:table-cell>
          <table:table-cell table:style-name="ce5" office:value-type="float" office:value="881" calcext:value-type="float">
            <text:p>88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 OH &lt;=&gt; H2O + O_P_8</text:p>
          </table:table-cell>
          <table:table-cell table:style-name="ce5" office:value-type="float" office:value="0.00135743248200702" calcext:value-type="float">
            <text:p>0.001357432482007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 OH &lt;=&gt; H2O + O_P_9</text:p>
          </table:table-cell>
          <table:table-cell table:style-name="ce5" office:value-type="float" office:value="0.00152891259809105" calcext:value-type="float">
            <text:p>0.001528912598091</text:p>
          </table:table-cell>
          <table:table-cell table:style-name="ce5" office:value-type="float" office:value="883" calcext:value-type="float">
            <text:p>88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H3 + HO2 &lt;=&gt; CH4 + O2_P_0</text:p>
          </table:table-cell>
          <table:table-cell table:style-name="ce6" office:value-type="float" office:value="0.173801464829522" calcext:value-type="float">
            <text:p>0.173801464829522</text:p>
          </table:table-cell>
          <table:table-cell table:style-name="ce6" office:value-type="float" office:value="884" calcext:value-type="float">
            <text:p>88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ix_param_fit_4</text:p>
          </table:table-cell>
        </table:table-row>
        <table:table-row table:style-name="ro1">
          <table:table-cell table:style-name="ce6" office:value-type="string" calcext:value-type="string">
            <text:p>CH3 + HO2 &lt;=&gt; CH4 + O2_P_1</text:p>
          </table:table-cell>
          <table:table-cell table:style-name="ce6" office:value-type="float" office:value="0.0121449100641943" calcext:value-type="float">
            <text:p>0.012144910064194</text:p>
          </table:table-cell>
          <table:table-cell table:style-name="ce6" office:value-type="float" office:value="885" calcext:value-type="float">
            <text:p>88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H3 + HO2 &lt;=&gt; CH4 + O2_P_2</text:p>
          </table:table-cell>
          <table:table-cell table:style-name="ce6" office:value-type="float" office:value="-0.065238559309736" calcext:value-type="float">
            <text:p>-0.065238559309736</text:p>
          </table:table-cell>
          <table:table-cell table:style-name="ce6" office:value-type="float" office:value="886" calcext:value-type="float">
            <text:p>88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CH3 + HO2 &lt;=&gt; CH3O + OH_P_0</text:p>
          </table:table-cell>
          <table:table-cell table:style-name="ce7" office:value-type="float" office:value="-0.0942949691827591" calcext:value-type="float">
            <text:p>-0.094294969182759</text:p>
          </table:table-cell>
          <table:table-cell table:style-name="ce7" office:value-type="float" office:value="887" calcext:value-type="float">
            <text:p>88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ix_param_fit_5</text:p>
          </table:table-cell>
        </table:table-row>
        <table:table-row table:style-name="ro1">
          <table:table-cell table:style-name="ce7" office:value-type="string" calcext:value-type="string">
            <text:p>CH3 + HO2 &lt;=&gt; CH3O + OH_P_1</text:p>
          </table:table-cell>
          <table:table-cell table:style-name="ce7" office:value-type="float" office:value="-0.223514026113311" calcext:value-type="float">
            <text:p>-0.223514026113311</text:p>
          </table:table-cell>
          <table:table-cell table:style-name="ce7" office:value-type="float" office:value="888" calcext:value-type="float">
            <text:p>88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ce12"/>
        <table:table-column table:style-name="co2" table:number-columns-repeated="3" table:default-cell-style-name="ce12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Parameter</text:p>
          </table:table-cell>
          <table:table-cell table:style-name="Default" office:value-type="string" calcext:value-type="string">
            <text:p>X_location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H2O2 + OH &lt;=&gt; H2O + HO2_P_0</text:p>
          </table:table-cell>
          <table:table-cell table:style-name="ce9" office:value-type="float" office:value="-0.586388393736138" calcext:value-type="float">
            <text:p>-0.586388393736138</text:p>
          </table:table-cell>
          <table:table-cell table:style-name="ce9" office:value-type="float" office:value="846" calcext:value-type="float">
            <text:p>84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2O2 + OH &lt;=&gt; H2O + HO2_P_1</text:p>
          </table:table-cell>
          <table:table-cell table:style-name="ce1" office:value-type="float" office:value="-0.00823272567859232" calcext:value-type="float">
            <text:p>-0.008232725678592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six_param_fit</text:p>
          </table:table-cell>
        </table:table-row>
        <table:table-row table:style-name="ro1">
          <table:table-cell table:style-name="ce1" office:value-type="string" calcext:value-type="string">
            <text:p>H2O2 + OH &lt;=&gt; H2O + HO2_P_2</text:p>
          </table:table-cell>
          <table:table-cell table:style-name="ce1" office:value-type="float" office:value="-0.0807389488836438" calcext:value-type="float">
            <text:p>-0.080738948883644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2O2 + OH &lt;=&gt; H2O + HO2_P_3</text:p>
          </table:table-cell>
          <table:table-cell table:style-name="ce1" office:value-type="float" office:value="-0.03792604146674" calcext:value-type="float">
            <text:p>-0.03792604146674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2O2 + OH &lt;=&gt; H2O + HO2_P_4</text:p>
          </table:table-cell>
          <table:table-cell table:style-name="ce1" office:value-type="float" office:value="-0.131904677749231" calcext:value-type="float">
            <text:p>-0.131904677749231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2O2 + OH &lt;=&gt; H2O + HO2_P_5</text:p>
          </table:table-cell>
          <table:table-cell table:style-name="ce1" office:value-type="float" office:value="-0.198820705430003" calcext:value-type="float">
            <text:p>-0.198820705430003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2O2 + OH &lt;=&gt; H2O + HO2_P_6</text:p>
          </table:table-cell>
          <table:table-cell table:style-name="ce1" office:value-type="float" office:value="0.00563987166650035" calcext:value-type="float">
            <text:p>0.0056398716665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2O2 + OH &lt;=&gt; H2O + HO2_P_7</text:p>
          </table:table-cell>
          <table:table-cell table:style-name="ce1" office:value-type="float" office:value="-0.0106295835459761" calcext:value-type="float">
            <text:p>-0.010629583545976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2 HO2 &lt;=&gt; H2O2 + O2_P_0</text:p>
          </table:table-cell>
          <table:table-cell table:style-name="ce10" office:value-type="float" office:value="-1.3276218305012" calcext:value-type="float">
            <text:p>-1.3276218305012</text:p>
          </table:table-cell>
          <table:table-cell table:style-name="ce10" office:value-type="float" office:value="854" calcext:value-type="float">
            <text:p>854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office:value-type="string" calcext:value-type="string">
            <text:p>six_param_fit_1</text:p>
          </table:table-cell>
        </table:table-row>
        <table:table-row table:style-name="ro1">
          <table:table-cell table:style-name="ce10" office:value-type="string" calcext:value-type="string">
            <text:p>2 HO2 &lt;=&gt; H2O2 + O2_P_1</text:p>
          </table:table-cell>
          <table:table-cell table:style-name="ce10" office:value-type="float" office:value="-0.000677034004975776" calcext:value-type="float">
            <text:p>-0.000677034004976</text:p>
          </table:table-cell>
          <table:table-cell table:style-name="ce10" office:value-type="float" office:value="855" calcext:value-type="float">
            <text:p>855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2 HO2 &lt;=&gt; H2O2 + O2_P_2</text:p>
          </table:table-cell>
          <table:table-cell table:style-name="ce10" office:value-type="float" office:value="-0.00673353288490581" calcext:value-type="float">
            <text:p>-0.006733532884906</text:p>
          </table:table-cell>
          <table:table-cell table:style-name="ce10" office:value-type="float" office:value="856" calcext:value-type="float">
            <text:p>856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2 HO2 &lt;=&gt; H2O2 + O2_P_3</text:p>
          </table:table-cell>
          <table:table-cell table:style-name="ce10" office:value-type="float" office:value="-0.00247390388381517" calcext:value-type="float">
            <text:p>-0.002473903883815</text:p>
          </table:table-cell>
          <table:table-cell table:style-name="ce10" office:value-type="float" office:value="857" calcext:value-type="float">
            <text:p>857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2 HO2 &lt;=&gt; H2O2 + O2_P_4</text:p>
          </table:table-cell>
          <table:table-cell table:style-name="ce10" office:value-type="float" office:value="0.00266175906233749" calcext:value-type="float">
            <text:p>0.002661759062338</text:p>
          </table:table-cell>
          <table:table-cell table:style-name="ce10" office:value-type="float" office:value="858" calcext:value-type="float">
            <text:p>858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2 HO2 &lt;=&gt; H2O2 + O2_P_5</text:p>
          </table:table-cell>
          <table:table-cell table:style-name="ce10" office:value-type="float" office:value="0.000660787578772516" calcext:value-type="float">
            <text:p>0.000660787578773</text:p>
          </table:table-cell>
          <table:table-cell table:style-name="ce10" office:value-type="float" office:value="859" calcext:value-type="float">
            <text:p>859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2 HO2 &lt;=&gt; H2O2 + O2_P_6</text:p>
          </table:table-cell>
          <table:table-cell table:style-name="ce10" office:value-type="float" office:value="-0.0200372308877683" calcext:value-type="float">
            <text:p>-0.020037230887768</text:p>
          </table:table-cell>
          <table:table-cell table:style-name="ce10" office:value-type="float" office:value="860" calcext:value-type="float">
            <text:p>860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HO2 + OH &lt;=&gt; H2O + O2_P_0</text:p>
          </table:table-cell>
          <table:table-cell table:style-name="ce11" office:value-type="float" office:value="-1.03524732201037" calcext:value-type="float">
            <text:p>-1.03524732201037</text:p>
          </table:table-cell>
          <table:table-cell table:style-name="ce11" office:value-type="float" office:value="861" calcext:value-type="float">
            <text:p>86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ix_param_fit_2</text:p>
          </table:table-cell>
        </table:table-row>
        <table:table-row table:style-name="ro1">
          <table:table-cell office:value-type="string" calcext:value-type="string">
            <text:p>HO2 + OH &lt;=&gt; H2O + O2_P_1</text:p>
          </table:table-cell>
          <table:table-cell office:value-type="float" office:value="0.00111688211500366" calcext:value-type="float">
            <text:p>0.001116882115004</text:p>
          </table:table-cell>
          <table:table-cell office:value-type="float" office:value="862" calcext:value-type="float">
            <text:p>86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2</text:p>
          </table:table-cell>
          <table:table-cell office:value-type="float" office:value="0.00767474867765608" calcext:value-type="float">
            <text:p>0.007674748677656</text:p>
          </table:table-cell>
          <table:table-cell office:value-type="float" office:value="863" calcext:value-type="float">
            <text:p>86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3</text:p>
          </table:table-cell>
          <table:table-cell office:value-type="float" office:value="0.00613225541699855" calcext:value-type="float">
            <text:p>0.006132255416999</text:p>
          </table:table-cell>
          <table:table-cell office:value-type="float" office:value="864" calcext:value-type="float">
            <text:p>86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4</text:p>
          </table:table-cell>
          <table:table-cell office:value-type="float" office:value="0.0173668168382062" calcext:value-type="float">
            <text:p>0.017366816838206</text:p>
          </table:table-cell>
          <table:table-cell office:value-type="float" office:value="865" calcext:value-type="float">
            <text:p>86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5</text:p>
          </table:table-cell>
          <table:table-cell office:value-type="float" office:value="0.0956328976529496" calcext:value-type="float">
            <text:p>0.09563289765295</text:p>
          </table:table-cell>
          <table:table-cell office:value-type="float" office:value="866" calcext:value-type="float">
            <text:p>86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6</text:p>
          </table:table-cell>
          <table:table-cell office:value-type="float" office:value="-0.0330343625535313" calcext:value-type="float">
            <text:p>-0.033034362553531</text:p>
          </table:table-cell>
          <table:table-cell office:value-type="float" office:value="867" calcext:value-type="float">
            <text:p>86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7</text:p>
          </table:table-cell>
          <table:table-cell office:value-type="float" office:value="-0.0322678593885421" calcext:value-type="float">
            <text:p>-0.032267859388542</text:p>
          </table:table-cell>
          <table:table-cell office:value-type="float" office:value="868" calcext:value-type="float">
            <text:p>86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8</text:p>
          </table:table-cell>
          <table:table-cell office:value-type="float" office:value="0.000172036041645176" calcext:value-type="float">
            <text:p>0.000172036041645</text:p>
          </table:table-cell>
          <table:table-cell office:value-type="float" office:value="869" calcext:value-type="float">
            <text:p>869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9</text:p>
          </table:table-cell>
          <table:table-cell office:value-type="float" office:value="0.00207446424292127" calcext:value-type="float">
            <text:p>0.002074464242921</text:p>
          </table:table-cell>
          <table:table-cell office:value-type="float" office:value="870" calcext:value-type="float">
            <text:p>87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10</text:p>
          </table:table-cell>
          <table:table-cell office:value-type="float" office:value="-0.000432520013629833" calcext:value-type="float">
            <text:p>-0.00043252001363</text:p>
          </table:table-cell>
          <table:table-cell office:value-type="float" office:value="871" calcext:value-type="float">
            <text:p>87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11</text:p>
          </table:table-cell>
          <table:table-cell office:value-type="float" office:value="0.00168990882616941" calcext:value-type="float">
            <text:p>0.001689908826169</text:p>
          </table:table-cell>
          <table:table-cell office:value-type="float" office:value="872" calcext:value-type="float">
            <text:p>87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 + OH &lt;=&gt; H2O + O2_P_12</text:p>
          </table:table-cell>
          <table:table-cell office:value-type="float" office:value="0.296220406465926" calcext:value-type="float">
            <text:p>0.296220406465926</text:p>
          </table:table-cell>
          <table:table-cell office:value-type="float" office:value="873" calcext:value-type="float">
            <text:p>87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2 OH &lt;=&gt; H2O + O_P_0</text:p>
          </table:table-cell>
          <table:table-cell table:style-name="ce13" office:value-type="float" office:value="-1.55875504268326" calcext:value-type="float">
            <text:p>-1.55875504268326</text:p>
          </table:table-cell>
          <table:table-cell table:style-name="ce13" office:value-type="float" office:value="874" calcext:value-type="float">
            <text:p>874</text:p>
          </table:table-cell>
          <table:table-cell table:style-name="ce13" office:value-type="float" office:value="28" calcext:value-type="float">
            <text:p>28</text:p>
          </table:table-cell>
          <table:table-cell/>
          <table:table-cell office:value-type="string" calcext:value-type="string">
            <text:p>six_param_fit_3</text:p>
          </table:table-cell>
        </table:table-row>
        <table:table-row table:style-name="ro1">
          <table:table-cell table:style-name="ce13" office:value-type="string" calcext:value-type="string">
            <text:p>2 OH &lt;=&gt; H2O + O_P_1</text:p>
          </table:table-cell>
          <table:table-cell table:style-name="ce13" office:value-type="float" office:value="-0.000471297029172866" calcext:value-type="float">
            <text:p>-0.000471297029173</text:p>
          </table:table-cell>
          <table:table-cell table:style-name="ce13" office:value-type="float" office:value="875" calcext:value-type="float">
            <text:p>875</text:p>
          </table:table-cell>
          <table:table-cell table:style-name="ce13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2 OH &lt;=&gt; H2O + O_P_2</text:p>
          </table:table-cell>
          <table:table-cell table:style-name="ce13" office:value-type="float" office:value="-0.00635277421727975" calcext:value-type="float">
            <text:p>-0.00635277421728</text:p>
          </table:table-cell>
          <table:table-cell table:style-name="ce13" office:value-type="float" office:value="876" calcext:value-type="float">
            <text:p>876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2 OH &lt;=&gt; H2O + O_P_3</text:p>
          </table:table-cell>
          <table:table-cell table:style-name="ce13" office:value-type="float" office:value="0.000206532864250651" calcext:value-type="float">
            <text:p>0.000206532864251</text:p>
          </table:table-cell>
          <table:table-cell table:style-name="ce13" office:value-type="float" office:value="877" calcext:value-type="float">
            <text:p>877</text:p>
          </table:table-cell>
          <table:table-cell table:style-name="ce13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2 OH &lt;=&gt; H2O + O_P_4</text:p>
          </table:table-cell>
          <table:table-cell table:style-name="ce13" office:value-type="float" office:value="-0.00274223097816449" calcext:value-type="float">
            <text:p>-0.002742230978165</text:p>
          </table:table-cell>
          <table:table-cell table:style-name="ce13" office:value-type="float" office:value="878" calcext:value-type="float">
            <text:p>878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2 OH &lt;=&gt; H2O + O_P_5</text:p>
          </table:table-cell>
          <table:table-cell table:style-name="ce13" office:value-type="float" office:value="-0.0446661121849549" calcext:value-type="float">
            <text:p>-0.044666112184955</text:p>
          </table:table-cell>
          <table:table-cell table:style-name="ce13" office:value-type="float" office:value="879" calcext:value-type="float">
            <text:p>879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2 OH &lt;=&gt; H2O + O_P_6</text:p>
          </table:table-cell>
          <table:table-cell table:style-name="ce13" office:value-type="float" office:value="-0.151222902882797" calcext:value-type="float">
            <text:p>-0.151222902882797</text:p>
          </table:table-cell>
          <table:table-cell table:style-name="ce13" office:value-type="float" office:value="880" calcext:value-type="float">
            <text:p>880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2 OH &lt;=&gt; H2O + O_P_7</text:p>
          </table:table-cell>
          <table:table-cell table:style-name="ce13" office:value-type="float" office:value="0.000188320897556951" calcext:value-type="float">
            <text:p>0.000188320897557</text:p>
          </table:table-cell>
          <table:table-cell table:style-name="ce13" office:value-type="float" office:value="881" calcext:value-type="float">
            <text:p>881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2 OH &lt;=&gt; H2O + O_P_8</text:p>
          </table:table-cell>
          <table:table-cell table:style-name="ce13" office:value-type="float" office:value="0.00135743248200702" calcext:value-type="float">
            <text:p>0.001357432482007</text:p>
          </table:table-cell>
          <table:table-cell table:style-name="ce13" office:value-type="float" office:value="882" calcext:value-type="float">
            <text:p>882</text:p>
          </table:table-cell>
          <table:table-cell table:style-name="ce13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2 OH &lt;=&gt; H2O + O_P_9</text:p>
          </table:table-cell>
          <table:table-cell table:style-name="ce13" office:value-type="float" office:value="0.00152891259809105" calcext:value-type="float">
            <text:p>0.001528912598091</text:p>
          </table:table-cell>
          <table:table-cell table:style-name="ce13" office:value-type="float" office:value="883" calcext:value-type="float">
            <text:p>883</text:p>
          </table:table-cell>
          <table:table-cell table:style-name="ce13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CH3 + HO2 &lt;=&gt; CH4 + O2_P_0</text:p>
          </table:table-cell>
          <table:table-cell table:style-name="ce14" office:value-type="float" office:value="0.173801464829522" calcext:value-type="float">
            <text:p>0.173801464829522</text:p>
          </table:table-cell>
          <table:table-cell table:style-name="ce14" office:value-type="float" office:value="884" calcext:value-type="float">
            <text:p>884</text:p>
          </table:table-cell>
          <table:table-cell table:style-name="ce14" office:value-type="float" office:value="38" calcext:value-type="float">
            <text:p>38</text:p>
          </table:table-cell>
          <table:table-cell/>
          <table:table-cell office:value-type="string" calcext:value-type="string">
            <text:p>six_param_fit_4</text:p>
          </table:table-cell>
        </table:table-row>
        <table:table-row table:style-name="ro1">
          <table:table-cell table:style-name="ce14" office:value-type="string" calcext:value-type="string">
            <text:p>CH3 + HO2 &lt;=&gt; CH4 + O2_P_1</text:p>
          </table:table-cell>
          <table:table-cell table:style-name="ce14" office:value-type="float" office:value="0.0121449100641943" calcext:value-type="float">
            <text:p>0.012144910064194</text:p>
          </table:table-cell>
          <table:table-cell table:style-name="ce14" office:value-type="float" office:value="885" calcext:value-type="float">
            <text:p>885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CH3 + HO2 &lt;=&gt; CH4 + O2_P_2</text:p>
          </table:table-cell>
          <table:table-cell table:style-name="ce14" office:value-type="float" office:value="-0.065238559309736" calcext:value-type="float">
            <text:p>-0.065238559309736</text:p>
          </table:table-cell>
          <table:table-cell table:style-name="ce14" office:value-type="float" office:value="886" calcext:value-type="float">
            <text:p>886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H3 + HO2 &lt;=&gt; CH3O + OH_P_0</text:p>
          </table:table-cell>
          <table:table-cell table:style-name="ce15" office:value-type="float" office:value="-0.0942949691827591" calcext:value-type="float">
            <text:p>-0.094294969182759</text:p>
          </table:table-cell>
          <table:table-cell table:style-name="ce15" office:value-type="float" office:value="887" calcext:value-type="float">
            <text:p>887</text:p>
          </table:table-cell>
          <table:table-cell table:style-name="ce15" office:value-type="float" office:value="41" calcext:value-type="float">
            <text:p>41</text:p>
          </table:table-cell>
          <table:table-cell/>
          <table:table-cell office:value-type="string" calcext:value-type="string">
            <text:p>six_param_fit_5</text:p>
          </table:table-cell>
        </table:table-row>
        <table:table-row table:style-name="ro1">
          <table:table-cell table:style-name="ce15" office:value-type="string" calcext:value-type="string">
            <text:p>CH3 + HO2 &lt;=&gt; CH3O + OH_P_1</text:p>
          </table:table-cell>
          <table:table-cell table:style-name="ce15" office:value-type="float" office:value="-0.223514026113311" calcext:value-type="float">
            <text:p>-0.223514026113311</text:p>
          </table:table-cell>
          <table:table-cell table:style-name="ce15" office:value-type="float" office:value="888" calcext:value-type="float">
            <text:p>888</text:p>
          </table:table-cell>
          <table:table-cell table:style-name="ce15" office:value-type="float" office:value="42" calcext:value-type="float">
            <text:p>42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column table:style-name="co2" table:number-columns-repeated="7" table:default-cell-style-name="ce18"/>
        <table:table-column table:style-name="co2" table:default-cell-style-name="ce19"/>
        <table:table-column table:style-name="co2" table:number-columns-repeated="7" table:default-cell-style-name="ce20"/>
        <table:table-column table:style-name="co2" table:number-columns-repeated="13" table:default-cell-style-name="ce21"/>
        <table:table-column table:style-name="co2" table:number-columns-repeated="10" table:default-cell-style-name="ce23"/>
        <table:table-column table:style-name="co2" table:number-columns-repeated="3" table:default-cell-style-name="ce24"/>
        <table:table-column table:style-name="co2" table:default-cell-style-name="ce25"/>
        <table:table-column table:style-name="co2" table:default-cell-style-name="ce15"/>
        <table:table-row table:style-name="ro1">
          <table:table-cell/>
          <table:table-cell table:style-name="ce17" office:value-type="string" calcext:value-type="string">
            <text:p>p0</text:p>
          </table:table-cell>
          <table:table-cell table:style-name="ce17" office:value-type="string" calcext:value-type="string">
            <text:p>p1</text:p>
          </table:table-cell>
          <table:table-cell table:style-name="ce17" office:value-type="string" calcext:value-type="string">
            <text:p>p2</text:p>
          </table:table-cell>
          <table:table-cell table:style-name="ce17" office:value-type="string" calcext:value-type="string">
            <text:p>p3</text:p>
          </table:table-cell>
          <table:table-cell table:style-name="ce17" office:value-type="string" calcext:value-type="string">
            <text:p>p4</text:p>
          </table:table-cell>
          <table:table-cell table:style-name="ce17" office:value-type="string" calcext:value-type="string">
            <text:p>p5</text:p>
          </table:table-cell>
          <table:table-cell table:style-name="ce17" office:value-type="string" calcext:value-type="string">
            <text:p>p6</text:p>
          </table:table-cell>
          <table:table-cell table:style-name="ce1" office:value-type="string" calcext:value-type="string">
            <text:p>p7</text:p>
          </table:table-cell>
          <table:table-cell table:style-name="ce16" office:value-type="string" calcext:value-type="string">
            <text:p>p8</text:p>
          </table:table-cell>
          <table:table-cell table:style-name="ce16" office:value-type="string" calcext:value-type="string">
            <text:p>p9</text:p>
          </table:table-cell>
          <table:table-cell table:style-name="ce16" office:value-type="string" calcext:value-type="string">
            <text:p>p10</text:p>
          </table:table-cell>
          <table:table-cell table:style-name="ce16" office:value-type="string" calcext:value-type="string">
            <text:p>p11</text:p>
          </table:table-cell>
          <table:table-cell table:style-name="ce16" office:value-type="string" calcext:value-type="string">
            <text:p>p12</text:p>
          </table:table-cell>
          <table:table-cell table:style-name="ce16" office:value-type="string" calcext:value-type="string">
            <text:p>p13</text:p>
          </table:table-cell>
          <table:table-cell table:style-name="ce16" office:value-type="string" calcext:value-type="string">
            <text:p>p14</text:p>
          </table:table-cell>
          <table:table-cell table:style-name="ce12" office:value-type="string" calcext:value-type="string">
            <text:p>p15</text:p>
          </table:table-cell>
          <table:table-cell table:style-name="ce12" office:value-type="string" calcext:value-type="string">
            <text:p>p16</text:p>
          </table:table-cell>
          <table:table-cell table:style-name="ce12" office:value-type="string" calcext:value-type="string">
            <text:p>p17</text:p>
          </table:table-cell>
          <table:table-cell table:style-name="ce12" office:value-type="string" calcext:value-type="string">
            <text:p>p18</text:p>
          </table:table-cell>
          <table:table-cell table:style-name="ce12" office:value-type="string" calcext:value-type="string">
            <text:p>p19</text:p>
          </table:table-cell>
          <table:table-cell table:style-name="ce12" office:value-type="string" calcext:value-type="string">
            <text:p>p20</text:p>
          </table:table-cell>
          <table:table-cell table:style-name="ce12" office:value-type="string" calcext:value-type="string">
            <text:p>p21</text:p>
          </table:table-cell>
          <table:table-cell table:style-name="ce12" office:value-type="string" calcext:value-type="string">
            <text:p>p22</text:p>
          </table:table-cell>
          <table:table-cell table:style-name="ce12" office:value-type="string" calcext:value-type="string">
            <text:p>p23</text:p>
          </table:table-cell>
          <table:table-cell table:style-name="ce12" office:value-type="string" calcext:value-type="string">
            <text:p>P24</text:p>
          </table:table-cell>
          <table:table-cell table:style-name="ce12" office:value-type="string" calcext:value-type="string">
            <text:p>p25</text:p>
          </table:table-cell>
          <table:table-cell table:style-name="ce12" office:value-type="string" calcext:value-type="string">
            <text:p>p26</text:p>
          </table:table-cell>
          <table:table-cell table:style-name="ce12" office:value-type="string" calcext:value-type="string">
            <text:p>p27</text:p>
          </table:table-cell>
          <table:table-cell table:style-name="ce13" office:value-type="string" calcext:value-type="string">
            <text:p>p28</text:p>
          </table:table-cell>
          <table:table-cell table:style-name="ce13" office:value-type="string" calcext:value-type="string">
            <text:p>p29</text:p>
          </table:table-cell>
          <table:table-cell table:style-name="ce13" office:value-type="string" calcext:value-type="string">
            <text:p>p30</text:p>
          </table:table-cell>
          <table:table-cell table:style-name="ce13" office:value-type="string" calcext:value-type="string">
            <text:p>p31</text:p>
          </table:table-cell>
          <table:table-cell table:style-name="ce13" office:value-type="string" calcext:value-type="string">
            <text:p>p32</text:p>
          </table:table-cell>
          <table:table-cell table:style-name="ce13" office:value-type="string" calcext:value-type="string">
            <text:p>p33</text:p>
          </table:table-cell>
          <table:table-cell table:style-name="ce13" office:value-type="string" calcext:value-type="string">
            <text:p>p34</text:p>
          </table:table-cell>
          <table:table-cell table:style-name="ce13" office:value-type="string" calcext:value-type="string">
            <text:p>p35</text:p>
          </table:table-cell>
          <table:table-cell table:style-name="ce13" office:value-type="string" calcext:value-type="string">
            <text:p>p36</text:p>
          </table:table-cell>
          <table:table-cell table:style-name="ce13" office:value-type="string" calcext:value-type="string">
            <text:p>p37</text:p>
          </table:table-cell>
          <table:table-cell table:style-name="ce14" office:value-type="string" calcext:value-type="string">
            <text:p>p38</text:p>
          </table:table-cell>
          <table:table-cell table:style-name="ce14" office:value-type="string" calcext:value-type="string">
            <text:p>p39</text:p>
          </table:table-cell>
          <table:table-cell table:style-name="ce14" office:value-type="string" calcext:value-type="string">
            <text:p>p40</text:p>
          </table:table-cell>
          <table:table-cell table:style-name="ce15" office:value-type="string" calcext:value-type="string">
            <text:p>p41</text:p>
          </table:table-cell>
          <table:table-cell office:value-type="string" calcext:value-type="string">
            <text:p>p42</text:p>
          </table:table-cell>
        </table:table-row>
        <table:table-row table:style-name="ro1">
          <table:table-cell office:value-type="string" calcext:value-type="string">
            <text:p>alpha1</text:p>
          </table:table-cell>
          <table:table-cell office:value-type="float" office:value="-0.367641" calcext:value-type="float">
            <text:p>-3.68E-01</text:p>
          </table:table-cell>
          <table:table-cell office:value-type="float" office:value="-1.09679" calcext:value-type="float">
            <text:p>-1.10E+00</text:p>
          </table:table-cell>
          <table:table-cell office:value-type="float" office:value="-1.00967" calcext:value-type="float">
            <text:p>-1.01E+00</text:p>
          </table:table-cell>
          <table:table-cell office:value-type="float" office:value="-0.0748168" calcext:value-type="float">
            <text:p>-7.48E-02</text:p>
          </table:table-cell>
          <table:table-cell office:value-type="float" office:value="1.3332" calcext:value-type="float">
            <text:p>1.33E+00</text:p>
          </table:table-cell>
          <table:table-cell office:value-type="float" office:value="0.043202" calcext:value-type="float">
            <text:p>4.32E-02</text:p>
          </table:table-cell>
          <table:table-cell office:value-type="float" office:value="0.204659" calcext:value-type="float">
            <text:p>2.05E-01</text:p>
          </table:table-cell>
          <table:table-cell office:value-type="float" office:value="-0.191329" calcext:value-type="float">
            <text:p>-1.91E-01</text:p>
          </table:table-cell>
          <table:table-cell office:value-type="float" office:value="-0.365988" calcext:value-type="float">
            <text:p>-3.66E-01</text:p>
          </table:table-cell>
          <table:table-cell office:value-type="float" office:value="-1.19051" calcext:value-type="float">
            <text:p>-1.19E+00</text:p>
          </table:table-cell>
          <table:table-cell office:value-type="float" office:value="-1.06969" calcext:value-type="float">
            <text:p>-1.07E+00</text:p>
          </table:table-cell>
          <table:table-cell office:value-type="float" office:value="-0.0613818" calcext:value-type="float">
            <text:p>-6.14E-02</text:p>
          </table:table-cell>
          <table:table-cell office:value-type="float" office:value="0.794778" calcext:value-type="float">
            <text:p>7.95E-01</text:p>
          </table:table-cell>
          <table:table-cell office:value-type="float" office:value="0.0123351" calcext:value-type="float">
            <text:p>1.23E-02</text:p>
          </table:table-cell>
          <table:table-cell office:value-type="float" office:value="-0.234404" calcext:value-type="float">
            <text:p>-2.34E-01</text:p>
          </table:table-cell>
          <table:table-cell office:value-type="float" office:value="-0.170197" calcext:value-type="float">
            <text:p>-1.70E-01</text:p>
          </table:table-cell>
          <table:table-cell office:value-type="float" office:value="-0.759082" calcext:value-type="float">
            <text:p>-7.59E-01</text:p>
          </table:table-cell>
          <table:table-cell office:value-type="float" office:value="-0.631764" calcext:value-type="float">
            <text:p>-6.32E-01</text:p>
          </table:table-cell>
          <table:table-cell office:value-type="float" office:value="-0.0591293" calcext:value-type="float">
            <text:p>-5.91E-02</text:p>
          </table:table-cell>
          <table:table-cell office:value-type="float" office:value="0.152528" calcext:value-type="float">
            <text:p>1.53E-01</text:p>
          </table:table-cell>
          <table:table-cell office:value-type="float" office:value="0.0277761" calcext:value-type="float">
            <text:p>2.78E-02</text:p>
          </table:table-cell>
          <table:table-cell office:value-type="float" office:value="-0.183636" calcext:value-type="float">
            <text:p>-1.84E-01</text:p>
          </table:table-cell>
          <table:table-cell office:value-type="float" office:value="-0.0202465" calcext:value-type="float">
            <text:p>-2.02E-02</text:p>
          </table:table-cell>
          <table:table-cell office:value-type="float" office:value="-0.0809862" calcext:value-type="float">
            <text:p>-8.10E-02</text:p>
          </table:table-cell>
          <table:table-cell office:value-type="float" office:value="-0.064621" calcext:value-type="float">
            <text:p>-6.46E-02</text:p>
          </table:table-cell>
          <table:table-cell office:value-type="float" office:value="-0.00363764" calcext:value-type="float">
            <text:p>-3.64E-03</text:p>
          </table:table-cell>
          <table:table-cell office:value-type="float" office:value="-0.019004" calcext:value-type="float">
            <text:p>-1.90E-02</text:p>
          </table:table-cell>
          <table:table-cell office:value-type="float" office:value="0.096656" calcext:value-type="float">
            <text:p>9.67E-02</text:p>
          </table:table-cell>
          <table:table-cell office:value-type="float" office:value="-0.439357" calcext:value-type="float">
            <text:p>-4.39E-01</text:p>
          </table:table-cell>
          <table:table-cell office:value-type="float" office:value="-0.519232" calcext:value-type="float">
            <text:p>-5.19E-01</text:p>
          </table:table-cell>
          <table:table-cell office:value-type="float" office:value="-0.428924" calcext:value-type="float">
            <text:p>-4.29E-01</text:p>
          </table:table-cell>
          <table:table-cell office:value-type="float" office:value="-0.0444785" calcext:value-type="float">
            <text:p>-4.45E-02</text:p>
          </table:table-cell>
          <table:table-cell office:value-type="float" office:value="0.856073" calcext:value-type="float">
            <text:p>8.56E-01</text:p>
          </table:table-cell>
          <table:table-cell office:value-type="float" office:value="0.093501" calcext:value-type="float">
            <text:p>9.35E-02</text:p>
          </table:table-cell>
          <table:table-cell office:value-type="float" office:value="-0.0101332" calcext:value-type="float">
            <text:p>-1.01E-02</text:p>
          </table:table-cell>
          <table:table-cell office:value-type="float" office:value="-0.0740653" calcext:value-type="float">
            <text:p>-7.41E-02</text:p>
          </table:table-cell>
          <table:table-cell office:value-type="float" office:value="-0.060514" calcext:value-type="float">
            <text:p>-6.05E-02</text:p>
          </table:table-cell>
          <table:table-cell office:value-type="float" office:value="-0.0112467" calcext:value-type="float">
            <text:p>-1.12E-02</text:p>
          </table:table-cell>
          <table:table-cell office:value-type="float" office:value="-0.592541" calcext:value-type="float">
            <text:p>-5.93E-01</text:p>
          </table:table-cell>
          <table:table-cell office:value-type="float" office:value="-0.855338" calcext:value-type="float">
            <text:p>-8.55E-01</text:p>
          </table:table-cell>
          <table:table-cell office:value-type="float" office:value="0.0396212" calcext:value-type="float">
            <text:p>3.96E-02</text:p>
          </table:table-cell>
          <table:table-cell office:value-type="float" office:value="0.42944" calcext:value-type="float">
            <text:p>4.29E-01</text:p>
          </table:table-cell>
          <table:table-cell office:value-type="float" office:value="0.0392473" calcext:value-type="float">
            <text:p>0.0392473</text:p>
          </table:table-cell>
        </table:table-row>
        <table:table-row table:style-name="ro1">
          <table:table-cell office:value-type="string" calcext:value-type="string">
            <text:p>alpha2</text:p>
          </table:table-cell>
          <table:table-cell office:value-type="float" office:value="0.194411" calcext:value-type="float">
            <text:p>1.94E-01</text:p>
          </table:table-cell>
          <table:table-cell office:value-type="float" office:value="-0.412086" calcext:value-type="float">
            <text:p>-4.12E-01</text:p>
          </table:table-cell>
          <table:table-cell office:value-type="float" office:value="-0.359966" calcext:value-type="float">
            <text:p>-3.60E-01</text:p>
          </table:table-cell>
          <table:table-cell office:value-type="float" office:value="-0.109587" calcext:value-type="float">
            <text:p>-1.10E-01</text:p>
          </table:table-cell>
          <table:table-cell office:value-type="float" office:value="-1.13548" calcext:value-type="float">
            <text:p>-1.14E+00</text:p>
          </table:table-cell>
          <table:table-cell office:value-type="float" office:value="-0.045034" calcext:value-type="float">
            <text:p>-4.50E-02</text:p>
          </table:table-cell>
          <table:table-cell office:value-type="float" office:value="-0.0581924" calcext:value-type="float">
            <text:p>-5.82E-02</text:p>
          </table:table-cell>
          <table:table-cell office:value-type="float" office:value="0.0900752" calcext:value-type="float">
            <text:p>9.01E-02</text:p>
          </table:table-cell>
          <table:table-cell office:value-type="float" office:value="0.192577" calcext:value-type="float">
            <text:p>1.93E-01</text:p>
          </table:table-cell>
          <table:table-cell office:value-type="float" office:value="-0.342051" calcext:value-type="float">
            <text:p>-3.42E-01</text:p>
          </table:table-cell>
          <table:table-cell office:value-type="float" office:value="-0.314931" calcext:value-type="float">
            <text:p>-3.15E-01</text:p>
          </table:table-cell>
          <table:table-cell office:value-type="float" office:value="-0.0949283" calcext:value-type="float">
            <text:p>-9.49E-02</text:p>
          </table:table-cell>
          <table:table-cell office:value-type="float" office:value="-0.639239" calcext:value-type="float">
            <text:p>-6.39E-01</text:p>
          </table:table-cell>
          <table:table-cell office:value-type="float" office:value="-0.0116733" calcext:value-type="float">
            <text:p>-1.17E-02</text:p>
          </table:table-cell>
          <table:table-cell office:value-type="float" office:value="-0.00960218" calcext:value-type="float">
            <text:p>-9.60E-03</text:p>
          </table:table-cell>
          <table:table-cell office:value-type="float" office:value="0.0383859" calcext:value-type="float">
            <text:p>3.84E-02</text:p>
          </table:table-cell>
          <table:table-cell office:value-type="float" office:value="-0.249212" calcext:value-type="float">
            <text:p>-2.49E-01</text:p>
          </table:table-cell>
          <table:table-cell office:value-type="float" office:value="-0.216135" calcext:value-type="float">
            <text:p>-2.16E-01</text:p>
          </table:table-cell>
          <table:table-cell office:value-type="float" office:value="-0.0735897" calcext:value-type="float">
            <text:p>-7.36E-02</text:p>
          </table:table-cell>
          <table:table-cell office:value-type="float" office:value="-0.0691902" calcext:value-type="float">
            <text:p>-6.92E-02</text:p>
          </table:table-cell>
          <table:table-cell office:value-type="float" office:value="-0.0117661" calcext:value-type="float">
            <text:p>-1.18E-02</text:p>
          </table:table-cell>
          <table:table-cell office:value-type="float" office:value="0.0368114" calcext:value-type="float">
            <text:p>3.68E-02</text:p>
          </table:table-cell>
          <table:table-cell office:value-type="float" office:value="0.00216957" calcext:value-type="float">
            <text:p>2.17E-03</text:p>
          </table:table-cell>
          <table:table-cell office:value-type="float" office:value="-0.0770474" calcext:value-type="float">
            <text:p>-7.70E-02</text:p>
          </table:table-cell>
          <table:table-cell office:value-type="float" office:value="-0.047231" calcext:value-type="float">
            <text:p>-4.72E-02</text:p>
          </table:table-cell>
          <table:table-cell office:value-type="float" office:value="-0.00632325" calcext:value-type="float">
            <text:p>-6.32E-03</text:p>
          </table:table-cell>
          <table:table-cell office:value-type="float" office:value="-0.00717293" calcext:value-type="float">
            <text:p>-7.17E-03</text:p>
          </table:table-cell>
          <table:table-cell office:value-type="float" office:value="-0.0657607" calcext:value-type="float">
            <text:p>-6.58E-02</text:p>
          </table:table-cell>
          <table:table-cell office:value-type="float" office:value="0.318699" calcext:value-type="float">
            <text:p>3.19E-01</text:p>
          </table:table-cell>
          <table:table-cell office:value-type="float" office:value="-0.50925" calcext:value-type="float">
            <text:p>-5.09E-01</text:p>
          </table:table-cell>
          <table:table-cell office:value-type="float" office:value="-0.348722" calcext:value-type="float">
            <text:p>-3.49E-01</text:p>
          </table:table-cell>
          <table:table-cell office:value-type="float" office:value="-0.072634" calcext:value-type="float">
            <text:p>-7.26E-02</text:p>
          </table:table-cell>
          <table:table-cell office:value-type="float" office:value="-0.880383" calcext:value-type="float">
            <text:p>-8.80E-01</text:p>
          </table:table-cell>
          <table:table-cell office:value-type="float" office:value="-0.11826" calcext:value-type="float">
            <text:p>-1.18E-01</text:p>
          </table:table-cell>
          <table:table-cell office:value-type="float" office:value="-0.0140979" calcext:value-type="float">
            <text:p>-1.41E-02</text:p>
          </table:table-cell>
          <table:table-cell office:value-type="float" office:value="-0.132102" calcext:value-type="float">
            <text:p>-1.32E-01</text:p>
          </table:table-cell>
          <table:table-cell office:value-type="float" office:value="-0.105776" calcext:value-type="float">
            <text:p>-1.06E-01</text:p>
          </table:table-cell>
          <table:table-cell office:value-type="float" office:value="-0.0209894" calcext:value-type="float">
            <text:p>-2.10E-02</text:p>
          </table:table-cell>
          <table:table-cell office:value-type="float" office:value="0.501369" calcext:value-type="float">
            <text:p>5.01E-01</text:p>
          </table:table-cell>
          <table:table-cell office:value-type="float" office:value="-0.618503" calcext:value-type="float">
            <text:p>-6.19E-01</text:p>
          </table:table-cell>
          <table:table-cell office:value-type="float" office:value="0.0423882" calcext:value-type="float">
            <text:p>4.24E-02</text:p>
          </table:table-cell>
          <table:table-cell office:value-type="float" office:value="0.00364184" calcext:value-type="float">
            <text:p>3.64E-03</text:p>
          </table:table-cell>
          <table:table-cell office:value-type="float" office:value="0.042894" calcext:value-type="float">
            <text:p>0.042894</text:p>
          </table:table-cell>
        </table:table-row>
        <table:table-row table:style-name="ro1">
          <table:table-cell office:value-type="string" calcext:value-type="string">
            <text:p>alpha3</text:p>
          </table:table-cell>
          <table:table-cell office:value-type="float" office:value="0.0756691" calcext:value-type="float">
            <text:p>7.57E-02</text:p>
          </table:table-cell>
          <table:table-cell office:value-type="float" office:value="-0.17901" calcext:value-type="float">
            <text:p>-1.79E-01</text:p>
          </table:table-cell>
          <table:table-cell office:value-type="float" office:value="-0.143419" calcext:value-type="float">
            <text:p>-1.43E-01</text:p>
          </table:table-cell>
          <table:table-cell office:value-type="float" office:value="-0.0632634" calcext:value-type="float">
            <text:p>-6.33E-02</text:p>
          </table:table-cell>
          <table:table-cell office:value-type="float" office:value="-0.235311" calcext:value-type="float">
            <text:p>-2.35E-01</text:p>
          </table:table-cell>
          <table:table-cell office:value-type="float" office:value="-0.0034831" calcext:value-type="float">
            <text:p>-3.48E-03</text:p>
          </table:table-cell>
          <table:table-cell office:value-type="float" office:value="-0.0138653" calcext:value-type="float">
            <text:p>-1.39E-02</text:p>
          </table:table-cell>
          <table:table-cell office:value-type="float" office:value="0.0375594" calcext:value-type="float">
            <text:p>3.76E-02</text:p>
          </table:table-cell>
          <table:table-cell office:value-type="float" office:value="0.0732901" calcext:value-type="float">
            <text:p>7.33E-02</text:p>
          </table:table-cell>
          <table:table-cell office:value-type="float" office:value="-0.152057" calcext:value-type="float">
            <text:p>-1.52E-01</text:p>
          </table:table-cell>
          <table:table-cell office:value-type="float" office:value="-0.13078" calcext:value-type="float">
            <text:p>-1.31E-01</text:p>
          </table:table-cell>
          <table:table-cell office:value-type="float" office:value="-0.0599393" calcext:value-type="float">
            <text:p>-5.99E-02</text:p>
          </table:table-cell>
          <table:table-cell office:value-type="float" office:value="-0.156193" calcext:value-type="float">
            <text:p>-1.56E-01</text:p>
          </table:table-cell>
          <table:table-cell office:value-type="float" office:value="-0.0018076" calcext:value-type="float">
            <text:p>-1.81E-03</text:p>
          </table:table-cell>
          <table:table-cell office:value-type="float" office:value="0.00500186" calcext:value-type="float">
            <text:p>5.00E-03</text:p>
          </table:table-cell>
          <table:table-cell office:value-type="float" office:value="0.0425996" calcext:value-type="float">
            <text:p>4.26E-02</text:p>
          </table:table-cell>
          <table:table-cell office:value-type="float" office:value="-0.0266662" calcext:value-type="float">
            <text:p>-2.67E-02</text:p>
          </table:table-cell>
          <table:table-cell office:value-type="float" office:value="-0.0363132" calcext:value-type="float">
            <text:p>-3.63E-02</text:p>
          </table:table-cell>
          <table:table-cell office:value-type="float" office:value="-0.0399378" calcext:value-type="float">
            <text:p>-3.99E-02</text:p>
          </table:table-cell>
          <table:table-cell office:value-type="float" office:value="-0.0499358" calcext:value-type="float">
            <text:p>-4.99E-02</text:p>
          </table:table-cell>
          <table:table-cell office:value-type="float" office:value="-0.00815383" calcext:value-type="float">
            <text:p>-8.15E-03</text:p>
          </table:table-cell>
          <table:table-cell office:value-type="float" office:value="0.0298122" calcext:value-type="float">
            <text:p>2.98E-02</text:p>
          </table:table-cell>
          <table:table-cell office:value-type="float" office:value="0.00460485" calcext:value-type="float">
            <text:p>4.60E-03</text:p>
          </table:table-cell>
          <table:table-cell office:value-type="float" office:value="-0.0375784" calcext:value-type="float">
            <text:p>-3.76E-02</text:p>
          </table:table-cell>
          <table:table-cell office:value-type="float" office:value="-0.0171895" calcext:value-type="float">
            <text:p>-1.72E-02</text:p>
          </table:table-cell>
          <table:table-cell office:value-type="float" office:value="-0.00453965" calcext:value-type="float">
            <text:p>-4.54E-03</text:p>
          </table:table-cell>
          <table:table-cell office:value-type="float" office:value="-0.00312664" calcext:value-type="float">
            <text:p>-3.13E-03</text:p>
          </table:table-cell>
          <table:table-cell office:value-type="float" office:value="0.00852446" calcext:value-type="float">
            <text:p>8.52E-03</text:p>
          </table:table-cell>
          <table:table-cell office:value-type="float" office:value="0.0631302" calcext:value-type="float">
            <text:p>6.31E-02</text:p>
          </table:table-cell>
          <table:table-cell office:value-type="float" office:value="-0.160291" calcext:value-type="float">
            <text:p>-1.60E-01</text:p>
          </table:table-cell>
          <table:table-cell office:value-type="float" office:value="-0.0489339" calcext:value-type="float">
            <text:p>-4.89E-02</text:p>
          </table:table-cell>
          <table:table-cell office:value-type="float" office:value="-0.0440573" calcext:value-type="float">
            <text:p>-4.41E-02</text:p>
          </table:table-cell>
          <table:table-cell office:value-type="float" office:value="-0.00456385" calcext:value-type="float">
            <text:p>-4.56E-03</text:p>
          </table:table-cell>
          <table:table-cell office:value-type="float" office:value="0.0221125" calcext:value-type="float">
            <text:p>2.21E-02</text:p>
          </table:table-cell>
          <table:table-cell office:value-type="float" office:value="-0.0060197" calcext:value-type="float">
            <text:p>-6.02E-03</text:p>
          </table:table-cell>
          <table:table-cell office:value-type="float" office:value="-0.100033" calcext:value-type="float">
            <text:p>-1.00E-01</text:p>
          </table:table-cell>
          <table:table-cell office:value-type="float" office:value="-0.0783044" calcext:value-type="float">
            <text:p>-7.83E-02</text:p>
          </table:table-cell>
          <table:table-cell office:value-type="float" office:value="-0.0169687" calcext:value-type="float">
            <text:p>-1.70E-02</text:p>
          </table:table-cell>
          <table:table-cell office:value-type="float" office:value="-0.000137579" calcext:value-type="float">
            <text:p>-1.38E-04</text:p>
          </table:table-cell>
          <table:table-cell office:value-type="float" office:value="-0.0487982" calcext:value-type="float">
            <text:p>-4.88E-02</text:p>
          </table:table-cell>
          <table:table-cell office:value-type="float" office:value="0.0204334" calcext:value-type="float">
            <text:p>2.04E-02</text:p>
          </table:table-cell>
          <table:table-cell office:value-type="float" office:value="-0.00566455" calcext:value-type="float">
            <text:p>-5.66E-03</text:p>
          </table:table-cell>
          <table:table-cell office:value-type="float" office:value="0.019955" calcext:value-type="float">
            <text:p>0.019955</text:p>
          </table:table-cell>
        </table:table-row>
        <table:table-row table:style-name="ro1">
          <table:table-cell office:value-type="string" calcext:value-type="string">
            <text:p>alpha4</text:p>
          </table:table-cell>
          <table:table-cell office:value-type="float" office:value="0.0118049" calcext:value-type="float">
            <text:p>1.18E-02</text:p>
          </table:table-cell>
          <table:table-cell office:value-type="float" office:value="-0.0389518" calcext:value-type="float">
            <text:p>-3.90E-02</text:p>
          </table:table-cell>
          <table:table-cell office:value-type="float" office:value="-0.0284794" calcext:value-type="float">
            <text:p>-2.85E-02</text:p>
          </table:table-cell>
          <table:table-cell office:value-type="float" office:value="-0.0266352" calcext:value-type="float">
            <text:p>-2.66E-02</text:p>
          </table:table-cell>
          <table:table-cell office:value-type="float" office:value="0.065824" calcext:value-type="float">
            <text:p>6.58E-02</text:p>
          </table:table-cell>
          <table:table-cell office:value-type="float" office:value="0.00509208" calcext:value-type="float">
            <text:p>5.09E-03</text:p>
          </table:table-cell>
          <table:table-cell office:value-type="float" office:value="-0.00156726" calcext:value-type="float">
            <text:p>-1.57E-03</text:p>
          </table:table-cell>
          <table:table-cell office:value-type="float" office:value="0.00563361" calcext:value-type="float">
            <text:p>5.63E-03</text:p>
          </table:table-cell>
          <table:table-cell office:value-type="float" office:value="0.0139856" calcext:value-type="float">
            <text:p>1.40E-02</text:p>
          </table:table-cell>
          <table:table-cell office:value-type="float" office:value="-0.04367" calcext:value-type="float">
            <text:p>-4.37E-02</text:p>
          </table:table-cell>
          <table:table-cell office:value-type="float" office:value="-0.0322253" calcext:value-type="float">
            <text:p>-3.22E-02</text:p>
          </table:table-cell>
          <table:table-cell office:value-type="float" office:value="-0.0287538" calcext:value-type="float">
            <text:p>-2.88E-02</text:p>
          </table:table-cell>
          <table:table-cell office:value-type="float" office:value="0.0145441" calcext:value-type="float">
            <text:p>1.45E-02</text:p>
          </table:table-cell>
          <table:table-cell office:value-type="float" office:value="0.00085633" calcext:value-type="float">
            <text:p>8.56E-04</text:p>
          </table:table-cell>
          <table:table-cell office:value-type="float" office:value="0.0100085" calcext:value-type="float">
            <text:p>1.00E-02</text:p>
          </table:table-cell>
          <table:table-cell office:value-type="float" office:value="0.0181542" calcext:value-type="float">
            <text:p>1.82E-02</text:p>
          </table:table-cell>
          <table:table-cell office:value-type="float" office:value="0.00803684" calcext:value-type="float">
            <text:p>8.04E-03</text:p>
          </table:table-cell>
          <table:table-cell office:value-type="float" office:value="-0.00184078" calcext:value-type="float">
            <text:p>-1.84E-03</text:p>
          </table:table-cell>
          <table:table-cell office:value-type="float" office:value="-0.0179403" calcext:value-type="float">
            <text:p>-1.79E-02</text:p>
          </table:table-cell>
          <table:table-cell office:value-type="float" office:value="-0.0158887" calcext:value-type="float">
            <text:p>-1.59E-02</text:p>
          </table:table-cell>
          <table:table-cell office:value-type="float" office:value="-0.0023813" calcext:value-type="float">
            <text:p>-2.38E-03</text:p>
          </table:table-cell>
          <table:table-cell office:value-type="float" office:value="0.0172397" calcext:value-type="float">
            <text:p>1.72E-02</text:p>
          </table:table-cell>
          <table:table-cell office:value-type="float" office:value="0.00244098" calcext:value-type="float">
            <text:p>2.44E-03</text:p>
          </table:table-cell>
          <table:table-cell office:value-type="float" office:value="-0.0162206" calcext:value-type="float">
            <text:p>-1.62E-02</text:p>
          </table:table-cell>
          <table:table-cell office:value-type="float" office:value="-0.00468149" calcext:value-type="float">
            <text:p>-4.68E-03</text:p>
          </table:table-cell>
          <table:table-cell office:value-type="float" office:value="-0.00277455" calcext:value-type="float">
            <text:p>-2.77E-03</text:p>
          </table:table-cell>
          <table:table-cell office:value-type="float" office:value="-0.00113559" calcext:value-type="float">
            <text:p>-1.14E-03</text:p>
          </table:table-cell>
          <table:table-cell office:value-type="float" office:value="0.00969419" calcext:value-type="float">
            <text:p>9.69E-03</text:p>
          </table:table-cell>
          <table:table-cell office:value-type="float" office:value="-0.00138635" calcext:value-type="float">
            <text:p>-1.39E-03</text:p>
          </table:table-cell>
          <table:table-cell office:value-type="float" office:value="-0.029858" calcext:value-type="float">
            <text:p>-2.99E-02</text:p>
          </table:table-cell>
          <table:table-cell office:value-type="float" office:value="0.0274745" calcext:value-type="float">
            <text:p>2.75E-02</text:p>
          </table:table-cell>
          <table:table-cell office:value-type="float" office:value="-0.017981" calcext:value-type="float">
            <text:p>-1.80E-02</text:p>
          </table:table-cell>
          <table:table-cell office:value-type="float" office:value="0.0500721" calcext:value-type="float">
            <text:p>5.01E-02</text:p>
          </table:table-cell>
          <table:table-cell office:value-type="float" office:value="0.00429188" calcext:value-type="float">
            <text:p>4.29E-03</text:p>
          </table:table-cell>
          <table:table-cell office:value-type="float" office:value="-0.00043155" calcext:value-type="float">
            <text:p>-4.32E-04</text:p>
          </table:table-cell>
          <table:table-cell office:value-type="float" office:value="-0.0631426" calcext:value-type="float">
            <text:p>-6.31E-02</text:p>
          </table:table-cell>
          <table:table-cell office:value-type="float" office:value="-0.0469539" calcext:value-type="float">
            <text:p>-4.70E-02</text:p>
          </table:table-cell>
          <table:table-cell office:value-type="float" office:value="-0.0119223" calcext:value-type="float">
            <text:p>-1.19E-02</text:p>
          </table:table-cell>
          <table:table-cell office:value-type="float" office:value="-0.0000506195" calcext:value-type="float">
            <text:p>-5.06E-05</text:p>
          </table:table-cell>
          <table:table-cell office:value-type="float" office:value="-0.0179543" calcext:value-type="float">
            <text:p>-1.80E-02</text:p>
          </table:table-cell>
          <table:table-cell office:value-type="float" office:value="0.00751806" calcext:value-type="float">
            <text:p>7.52E-03</text:p>
          </table:table-cell>
          <table:table-cell office:value-type="float" office:value="-0.00208416" calcext:value-type="float">
            <text:p>-2.08E-03</text:p>
          </table:table-cell>
          <table:table-cell office:value-type="float" office:value="0.00734206" calcext:value-type="float">
            <text:p>0.00734206</text:p>
          </table:table-cell>
        </table:table-row>
        <table:table-row table:style-name="ro1">
          <table:table-cell office:value-type="string" calcext:value-type="string">
            <text:p>alpha5</text:p>
          </table:table-cell>
          <table:table-cell office:value-type="float" office:value="-0.00316709" calcext:value-type="float">
            <text:p>-3.17E-03</text:p>
          </table:table-cell>
          <table:table-cell office:value-type="float" office:value="0.0109746" calcext:value-type="float">
            <text:p>1.10E-02</text:p>
          </table:table-cell>
          <table:table-cell office:value-type="float" office:value="0.00197821" calcext:value-type="float">
            <text:p>1.98E-03</text:p>
          </table:table-cell>
          <table:table-cell office:value-type="float" office:value="-0.00621109" calcext:value-type="float">
            <text:p>-6.21E-03</text:p>
          </table:table-cell>
          <table:table-cell office:value-type="float" office:value="0.0406513" calcext:value-type="float">
            <text:p>4.07E-02</text:p>
          </table:table-cell>
          <table:table-cell office:value-type="float" office:value="0.00128824" calcext:value-type="float">
            <text:p>1.29E-03</text:p>
          </table:table-cell>
          <table:table-cell office:value-type="float" office:value="-0.00240533" calcext:value-type="float">
            <text:p>-2.41E-03</text:p>
          </table:table-cell>
          <table:table-cell office:value-type="float" office:value="0.000515992" calcext:value-type="float">
            <text:p>5.16E-04</text:p>
          </table:table-cell>
          <table:table-cell office:value-type="float" office:value="-0.00251748" calcext:value-type="float">
            <text:p>-2.52E-03</text:p>
          </table:table-cell>
          <table:table-cell office:value-type="float" office:value="0.00542189" calcext:value-type="float">
            <text:p>5.42E-03</text:p>
          </table:table-cell>
          <table:table-cell office:value-type="float" office:value="0.000707859" calcext:value-type="float">
            <text:p>7.08E-04</text:p>
          </table:table-cell>
          <table:table-cell office:value-type="float" office:value="-0.00892683" calcext:value-type="float">
            <text:p>-8.93E-03</text:p>
          </table:table-cell>
          <table:table-cell office:value-type="float" office:value="0.0259903" calcext:value-type="float">
            <text:p>2.60E-02</text:p>
          </table:table-cell>
          <table:table-cell office:value-type="float" office:value="0.00051578" calcext:value-type="float">
            <text:p>5.16E-04</text:p>
          </table:table-cell>
          <table:table-cell office:value-type="float" office:value="0.00906738" calcext:value-type="float">
            <text:p>9.07E-03</text:p>
          </table:table-cell>
          <table:table-cell office:value-type="float" office:value="0.00431866" calcext:value-type="float">
            <text:p>4.32E-03</text:p>
          </table:table-cell>
          <table:table-cell office:value-type="float" office:value="0.0165687" calcext:value-type="float">
            <text:p>1.66E-02</text:p>
          </table:table-cell>
          <table:table-cell office:value-type="float" office:value="0.0056342" calcext:value-type="float">
            <text:p>5.63E-03</text:p>
          </table:table-cell>
          <table:table-cell office:value-type="float" office:value="-0.00539762" calcext:value-type="float">
            <text:p>-5.40E-03</text:p>
          </table:table-cell>
          <table:table-cell office:value-type="float" office:value="-0.000622491" calcext:value-type="float">
            <text:p>-6.22E-04</text:p>
          </table:table-cell>
          <table:table-cell office:value-type="float" office:value="-0.0000194826" calcext:value-type="float">
            <text:p>-1.95E-05</text:p>
          </table:table-cell>
          <table:table-cell office:value-type="float" office:value="0.00495943" calcext:value-type="float">
            <text:p>4.96E-03</text:p>
          </table:table-cell>
          <table:table-cell office:value-type="float" office:value="0.000797545" calcext:value-type="float">
            <text:p>7.98E-04</text:p>
          </table:table-cell>
          <table:table-cell office:value-type="float" office:value="-0.00508196" calcext:value-type="float">
            <text:p>-5.08E-03</text:p>
          </table:table-cell>
          <table:table-cell office:value-type="float" office:value="0.000183587" calcext:value-type="float">
            <text:p>1.84E-04</text:p>
          </table:table-cell>
          <table:table-cell office:value-type="float" office:value="-0.00141686" calcext:value-type="float">
            <text:p>-1.42E-03</text:p>
          </table:table-cell>
          <table:table-cell office:value-type="float" office:value="-0.000329942" calcext:value-type="float">
            <text:p>-3.30E-04</text:p>
          </table:table-cell>
          <table:table-cell office:value-type="float" office:value="0.00509282" calcext:value-type="float">
            <text:p>5.09E-03</text:p>
          </table:table-cell>
          <table:table-cell office:value-type="float" office:value="-0.00229556" calcext:value-type="float">
            <text:p>-2.30E-03</text:p>
          </table:table-cell>
          <table:table-cell office:value-type="float" office:value="0.00189632" calcext:value-type="float">
            <text:p>1.90E-03</text:p>
          </table:table-cell>
          <table:table-cell office:value-type="float" office:value="0.0171901" calcext:value-type="float">
            <text:p>1.72E-02</text:p>
          </table:table-cell>
          <table:table-cell office:value-type="float" office:value="-0.00181754" calcext:value-type="float">
            <text:p>-1.82E-03</text:p>
          </table:table-cell>
          <table:table-cell office:value-type="float" office:value="0.00750803" calcext:value-type="float">
            <text:p>7.51E-03</text:p>
          </table:table-cell>
          <table:table-cell office:value-type="float" office:value="-0.000134289" calcext:value-type="float">
            <text:p>-1.34E-04</text:p>
          </table:table-cell>
          <table:table-cell office:value-type="float" office:value="0.00173593" calcext:value-type="float">
            <text:p>1.74E-03</text:p>
          </table:table-cell>
          <table:table-cell office:value-type="float" office:value="-0.0314317" calcext:value-type="float">
            <text:p>-3.14E-02</text:p>
          </table:table-cell>
          <table:table-cell office:value-type="float" office:value="-0.0199899" calcext:value-type="float">
            <text:p>-2.00E-02</text:p>
          </table:table-cell>
          <table:table-cell office:value-type="float" office:value="-0.00716893" calcext:value-type="float">
            <text:p>-7.17E-03</text:p>
          </table:table-cell>
          <table:table-cell office:value-type="float" office:value="-0.0000209535" calcext:value-type="float">
            <text:p>-2.10E-05</text:p>
          </table:table-cell>
          <table:table-cell office:value-type="float" office:value="-0.00743205" calcext:value-type="float">
            <text:p>-7.43E-03</text:p>
          </table:table-cell>
          <table:table-cell office:value-type="float" office:value="0.00311204" calcext:value-type="float">
            <text:p>3.11E-03</text:p>
          </table:table-cell>
          <table:table-cell office:value-type="float" office:value="-0.000862721" calcext:value-type="float">
            <text:p>-8.63E-04</text:p>
          </table:table-cell>
          <table:table-cell office:value-type="float" office:value="0.00303919" calcext:value-type="float">
            <text:p>0.00303919</text:p>
          </table:table-cell>
        </table:table-row>
        <table:table-row table:style-name="ro1">
          <table:table-cell office:value-type="string" calcext:value-type="string">
            <text:p>alpha6</text:p>
          </table:table-cell>
          <table:table-cell office:value-type="float" office:value="-0.0031764" calcext:value-type="float">
            <text:p>-3.18E-03</text:p>
          </table:table-cell>
          <table:table-cell office:value-type="float" office:value="0.011821" calcext:value-type="float">
            <text:p>1.18E-02</text:p>
          </table:table-cell>
          <table:table-cell office:value-type="float" office:value="0.00410089" calcext:value-type="float">
            <text:p>4.10E-03</text:p>
          </table:table-cell>
          <table:table-cell office:value-type="float" office:value="-0.00129604" calcext:value-type="float">
            <text:p>-1.30E-03</text:p>
          </table:table-cell>
          <table:table-cell office:value-type="float" office:value="0.0198775" calcext:value-type="float">
            <text:p>1.99E-02</text:p>
          </table:table-cell>
          <table:table-cell office:value-type="float" office:value="0.000348621" calcext:value-type="float">
            <text:p>3.49E-04</text:p>
          </table:table-cell>
          <table:table-cell office:value-type="float" office:value="-0.00161105" calcext:value-type="float">
            <text:p>-1.61E-03</text:p>
          </table:table-cell>
          <table:table-cell office:value-type="float" office:value="-0.000354772" calcext:value-type="float">
            <text:p>-3.55E-04</text:p>
          </table:table-cell>
          <table:table-cell office:value-type="float" office:value="-0.00312376" calcext:value-type="float">
            <text:p>-3.12E-03</text:p>
          </table:table-cell>
          <table:table-cell office:value-type="float" office:value="0.0095633" calcext:value-type="float">
            <text:p>9.56E-03</text:p>
          </table:table-cell>
          <table:table-cell office:value-type="float" office:value="0.00388028" calcext:value-type="float">
            <text:p>3.88E-03</text:p>
          </table:table-cell>
          <table:table-cell office:value-type="float" office:value="-0.00273646" calcext:value-type="float">
            <text:p>-2.74E-03</text:p>
          </table:table-cell>
          <table:table-cell office:value-type="float" office:value="0.0153783" calcext:value-type="float">
            <text:p>1.54E-02</text:p>
          </table:table-cell>
          <table:table-cell office:value-type="float" office:value="0.000242769" calcext:value-type="float">
            <text:p>2.43E-04</text:p>
          </table:table-cell>
          <table:table-cell office:value-type="float" office:value="0.00540059" calcext:value-type="float">
            <text:p>5.40E-03</text:p>
          </table:table-cell>
          <table:table-cell office:value-type="float" office:value="0.000779104" calcext:value-type="float">
            <text:p>7.79E-04</text:p>
          </table:table-cell>
          <table:table-cell office:value-type="float" office:value="0.0132598" calcext:value-type="float">
            <text:p>1.33E-02</text:p>
          </table:table-cell>
          <table:table-cell office:value-type="float" office:value="0.00482654" calcext:value-type="float">
            <text:p>4.83E-03</text:p>
          </table:table-cell>
          <table:table-cell office:value-type="float" office:value="-0.00135075" calcext:value-type="float">
            <text:p>-1.35E-03</text:p>
          </table:table-cell>
          <table:table-cell office:value-type="float" office:value="0.00155604" calcext:value-type="float">
            <text:p>1.56E-03</text:p>
          </table:table-cell>
          <table:table-cell office:value-type="float" office:value="0.000273153" calcext:value-type="float">
            <text:p>2.73E-04</text:p>
          </table:table-cell>
          <table:table-cell office:value-type="float" office:value="0.00153787" calcext:value-type="float">
            <text:p>1.54E-03</text:p>
          </table:table-cell>
          <table:table-cell office:value-type="float" office:value="0.00024917" calcext:value-type="float">
            <text:p>2.49E-04</text:p>
          </table:table-cell>
          <table:table-cell office:value-type="float" office:value="-0.00148015" calcext:value-type="float">
            <text:p>-1.48E-03</text:p>
          </table:table-cell>
          <table:table-cell office:value-type="float" office:value="0.000762962" calcext:value-type="float">
            <text:p>7.63E-04</text:p>
          </table:table-cell>
          <table:table-cell office:value-type="float" office:value="-0.00065067" calcext:value-type="float">
            <text:p>-6.51E-04</text:p>
          </table:table-cell>
          <table:table-cell office:value-type="float" office:value="-0.000111965" calcext:value-type="float">
            <text:p>-1.12E-04</text:p>
          </table:table-cell>
          <table:table-cell office:value-type="float" office:value="0.00259688" calcext:value-type="float">
            <text:p>2.60E-03</text:p>
          </table:table-cell>
          <table:table-cell office:value-type="float" office:value="-0.00196764" calcext:value-type="float">
            <text:p>-1.97E-03</text:p>
          </table:table-cell>
          <table:table-cell office:value-type="float" office:value="0.00537758" calcext:value-type="float">
            <text:p>5.38E-03</text:p>
          </table:table-cell>
          <table:table-cell office:value-type="float" office:value="0.00922075" calcext:value-type="float">
            <text:p>9.22E-03</text:p>
          </table:table-cell>
          <table:table-cell office:value-type="float" office:value="0.000755374" calcext:value-type="float">
            <text:p>7.55E-04</text:p>
          </table:table-cell>
          <table:table-cell office:value-type="float" office:value="0.00130979" calcext:value-type="float">
            <text:p>1.31E-03</text:p>
          </table:table-cell>
          <table:table-cell office:value-type="float" office:value="-0.00055753" calcext:value-type="float">
            <text:p>-5.58E-04</text:p>
          </table:table-cell>
          <table:table-cell office:value-type="float" office:value="0.00125635" calcext:value-type="float">
            <text:p>1.26E-03</text:p>
          </table:table-cell>
          <table:table-cell office:value-type="float" office:value="-0.0149292" calcext:value-type="float">
            <text:p>-1.49E-02</text:p>
          </table:table-cell>
          <table:table-cell office:value-type="float" office:value="-0.00851779" calcext:value-type="float">
            <text:p>-8.52E-03</text:p>
          </table:table-cell>
          <table:table-cell office:value-type="float" office:value="-0.00369064" calcext:value-type="float">
            <text:p>-3.69E-03</text:p>
          </table:table-cell>
          <table:table-cell office:value-type="float" office:value="-0.00000924999" calcext:value-type="float">
            <text:p>-9.25E-06</text:p>
          </table:table-cell>
          <table:table-cell office:value-type="float" office:value="-0.0032809" calcext:value-type="float">
            <text:p>-3.28E-03</text:p>
          </table:table-cell>
          <table:table-cell office:value-type="float" office:value="0.00137382" calcext:value-type="float">
            <text:p>1.37E-03</text:p>
          </table:table-cell>
          <table:table-cell office:value-type="float" office:value="-0.000380851" calcext:value-type="float">
            <text:p>-3.81E-04</text:p>
          </table:table-cell>
          <table:table-cell office:value-type="float" office:value="0.00134166" calcext:value-type="float">
            <text:p>0.00134166</text:p>
          </table:table-cell>
        </table:table-row>
        <table:table-row table:style-name="ro1">
          <table:table-cell office:value-type="string" calcext:value-type="string">
            <text:p>alpha7</text:p>
          </table:table-cell>
          <table:table-cell office:value-type="float" office:value="-0.00149994" calcext:value-type="float">
            <text:p>-1.50E-03</text:p>
          </table:table-cell>
          <table:table-cell office:value-type="float" office:value="0.00701431" calcext:value-type="float">
            <text:p>7.01E-03</text:p>
          </table:table-cell>
          <table:table-cell office:value-type="float" office:value="0.00218848" calcext:value-type="float">
            <text:p>2.19E-03</text:p>
          </table:table-cell>
          <table:table-cell office:value-type="float" office:value="0.0000321616" calcext:value-type="float">
            <text:p>3.22E-05</text:p>
          </table:table-cell>
          <table:table-cell office:value-type="float" office:value="0.0058609" calcext:value-type="float">
            <text:p>5.86E-03</text:p>
          </table:table-cell>
          <table:table-cell office:value-type="float" office:value="-0.0000319763" calcext:value-type="float">
            <text:p>-3.20E-05</text:p>
          </table:table-cell>
          <table:table-cell office:value-type="float" office:value="-0.00103451" calcext:value-type="float">
            <text:p>-1.03E-03</text:p>
          </table:table-cell>
          <table:table-cell office:value-type="float" office:value="-0.000256153" calcext:value-type="float">
            <text:p>-2.56E-04</text:p>
          </table:table-cell>
          <table:table-cell office:value-type="float" office:value="-0.00171202" calcext:value-type="float">
            <text:p>-1.71E-03</text:p>
          </table:table-cell>
          <table:table-cell office:value-type="float" office:value="0.00702935" calcext:value-type="float">
            <text:p>7.03E-03</text:p>
          </table:table-cell>
          <table:table-cell office:value-type="float" office:value="0.00251968" calcext:value-type="float">
            <text:p>2.52E-03</text:p>
          </table:table-cell>
          <table:table-cell office:value-type="float" office:value="-0.000490681" calcext:value-type="float">
            <text:p>-4.91E-04</text:p>
          </table:table-cell>
          <table:table-cell office:value-type="float" office:value="0.00608499" calcext:value-type="float">
            <text:p>6.08E-03</text:p>
          </table:table-cell>
          <table:table-cell office:value-type="float" office:value="0.0000704044" calcext:value-type="float">
            <text:p>7.04E-05</text:p>
          </table:table-cell>
          <table:table-cell office:value-type="float" office:value="0.00283108" calcext:value-type="float">
            <text:p>2.83E-03</text:p>
          </table:table-cell>
          <table:table-cell office:value-type="float" office:value="-0.000221047" calcext:value-type="float">
            <text:p>-2.21E-04</text:p>
          </table:table-cell>
          <table:table-cell office:value-type="float" office:value="0.00916673" calcext:value-type="float">
            <text:p>9.17E-03</text:p>
          </table:table-cell>
          <table:table-cell office:value-type="float" office:value="0.00314597" calcext:value-type="float">
            <text:p>3.15E-03</text:p>
          </table:table-cell>
          <table:table-cell office:value-type="float" office:value="0.0000757222" calcext:value-type="float">
            <text:p>7.57E-05</text:p>
          </table:table-cell>
          <table:table-cell office:value-type="float" office:value="0.00140732" calcext:value-type="float">
            <text:p>1.41E-03</text:p>
          </table:table-cell>
          <table:table-cell office:value-type="float" office:value="0.000219359" calcext:value-type="float">
            <text:p>2.19E-04</text:p>
          </table:table-cell>
          <table:table-cell office:value-type="float" office:value="0.000335462" calcext:value-type="float">
            <text:p>3.35E-04</text:p>
          </table:table-cell>
          <table:table-cell office:value-type="float" office:value="0.0000388525" calcext:value-type="float">
            <text:p>3.89E-05</text:p>
          </table:table-cell>
          <table:table-cell office:value-type="float" office:value="-0.00018728" calcext:value-type="float">
            <text:p>-1.87E-04</text:p>
          </table:table-cell>
          <table:table-cell office:value-type="float" office:value="0.000610858" calcext:value-type="float">
            <text:p>6.11E-04</text:p>
          </table:table-cell>
          <table:table-cell office:value-type="float" office:value="-0.00025779" calcext:value-type="float">
            <text:p>-2.58E-04</text:p>
          </table:table-cell>
          <table:table-cell office:value-type="float" office:value="-0.0000432437" calcext:value-type="float">
            <text:p>-4.32E-05</text:p>
          </table:table-cell>
          <table:table-cell office:value-type="float" office:value="0.00121997" calcext:value-type="float">
            <text:p>1.22E-03</text:p>
          </table:table-cell>
          <table:table-cell office:value-type="float" office:value="-0.00106124" calcext:value-type="float">
            <text:p>-1.06E-03</text:p>
          </table:table-cell>
          <table:table-cell office:value-type="float" office:value="0.00385558" calcext:value-type="float">
            <text:p>3.86E-03</text:p>
          </table:table-cell>
          <table:table-cell office:value-type="float" office:value="0.00399088" calcext:value-type="float">
            <text:p>3.99E-03</text:p>
          </table:table-cell>
          <table:table-cell office:value-type="float" office:value="0.000919102" calcext:value-type="float">
            <text:p>9.19E-04</text:p>
          </table:table-cell>
          <table:table-cell office:value-type="float" office:value="-0.0000852716" calcext:value-type="float">
            <text:p>-8.53E-05</text:p>
          </table:table-cell>
          <table:table-cell office:value-type="float" office:value="-0.00034144" calcext:value-type="float">
            <text:p>-3.41E-04</text:p>
          </table:table-cell>
          <table:table-cell office:value-type="float" office:value="0.000692044" calcext:value-type="float">
            <text:p>6.92E-04</text:p>
          </table:table-cell>
          <table:table-cell office:value-type="float" office:value="-0.00651474" calcext:value-type="float">
            <text:p>-6.51E-03</text:p>
          </table:table-cell>
          <table:table-cell office:value-type="float" office:value="-0.00321719" calcext:value-type="float">
            <text:p>-3.22E-03</text:p>
          </table:table-cell>
          <table:table-cell office:value-type="float" office:value="-0.00172289" calcext:value-type="float">
            <text:p>-1.72E-03</text:p>
          </table:table-cell>
          <table:table-cell office:value-type="float" office:value="-0.00000425527" calcext:value-type="float">
            <text:p>-4.26E-06</text:p>
          </table:table-cell>
          <table:table-cell office:value-type="float" office:value="-0.00150931" calcext:value-type="float">
            <text:p>-1.51E-03</text:p>
          </table:table-cell>
          <table:table-cell office:value-type="float" office:value="0.000631998" calcext:value-type="float">
            <text:p>6.32E-04</text:p>
          </table:table-cell>
          <table:table-cell office:value-type="float" office:value="-0.000175203" calcext:value-type="float">
            <text:p>-1.75E-04</text:p>
          </table:table-cell>
          <table:table-cell office:value-type="float" office:value="0.000617203" calcext:value-type="float">
            <text:p>0.000617203</text:p>
          </table:table-cell>
        </table:table-row>
        <table:table-row table:style-name="ro1">
          <table:table-cell office:value-type="string" calcext:value-type="string">
            <text:p>alpha8</text:p>
          </table:table-cell>
          <table:table-cell office:value-type="float" office:value="-0.000349388" calcext:value-type="float">
            <text:p>-3.49E-04</text:p>
          </table:table-cell>
          <table:table-cell office:value-type="float" office:value="0.00325755" calcext:value-type="float">
            <text:p>3.26E-03</text:p>
          </table:table-cell>
          <table:table-cell office:value-type="float" office:value="0.000601879" calcext:value-type="float">
            <text:p>6.02E-04</text:p>
          </table:table-cell>
          <table:table-cell office:value-type="float" office:value="0.000289888" calcext:value-type="float">
            <text:p>2.90E-04</text:p>
          </table:table-cell>
          <table:table-cell office:value-type="float" office:value="-0.000779203" calcext:value-type="float">
            <text:p>-7.79E-04</text:p>
          </table:table-cell>
          <table:table-cell office:value-type="float" office:value="-0.000148771" calcext:value-type="float">
            <text:p>-1.49E-04</text:p>
          </table:table-cell>
          <table:table-cell office:value-type="float" office:value="-0.000645156" calcext:value-type="float">
            <text:p>-6.45E-04</text:p>
          </table:table-cell>
          <table:table-cell office:value-type="float" office:value="-0.0000795365" calcext:value-type="float">
            <text:p>-7.95E-05</text:p>
          </table:table-cell>
          <table:table-cell office:value-type="float" office:value="-0.000621872" calcext:value-type="float">
            <text:p>-6.22E-04</text:p>
          </table:table-cell>
          <table:table-cell office:value-type="float" office:value="0.00422229" calcext:value-type="float">
            <text:p>4.22E-03</text:p>
          </table:table-cell>
          <table:table-cell office:value-type="float" office:value="0.00109357" calcext:value-type="float">
            <text:p>1.09E-03</text:p>
          </table:table-cell>
          <table:table-cell office:value-type="float" office:value="0.000229394" calcext:value-type="float">
            <text:p>2.29E-04</text:p>
          </table:table-cell>
          <table:table-cell office:value-type="float" office:value="0.0010658" calcext:value-type="float">
            <text:p>1.07E-03</text:p>
          </table:table-cell>
          <table:table-cell office:value-type="float" office:value="-0.00000929215" calcext:value-type="float">
            <text:p>-9.29E-06</text:p>
          </table:table-cell>
          <table:table-cell office:value-type="float" office:value="0.00135569" calcext:value-type="float">
            <text:p>1.36E-03</text:p>
          </table:table-cell>
          <table:table-cell office:value-type="float" office:value="-0.000403639" calcext:value-type="float">
            <text:p>-4.04E-04</text:p>
          </table:table-cell>
          <table:table-cell office:value-type="float" office:value="0.00592007" calcext:value-type="float">
            <text:p>5.92E-03</text:p>
          </table:table-cell>
          <table:table-cell office:value-type="float" office:value="0.00184462" calcext:value-type="float">
            <text:p>1.84E-03</text:p>
          </table:table-cell>
          <table:table-cell office:value-type="float" office:value="0.000467944" calcext:value-type="float">
            <text:p>4.68E-04</text:p>
          </table:table-cell>
          <table:table-cell office:value-type="float" office:value="0.000913909" calcext:value-type="float">
            <text:p>9.14E-04</text:p>
          </table:table-cell>
          <table:table-cell office:value-type="float" office:value="0.000129882" calcext:value-type="float">
            <text:p>1.30E-04</text:p>
          </table:table-cell>
          <table:table-cell office:value-type="float" office:value="-0.0000496466" calcext:value-type="float">
            <text:p>-4.96E-05</text:p>
          </table:table-cell>
          <table:table-cell office:value-type="float" office:value="-0.0000306795" calcext:value-type="float">
            <text:p>-3.07E-05</text:p>
          </table:table-cell>
          <table:table-cell office:value-type="float" office:value="0.000210283" calcext:value-type="float">
            <text:p>2.10E-04</text:p>
          </table:table-cell>
          <table:table-cell office:value-type="float" office:value="0.000383564" calcext:value-type="float">
            <text:p>3.84E-04</text:p>
          </table:table-cell>
          <table:table-cell office:value-type="float" office:value="-0.0000767586" calcext:value-type="float">
            <text:p>-7.68E-05</text:p>
          </table:table-cell>
          <table:table-cell office:value-type="float" office:value="-0.0000200931" calcext:value-type="float">
            <text:p>-2.01E-05</text:p>
          </table:table-cell>
          <table:table-cell office:value-type="float" office:value="0.000522897" calcext:value-type="float">
            <text:p>5.23E-04</text:p>
          </table:table-cell>
          <table:table-cell office:value-type="float" office:value="-0.000425236" calcext:value-type="float">
            <text:p>-4.25E-04</text:p>
          </table:table-cell>
          <table:table-cell office:value-type="float" office:value="0.00210028" calcext:value-type="float">
            <text:p>2.10E-03</text:p>
          </table:table-cell>
          <table:table-cell office:value-type="float" office:value="0.00123689" calcext:value-type="float">
            <text:p>1.24E-03</text:p>
          </table:table-cell>
          <table:table-cell office:value-type="float" office:value="0.000627511" calcext:value-type="float">
            <text:p>6.28E-04</text:p>
          </table:table-cell>
          <table:table-cell office:value-type="float" office:value="-0.000240075" calcext:value-type="float">
            <text:p>-2.40E-04</text:p>
          </table:table-cell>
          <table:table-cell office:value-type="float" office:value="-0.00012486" calcext:value-type="float">
            <text:p>-1.25E-04</text:p>
          </table:table-cell>
          <table:table-cell office:value-type="float" office:value="0.000322076" calcext:value-type="float">
            <text:p>3.22E-04</text:p>
          </table:table-cell>
          <table:table-cell office:value-type="float" office:value="-0.00247054" calcext:value-type="float">
            <text:p>-2.47E-03</text:p>
          </table:table-cell>
          <table:table-cell office:value-type="float" office:value="-0.00089347" calcext:value-type="float">
            <text:p>-8.93E-04</text:p>
          </table:table-cell>
          <table:table-cell office:value-type="float" office:value="-0.000711791" calcext:value-type="float">
            <text:p>-7.12E-04</text:p>
          </table:table-cell>
          <table:table-cell office:value-type="float" office:value="-0.0000020109" calcext:value-type="float">
            <text:p>-2.01E-06</text:p>
          </table:table-cell>
          <table:table-cell office:value-type="float" office:value="-0.000713251" calcext:value-type="float">
            <text:p>-7.13E-04</text:p>
          </table:table-cell>
          <table:table-cell office:value-type="float" office:value="0.000298661" calcext:value-type="float">
            <text:p>2.99E-04</text:p>
          </table:table-cell>
          <table:table-cell office:value-type="float" office:value="-0.000082795" calcext:value-type="float">
            <text:p>-8.28E-05</text:p>
          </table:table-cell>
          <table:table-cell office:value-type="float" office:value="0.00029167" calcext:value-type="float">
            <text:p>0.00029167</text:p>
          </table:table-cell>
        </table:table-row>
        <table:table-row table:style-name="ro1">
          <table:table-cell office:value-type="string" calcext:value-type="string">
            <text:p>alpha9</text:p>
          </table:table-cell>
          <table:table-cell office:value-type="float" office:value="0.000261228" calcext:value-type="float">
            <text:p>2.61E-04</text:p>
          </table:table-cell>
          <table:table-cell office:value-type="float" office:value="0.00101655" calcext:value-type="float">
            <text:p>1.02E-03</text:p>
          </table:table-cell>
          <table:table-cell office:value-type="float" office:value="-0.000306174" calcext:value-type="float">
            <text:p>-3.06E-04</text:p>
          </table:table-cell>
          <table:table-cell office:value-type="float" office:value="0.00026334" calcext:value-type="float">
            <text:p>2.63E-04</text:p>
          </table:table-cell>
          <table:table-cell office:value-type="float" office:value="-0.00347902" calcext:value-type="float">
            <text:p>-3.48E-03</text:p>
          </table:table-cell>
          <table:table-cell office:value-type="float" office:value="-0.000167327" calcext:value-type="float">
            <text:p>-1.67E-04</text:p>
          </table:table-cell>
          <table:table-cell office:value-type="float" office:value="-0.000402192" calcext:value-type="float">
            <text:p>-4.02E-04</text:p>
          </table:table-cell>
          <table:table-cell office:value-type="float" office:value="0.0000388762" calcext:value-type="float">
            <text:p>3.89E-05</text:p>
          </table:table-cell>
          <table:table-cell office:value-type="float" office:value="0.00000288343" calcext:value-type="float">
            <text:p>2.88E-06</text:p>
          </table:table-cell>
          <table:table-cell office:value-type="float" office:value="0.00226791" calcext:value-type="float">
            <text:p>2.27E-03</text:p>
          </table:table-cell>
          <table:table-cell office:value-type="float" office:value="0.00018633" calcext:value-type="float">
            <text:p>1.86E-04</text:p>
          </table:table-cell>
          <table:table-cell office:value-type="float" office:value="0.000407434" calcext:value-type="float">
            <text:p>4.07E-04</text:p>
          </table:table-cell>
          <table:table-cell office:value-type="float" office:value="-0.00128045" calcext:value-type="float">
            <text:p>-1.28E-03</text:p>
          </table:table-cell>
          <table:table-cell office:value-type="float" office:value="-0.0000411059" calcext:value-type="float">
            <text:p>-4.11E-05</text:p>
          </table:table-cell>
          <table:table-cell office:value-type="float" office:value="0.000568183" calcext:value-type="float">
            <text:p>5.68E-04</text:p>
          </table:table-cell>
          <table:table-cell office:value-type="float" office:value="-0.000362155" calcext:value-type="float">
            <text:p>-3.62E-04</text:p>
          </table:table-cell>
          <table:table-cell office:value-type="float" office:value="0.0037527" calcext:value-type="float">
            <text:p>3.75E-03</text:p>
          </table:table-cell>
          <table:table-cell office:value-type="float" office:value="0.00101939" calcext:value-type="float">
            <text:p>1.02E-03</text:p>
          </table:table-cell>
          <table:table-cell office:value-type="float" office:value="0.000511184" calcext:value-type="float">
            <text:p>5.11E-04</text:p>
          </table:table-cell>
          <table:table-cell office:value-type="float" office:value="0.000515436" calcext:value-type="float">
            <text:p>5.15E-04</text:p>
          </table:table-cell>
          <table:table-cell office:value-type="float" office:value="0.000064041" calcext:value-type="float">
            <text:p>6.40E-05</text:p>
          </table:table-cell>
          <table:table-cell office:value-type="float" office:value="-0.000149893" calcext:value-type="float">
            <text:p>-1.50E-04</text:p>
          </table:table-cell>
          <table:table-cell office:value-type="float" office:value="-0.0000482025" calcext:value-type="float">
            <text:p>-4.82E-05</text:p>
          </table:table-cell>
          <table:table-cell office:value-type="float" office:value="0.000294989" calcext:value-type="float">
            <text:p>2.95E-04</text:p>
          </table:table-cell>
          <table:table-cell office:value-type="float" office:value="0.000214701" calcext:value-type="float">
            <text:p>2.15E-04</text:p>
          </table:table-cell>
          <table:table-cell office:value-type="float" office:value="0.00000230672" calcext:value-type="float">
            <text:p>2.31E-06</text:p>
          </table:table-cell>
          <table:table-cell office:value-type="float" office:value="-0.0000119053" calcext:value-type="float">
            <text:p>-1.19E-05</text:p>
          </table:table-cell>
          <table:table-cell office:value-type="float" office:value="0.000182662" calcext:value-type="float">
            <text:p>1.83E-04</text:p>
          </table:table-cell>
          <table:table-cell office:value-type="float" office:value="-0.0000833015" calcext:value-type="float">
            <text:p>-8.33E-05</text:p>
          </table:table-cell>
          <table:table-cell office:value-type="float" office:value="0.000936168" calcext:value-type="float">
            <text:p>9.36E-04</text:p>
          </table:table-cell>
          <table:table-cell office:value-type="float" office:value="-0.0000183468" calcext:value-type="float">
            <text:p>-1.83E-05</text:p>
          </table:table-cell>
          <table:table-cell office:value-type="float" office:value="0.000352904" calcext:value-type="float">
            <text:p>3.53E-04</text:p>
          </table:table-cell>
          <table:table-cell office:value-type="float" office:value="-0.000142175" calcext:value-type="float">
            <text:p>-1.42E-04</text:p>
          </table:table-cell>
          <table:table-cell office:value-type="float" office:value="0.000000761502" calcext:value-type="float">
            <text:p>7.62E-07</text:p>
          </table:table-cell>
          <table:table-cell office:value-type="float" office:value="0.000119617" calcext:value-type="float">
            <text:p>1.20E-04</text:p>
          </table:table-cell>
          <table:table-cell office:value-type="float" office:value="-0.000646369" calcext:value-type="float">
            <text:p>-6.46E-04</text:p>
          </table:table-cell>
          <table:table-cell office:value-type="float" office:value="0.0000406021" calcext:value-type="float">
            <text:p>4.06E-05</text:p>
          </table:table-cell>
          <table:table-cell office:value-type="float" office:value="-0.000228867" calcext:value-type="float">
            <text:p>-2.29E-04</text:p>
          </table:table-cell>
          <table:table-cell office:value-type="float" office:value="-0.000000972801" calcext:value-type="float">
            <text:p>-9.73E-07</text:p>
          </table:table-cell>
          <table:table-cell office:value-type="float" office:value="-0.000345045" calcext:value-type="float">
            <text:p>-3.45E-04</text:p>
          </table:table-cell>
          <table:table-cell office:value-type="float" office:value="0.000144482" calcext:value-type="float">
            <text:p>1.44E-04</text:p>
          </table:table-cell>
          <table:table-cell office:value-type="float" office:value="-0.0000400532" calcext:value-type="float">
            <text:p>-4.01E-05</text:p>
          </table:table-cell>
          <table:table-cell office:value-type="float" office:value="0.000141099" calcext:value-type="float">
            <text:p>0.000141099</text:p>
          </table:table-cell>
        </table:table-row>
        <table:table-row table:style-name="ro1">
          <table:table-cell office:value-type="string" calcext:value-type="string">
            <text:p>alpha10</text:p>
          </table:table-cell>
          <table:table-cell office:value-type="float" office:value="0.000412708" calcext:value-type="float">
            <text:p>4.13E-04</text:p>
          </table:table-cell>
          <table:table-cell office:value-type="float" office:value="0.0000547511" calcext:value-type="float">
            <text:p>5.48E-05</text:p>
          </table:table-cell>
          <table:table-cell office:value-type="float" office:value="-0.000556794" calcext:value-type="float">
            <text:p>-5.57E-04</text:p>
          </table:table-cell>
          <table:table-cell office:value-type="float" office:value="0.000180778" calcext:value-type="float">
            <text:p>1.81E-04</text:p>
          </table:table-cell>
          <table:table-cell office:value-type="float" office:value="-0.00359048" calcext:value-type="float">
            <text:p>-3.59E-03</text:p>
          </table:table-cell>
          <table:table-cell office:value-type="float" office:value="-0.000135623" calcext:value-type="float">
            <text:p>-1.36E-04</text:p>
          </table:table-cell>
          <table:table-cell office:value-type="float" office:value="-0.000242015" calcext:value-type="float">
            <text:p>-2.42E-04</text:p>
          </table:table-cell>
          <table:table-cell office:value-type="float" office:value="0.0000741879" calcext:value-type="float">
            <text:p>7.42E-05</text:p>
          </table:table-cell>
          <table:table-cell office:value-type="float" office:value="0.000214182" calcext:value-type="float">
            <text:p>2.14E-04</text:p>
          </table:table-cell>
          <table:table-cell office:value-type="float" office:value="0.00113375" calcext:value-type="float">
            <text:p>1.13E-03</text:p>
          </table:table-cell>
          <table:table-cell office:value-type="float" office:value="-0.000168657" calcext:value-type="float">
            <text:p>-1.69E-04</text:p>
          </table:table-cell>
          <table:table-cell office:value-type="float" office:value="0.000358896" calcext:value-type="float">
            <text:p>3.59E-04</text:p>
          </table:table-cell>
          <table:table-cell office:value-type="float" office:value="-0.00176279" calcext:value-type="float">
            <text:p>-1.76E-03</text:p>
          </table:table-cell>
          <table:table-cell office:value-type="float" office:value="-0.0000422821" calcext:value-type="float">
            <text:p>-4.23E-05</text:p>
          </table:table-cell>
          <table:table-cell office:value-type="float" office:value="0.00020333" calcext:value-type="float">
            <text:p>2.03E-04</text:p>
          </table:table-cell>
          <table:table-cell office:value-type="float" office:value="-0.000260044" calcext:value-type="float">
            <text:p>-2.60E-04</text:p>
          </table:table-cell>
          <table:table-cell office:value-type="float" office:value="0.00227486" calcext:value-type="float">
            <text:p>2.27E-03</text:p>
          </table:table-cell>
          <table:table-cell office:value-type="float" office:value="0.000538301" calcext:value-type="float">
            <text:p>5.38E-04</text:p>
          </table:table-cell>
          <table:table-cell office:value-type="float" office:value="0.000405037" calcext:value-type="float">
            <text:p>4.05E-04</text:p>
          </table:table-cell>
          <table:table-cell office:value-type="float" office:value="0.000267959" calcext:value-type="float">
            <text:p>2.68E-04</text:p>
          </table:table-cell>
          <table:table-cell office:value-type="float" office:value="0.0000277291" calcext:value-type="float">
            <text:p>2.77E-05</text:p>
          </table:table-cell>
          <table:table-cell office:value-type="float" office:value="-0.000139029" calcext:value-type="float">
            <text:p>-1.39E-04</text:p>
          </table:table-cell>
          <table:table-cell office:value-type="float" office:value="-0.0000420218" calcext:value-type="float">
            <text:p>-4.20E-05</text:p>
          </table:table-cell>
          <table:table-cell office:value-type="float" office:value="0.000248612" calcext:value-type="float">
            <text:p>2.49E-04</text:p>
          </table:table-cell>
          <table:table-cell office:value-type="float" office:value="0.000111985" calcext:value-type="float">
            <text:p>1.12E-04</text:p>
          </table:table-cell>
          <table:table-cell office:value-type="float" office:value="0.0000252226" calcext:value-type="float">
            <text:p>2.52E-05</text:p>
          </table:table-cell>
          <table:table-cell office:value-type="float" office:value="-0.00000762124" calcext:value-type="float">
            <text:p>-7.62E-06</text:p>
          </table:table-cell>
          <table:table-cell office:value-type="float" office:value="0.0000415413" calcext:value-type="float">
            <text:p>4.15E-05</text:p>
          </table:table-cell>
          <table:table-cell office:value-type="float" office:value="0.0000607447" calcext:value-type="float">
            <text:p>6.07E-05</text:p>
          </table:table-cell>
          <table:table-cell office:value-type="float" office:value="0.000315109" calcext:value-type="float">
            <text:p>3.15E-04</text:p>
          </table:table-cell>
          <table:table-cell office:value-type="float" office:value="-0.000457631" calcext:value-type="float">
            <text:p>-4.58E-04</text:p>
          </table:table-cell>
          <table:table-cell office:value-type="float" office:value="0.000175449" calcext:value-type="float">
            <text:p>1.75E-04</text:p>
          </table:table-cell>
          <table:table-cell office:value-type="float" office:value="-0.0000472719" calcext:value-type="float">
            <text:p>-4.73E-05</text:p>
          </table:table-cell>
          <table:table-cell office:value-type="float" office:value="0.0000516005" calcext:value-type="float">
            <text:p>5.16E-05</text:p>
          </table:table-cell>
          <table:table-cell office:value-type="float" office:value="0.0000245392" calcext:value-type="float">
            <text:p>2.45E-05</text:p>
          </table:table-cell>
          <table:table-cell office:value-type="float" office:value="0.0000737175" calcext:value-type="float">
            <text:p>7.37E-05</text:p>
          </table:table-cell>
          <table:table-cell office:value-type="float" office:value="0.00033271" calcext:value-type="float">
            <text:p>3.33E-04</text:p>
          </table:table-cell>
          <table:table-cell office:value-type="float" office:value="-0.0000240158" calcext:value-type="float">
            <text:p>-2.40E-05</text:p>
          </table:table-cell>
          <table:table-cell office:value-type="float" office:value="-0.000000474183" calcext:value-type="float">
            <text:p>-4.74E-07</text:p>
          </table:table-cell>
          <table:table-cell office:value-type="float" office:value="-0.000168189" calcext:value-type="float">
            <text:p>-1.68E-04</text:p>
          </table:table-cell>
          <table:table-cell office:value-type="float" office:value="0.0000704262" calcext:value-type="float">
            <text:p>7.04E-05</text:p>
          </table:table-cell>
          <table:table-cell office:value-type="float" office:value="-0.0000195236" calcext:value-type="float">
            <text:p>-1.95E-05</text:p>
          </table:table-cell>
          <table:table-cell table:style-name="ce25" office:value-type="float" office:value="0.0000687775" calcext:value-type="float">
            <text:p>6.88E-05</text:p>
          </table:table-cell>
        </table:table-row>
        <table:table-row table:style-name="ro1">
          <table:table-cell office:value-type="string" calcext:value-type="string">
            <text:p>alpha11</text:p>
          </table:table-cell>
          <table:table-cell office:value-type="float" office:value="0.000465998" calcext:value-type="float">
            <text:p>4.66E-04</text:p>
          </table:table-cell>
          <table:table-cell office:value-type="float" office:value="-0.000426895" calcext:value-type="float">
            <text:p>-4.27E-04</text:p>
          </table:table-cell>
          <table:table-cell office:value-type="float" office:value="-0.00065809" calcext:value-type="float">
            <text:p>-6.58E-04</text:p>
          </table:table-cell>
          <table:table-cell office:value-type="float" office:value="0.000115239" calcext:value-type="float">
            <text:p>1.15E-04</text:p>
          </table:table-cell>
          <table:table-cell office:value-type="float" office:value="-0.00339258" calcext:value-type="float">
            <text:p>-3.39E-03</text:p>
          </table:table-cell>
          <table:table-cell office:value-type="float" office:value="-0.000109891" calcext:value-type="float">
            <text:p>-1.10E-04</text:p>
          </table:table-cell>
          <table:table-cell office:value-type="float" office:value="-0.000152422" calcext:value-type="float">
            <text:p>-1.52E-04</text:p>
          </table:table-cell>
          <table:table-cell office:value-type="float" office:value="0.0000904467" calcext:value-type="float">
            <text:p>9.04E-05</text:p>
          </table:table-cell>
          <table:table-cell office:value-type="float" office:value="0.000309379" calcext:value-type="float">
            <text:p>3.09E-04</text:p>
          </table:table-cell>
          <table:table-cell office:value-type="float" office:value="0.000499809" calcext:value-type="float">
            <text:p>5.00E-04</text:p>
          </table:table-cell>
          <table:table-cell office:value-type="float" office:value="-0.000345295" calcext:value-type="float">
            <text:p>-3.45E-04</text:p>
          </table:table-cell>
          <table:table-cell office:value-type="float" office:value="0.000296892" calcext:value-type="float">
            <text:p>2.97E-04</text:p>
          </table:table-cell>
          <table:table-cell office:value-type="float" office:value="-0.00187606" calcext:value-type="float">
            <text:p>-1.88E-03</text:p>
          </table:table-cell>
          <table:table-cell office:value-type="float" office:value="-0.0000397966" calcext:value-type="float">
            <text:p>-3.98E-05</text:p>
          </table:table-cell>
          <table:table-cell office:value-type="float" office:value="0.0000232988" calcext:value-type="float">
            <text:p>2.33E-05</text:p>
          </table:table-cell>
          <table:table-cell office:value-type="float" office:value="-0.000184892" calcext:value-type="float">
            <text:p>-1.85E-04</text:p>
          </table:table-cell>
          <table:table-cell office:value-type="float" office:value="0.00143364" calcext:value-type="float">
            <text:p>1.43E-03</text:p>
          </table:table-cell>
          <table:table-cell office:value-type="float" office:value="0.000274277" calcext:value-type="float">
            <text:p>2.74E-04</text:p>
          </table:table-cell>
          <table:table-cell office:value-type="float" office:value="0.000318688" calcext:value-type="float">
            <text:p>3.19E-04</text:p>
          </table:table-cell>
          <table:table-cell office:value-type="float" office:value="0.000124619" calcext:value-type="float">
            <text:p>1.25E-04</text:p>
          </table:table-cell>
          <table:table-cell office:value-type="float" office:value="0.00000739039" calcext:value-type="float">
            <text:p>7.39E-06</text:p>
          </table:table-cell>
          <table:table-cell office:value-type="float" office:value="-0.000115786" calcext:value-type="float">
            <text:p>-1.16E-04</text:p>
          </table:table-cell>
          <table:table-cell office:value-type="float" office:value="-0.0000350593" calcext:value-type="float">
            <text:p>-3.51E-05</text:p>
          </table:table-cell>
          <table:table-cell office:value-type="float" office:value="0.000201462" calcext:value-type="float">
            <text:p>2.01E-04</text:p>
          </table:table-cell>
          <table:table-cell office:value-type="float" office:value="0.0000534518" calcext:value-type="float">
            <text:p>5.35E-05</text:p>
          </table:table-cell>
          <table:table-cell office:value-type="float" office:value="0.0000328782" calcext:value-type="float">
            <text:p>3.29E-05</text:p>
          </table:table-cell>
          <table:table-cell office:value-type="float" office:value="-0.0000057708" calcext:value-type="float">
            <text:p>-5.77E-06</text:p>
          </table:table-cell>
          <table:table-cell office:value-type="float" office:value="-0.0000228179" calcext:value-type="float">
            <text:p>-2.28E-05</text:p>
          </table:table-cell>
          <table:table-cell office:value-type="float" office:value="0.000109269" calcext:value-type="float">
            <text:p>1.09E-04</text:p>
          </table:table-cell>
          <table:table-cell office:value-type="float" office:value="0.0000150455" calcext:value-type="float">
            <text:p>1.50E-05</text:p>
          </table:table-cell>
          <table:table-cell office:value-type="float" office:value="-0.000552641" calcext:value-type="float">
            <text:p>-5.53E-04</text:p>
          </table:table-cell>
          <table:table-cell office:value-type="float" office:value="0.0000744159" calcext:value-type="float">
            <text:p>7.44E-05</text:p>
          </table:table-cell>
          <table:table-cell office:value-type="float" office:value="0.0000107212" calcext:value-type="float">
            <text:p>1.07E-05</text:p>
          </table:table-cell>
          <table:table-cell office:value-type="float" office:value="0.0000656976" calcext:value-type="float">
            <text:p>6.57E-05</text:p>
          </table:table-cell>
          <table:table-cell office:value-type="float" office:value="-0.0000159094" calcext:value-type="float">
            <text:p>-1.59E-05</text:p>
          </table:table-cell>
          <table:table-cell office:value-type="float" office:value="0.000316104" calcext:value-type="float">
            <text:p>3.16E-04</text:p>
          </table:table-cell>
          <table:table-cell office:value-type="float" office:value="0.000378578" calcext:value-type="float">
            <text:p>3.79E-04</text:p>
          </table:table-cell>
          <table:table-cell office:value-type="float" office:value="0.0000538285" calcext:value-type="float">
            <text:p>5.38E-05</text:p>
          </table:table-cell>
          <table:table-cell office:value-type="float" office:value="-0.000000238433" calcext:value-type="float">
            <text:p>-2.38E-07</text:p>
          </table:table-cell>
          <table:table-cell office:value-type="float" office:value="-0.0000845706" calcext:value-type="float">
            <text:p>-8.46E-05</text:p>
          </table:table-cell>
          <table:table-cell office:value-type="float" office:value="0.0000354125" calcext:value-type="float">
            <text:p>3.54E-05</text:p>
          </table:table-cell>
          <table:table-cell office:value-type="float" office:value="-0.00000981705" calcext:value-type="float">
            <text:p>-9.82E-06</text:p>
          </table:table-cell>
          <table:table-cell table:style-name="ce25" office:value-type="float" office:value="0.0000345834" calcext:value-type="float">
            <text:p>3.46E-05</text:p>
          </table:table-cell>
        </table:table-row>
        <table:table-row table:style-name="ro1">
          <table:table-cell office:value-type="string" calcext:value-type="string">
            <text:p>alpha12</text:p>
          </table:table-cell>
          <table:table-cell office:value-type="float" office:value="0.000324591" calcext:value-type="float">
            <text:p>3.25E-04</text:p>
          </table:table-cell>
          <table:table-cell office:value-type="float" office:value="-0.000383139" calcext:value-type="float">
            <text:p>-3.83E-04</text:p>
          </table:table-cell>
          <table:table-cell office:value-type="float" office:value="-0.00046371" calcext:value-type="float">
            <text:p>-4.64E-04</text:p>
          </table:table-cell>
          <table:table-cell office:value-type="float" office:value="0.0000643054" calcext:value-type="float">
            <text:p>6.43E-05</text:p>
          </table:table-cell>
          <table:table-cell office:value-type="float" office:value="-0.00224548" calcext:value-type="float">
            <text:p>-2.25E-03</text:p>
          </table:table-cell>
          <table:table-cell office:value-type="float" office:value="-0.0000688878" calcext:value-type="float">
            <text:p>-6.89E-05</text:p>
          </table:table-cell>
          <table:table-cell office:value-type="float" office:value="-0.0000850334" calcext:value-type="float">
            <text:p>-8.50E-05</text:p>
          </table:table-cell>
          <table:table-cell office:value-type="float" office:value="0.0000642382" calcext:value-type="float">
            <text:p>6.42E-05</text:p>
          </table:table-cell>
          <table:table-cell office:value-type="float" office:value="0.00022739" calcext:value-type="float">
            <text:p>2.27E-04</text:p>
          </table:table-cell>
          <table:table-cell office:value-type="float" office:value="0.000210954" calcext:value-type="float">
            <text:p>2.11E-04</text:p>
          </table:table-cell>
          <table:table-cell office:value-type="float" office:value="-0.000267919" calcext:value-type="float">
            <text:p>-2.68E-04</text:p>
          </table:table-cell>
          <table:table-cell office:value-type="float" office:value="0.000187325" calcext:value-type="float">
            <text:p>1.87E-04</text:p>
          </table:table-cell>
          <table:table-cell office:value-type="float" office:value="-0.0012859" calcext:value-type="float">
            <text:p>-1.29E-03</text:p>
          </table:table-cell>
          <table:table-cell office:value-type="float" office:value="-0.0000263059" calcext:value-type="float">
            <text:p>-2.63E-05</text:p>
          </table:table-cell>
          <table:table-cell office:value-type="float" office:value="-0.0000196755" calcext:value-type="float">
            <text:p>-1.97E-05</text:p>
          </table:table-cell>
          <table:table-cell office:value-type="float" office:value="-0.000109445" calcext:value-type="float">
            <text:p>-1.09E-04</text:p>
          </table:table-cell>
          <table:table-cell office:value-type="float" office:value="0.000799781" calcext:value-type="float">
            <text:p>8.00E-04</text:p>
          </table:table-cell>
          <table:table-cell office:value-type="float" office:value="0.000132607" calcext:value-type="float">
            <text:p>1.33E-04</text:p>
          </table:table-cell>
          <table:table-cell office:value-type="float" office:value="0.000197355" calcext:value-type="float">
            <text:p>1.97E-04</text:p>
          </table:table-cell>
          <table:table-cell office:value-type="float" office:value="0.0000554263" calcext:value-type="float">
            <text:p>5.54E-05</text:p>
          </table:table-cell>
          <table:table-cell office:value-type="float" office:value="0.00000093005" calcext:value-type="float">
            <text:p>9.30E-07</text:p>
          </table:table-cell>
          <table:table-cell office:value-type="float" office:value="-0.0000731645" calcext:value-type="float">
            <text:p>-7.32E-05</text:p>
          </table:table-cell>
          <table:table-cell office:value-type="float" office:value="-0.0000222059" calcext:value-type="float">
            <text:p>-2.22E-05</text:p>
          </table:table-cell>
          <table:table-cell office:value-type="float" office:value="0.000126153" calcext:value-type="float">
            <text:p>1.26E-04</text:p>
          </table:table-cell>
          <table:table-cell office:value-type="float" office:value="0.0000243846" calcext:value-type="float">
            <text:p>2.44E-05</text:p>
          </table:table-cell>
          <table:table-cell office:value-type="float" office:value="0.0000236145" calcext:value-type="float">
            <text:p>2.36E-05</text:p>
          </table:table-cell>
          <table:table-cell office:value-type="float" office:value="-0.00000353903" calcext:value-type="float">
            <text:p>-3.54E-06</text:p>
          </table:table-cell>
          <table:table-cell office:value-type="float" office:value="-0.0000279336" calcext:value-type="float">
            <text:p>-2.79E-05</text:p>
          </table:table-cell>
          <table:table-cell office:value-type="float" office:value="0.000101912" calcext:value-type="float">
            <text:p>1.02E-04</text:p>
          </table:table-cell>
          <table:table-cell office:value-type="float" office:value="-0.0000845792" calcext:value-type="float">
            <text:p>-8.46E-05</text:p>
          </table:table-cell>
          <table:table-cell office:value-type="float" office:value="-0.000464826" calcext:value-type="float">
            <text:p>-4.65E-04</text:p>
          </table:table-cell>
          <table:table-cell office:value-type="float" office:value="0.0000258888" calcext:value-type="float">
            <text:p>2.59E-05</text:p>
          </table:table-cell>
          <table:table-cell office:value-type="float" office:value="0.0000298595" calcext:value-type="float">
            <text:p>2.99E-05</text:p>
          </table:table-cell>
          <table:table-cell office:value-type="float" office:value="0.0000568121" calcext:value-type="float">
            <text:p>5.68E-05</text:p>
          </table:table-cell>
          <table:table-cell office:value-type="float" office:value="-0.0000251775" calcext:value-type="float">
            <text:p>-2.52E-05</text:p>
          </table:table-cell>
          <table:table-cell office:value-type="float" office:value="0.000319475" calcext:value-type="float">
            <text:p>3.19E-04</text:p>
          </table:table-cell>
          <table:table-cell office:value-type="float" office:value="0.000309417" calcext:value-type="float">
            <text:p>3.09E-04</text:p>
          </table:table-cell>
          <table:table-cell office:value-type="float" office:value="0.0000656332" calcext:value-type="float">
            <text:p>6.56E-05</text:p>
          </table:table-cell>
          <table:table-cell office:value-type="float" office:value="-0.00000011488" calcext:value-type="float">
            <text:p>-1.15E-07</text:p>
          </table:table-cell>
          <table:table-cell office:value-type="float" office:value="-0.0000407471" calcext:value-type="float">
            <text:p>-4.07E-05</text:p>
          </table:table-cell>
          <table:table-cell office:value-type="float" office:value="0.0000170621" calcext:value-type="float">
            <text:p>1.71E-05</text:p>
          </table:table-cell>
          <table:table-cell office:value-type="float" office:value="-0.00000472996" calcext:value-type="float">
            <text:p>-4.73E-06</text:p>
          </table:table-cell>
          <table:table-cell table:style-name="ce25" office:value-type="float" office:value="0.0000166627" calcext:value-type="float">
            <text:p>1.67E-05</text:p>
          </table:table-cell>
        </table:table-row>
        <table:table-row table:style-name="ro1">
          <table:table-cell office:value-type="string" calcext:value-type="string">
            <text:p>alpha13</text:p>
          </table:table-cell>
          <table:table-cell office:value-type="float" office:value="0.00032252" calcext:value-type="float">
            <text:p>3.23E-04</text:p>
          </table:table-cell>
          <table:table-cell office:value-type="float" office:value="-0.000484286" calcext:value-type="float">
            <text:p>-4.84E-04</text:p>
          </table:table-cell>
          <table:table-cell office:value-type="float" office:value="-0.000469037" calcext:value-type="float">
            <text:p>-4.69E-04</text:p>
          </table:table-cell>
          <table:table-cell office:value-type="float" office:value="0.0000403046" calcext:value-type="float">
            <text:p>4.03E-05</text:p>
          </table:table-cell>
          <table:table-cell office:value-type="float" office:value="-0.00207129" calcext:value-type="float">
            <text:p>-2.07E-03</text:p>
          </table:table-cell>
          <table:table-cell office:value-type="float" office:value="-0.0000584169" calcext:value-type="float">
            <text:p>-5.84E-05</text:p>
          </table:table-cell>
          <table:table-cell office:value-type="float" office:value="-0.0000598717" calcext:value-type="float">
            <text:p>-5.99E-05</text:p>
          </table:table-cell>
          <table:table-cell office:value-type="float" office:value="0.0000660991" calcext:value-type="float">
            <text:p>6.61E-05</text:p>
          </table:table-cell>
          <table:table-cell office:value-type="float" office:value="0.000240739" calcext:value-type="float">
            <text:p>2.41E-04</text:p>
          </table:table-cell>
          <table:table-cell office:value-type="float" office:value="0.0000413983" calcext:value-type="float">
            <text:p>4.14E-05</text:p>
          </table:table-cell>
          <table:table-cell office:value-type="float" office:value="-0.000301926" calcext:value-type="float">
            <text:p>-3.02E-04</text:p>
          </table:table-cell>
          <table:table-cell office:value-type="float" office:value="0.000157172" calcext:value-type="float">
            <text:p>1.57E-04</text:p>
          </table:table-cell>
          <table:table-cell office:value-type="float" office:value="-0.00124304" calcext:value-type="float">
            <text:p>-1.24E-03</text:p>
          </table:table-cell>
          <table:table-cell office:value-type="float" office:value="-0.0000241946" calcext:value-type="float">
            <text:p>-2.42E-05</text:p>
          </table:table-cell>
          <table:table-cell office:value-type="float" office:value="-0.0000592678" calcext:value-type="float">
            <text:p>-5.93E-05</text:p>
          </table:table-cell>
          <table:table-cell office:value-type="float" office:value="-0.0000823532" calcext:value-type="float">
            <text:p>-8.24E-05</text:p>
          </table:table-cell>
          <table:table-cell office:value-type="float" office:value="0.000559318" calcext:value-type="float">
            <text:p>5.59E-04</text:p>
          </table:table-cell>
          <table:table-cell office:value-type="float" office:value="0.0000624336" calcext:value-type="float">
            <text:p>6.24E-05</text:p>
          </table:table-cell>
          <table:table-cell office:value-type="float" office:value="0.000162903" calcext:value-type="float">
            <text:p>1.63E-04</text:p>
          </table:table-cell>
          <table:table-cell office:value-type="float" office:value="0.0000154852" calcext:value-type="float">
            <text:p>1.55E-05</text:p>
          </table:table-cell>
          <table:table-cell office:value-type="float" office:value="-0.00000439695" calcext:value-type="float">
            <text:p>-4.40E-06</text:p>
          </table:table-cell>
          <table:table-cell office:value-type="float" office:value="-0.0000606225" calcext:value-type="float">
            <text:p>-6.06E-05</text:p>
          </table:table-cell>
          <table:table-cell office:value-type="float" office:value="-0.000018912" calcext:value-type="float">
            <text:p>-1.89E-05</text:p>
          </table:table-cell>
          <table:table-cell office:value-type="float" office:value="0.00010509" calcext:value-type="float">
            <text:p>1.05E-04</text:p>
          </table:table-cell>
          <table:table-cell office:value-type="float" office:value="0.00000830307" calcext:value-type="float">
            <text:p>8.30E-06</text:p>
          </table:table-cell>
          <table:table-cell office:value-type="float" office:value="0.0000236242" calcext:value-type="float">
            <text:p>2.36E-05</text:p>
          </table:table-cell>
          <table:table-cell office:value-type="float" office:value="-0.00000313768" calcext:value-type="float">
            <text:p>-3.14E-06</text:p>
          </table:table-cell>
          <table:table-cell office:value-type="float" office:value="-0.0000399263" calcext:value-type="float">
            <text:p>-3.99E-05</text:p>
          </table:table-cell>
          <table:table-cell office:value-type="float" office:value="0.0000898608" calcext:value-type="float">
            <text:p>8.99E-05</text:p>
          </table:table-cell>
          <table:table-cell office:value-type="float" office:value="-0.000122514" calcext:value-type="float">
            <text:p>-1.23E-04</text:p>
          </table:table-cell>
          <table:table-cell office:value-type="float" office:value="-0.00038347" calcext:value-type="float">
            <text:p>-3.83E-04</text:p>
          </table:table-cell>
          <table:table-cell office:value-type="float" office:value="0.00000134561" calcext:value-type="float">
            <text:p>1.35E-06</text:p>
          </table:table-cell>
          <table:table-cell office:value-type="float" office:value="0.000038161" calcext:value-type="float">
            <text:p>3.82E-05</text:p>
          </table:table-cell>
          <table:table-cell office:value-type="float" office:value="0.0000482299" calcext:value-type="float">
            <text:p>4.82E-05</text:p>
          </table:table-cell>
          <table:table-cell office:value-type="float" office:value="-0.0000269147" calcext:value-type="float">
            <text:p>-2.69E-05</text:p>
          </table:table-cell>
          <table:table-cell office:value-type="float" office:value="0.000287226" calcext:value-type="float">
            <text:p>2.87E-04</text:p>
          </table:table-cell>
          <table:table-cell office:value-type="float" office:value="0.000248132" calcext:value-type="float">
            <text:p>2.48E-04</text:p>
          </table:table-cell>
          <table:table-cell office:value-type="float" office:value="0.0000638561" calcext:value-type="float">
            <text:p>6.39E-05</text:p>
          </table:table-cell>
          <table:table-cell office:value-type="float" office:value="-0.0000000633687" calcext:value-type="float">
            <text:p>-6.34E-08</text:p>
          </table:table-cell>
          <table:table-cell office:value-type="float" office:value="-0.0000224766" calcext:value-type="float">
            <text:p>-2.25E-05</text:p>
          </table:table-cell>
          <table:table-cell office:value-type="float" office:value="0.00000941167" calcext:value-type="float">
            <text:p>9.41E-06</text:p>
          </table:table-cell>
          <table:table-cell office:value-type="float" office:value="-0.00000260911" calcext:value-type="float">
            <text:p>-2.61E-06</text:p>
          </table:table-cell>
          <table:table-cell table:style-name="ce25" office:value-type="float" office:value="0.00000919134" calcext:value-type="float">
            <text:p>9.19E-06</text:p>
          </table:table-cell>
        </table:table-row>
        <table:table-row table:style-name="ro1">
          <table:table-cell office:value-type="string" calcext:value-type="string">
            <text:p>alpha14</text:p>
          </table:table-cell>
          <table:table-cell office:value-type="float" office:value="0.000109542" calcext:value-type="float">
            <text:p>1.10E-04</text:p>
          </table:table-cell>
          <table:table-cell office:value-type="float" office:value="-0.000158733" calcext:value-type="float">
            <text:p>-1.59E-04</text:p>
          </table:table-cell>
          <table:table-cell office:value-type="float" office:value="-0.000158641" calcext:value-type="float">
            <text:p>-1.59E-04</text:p>
          </table:table-cell>
          <table:table-cell office:value-type="float" office:value="0.0000154727" calcext:value-type="float">
            <text:p>1.55E-05</text:p>
          </table:table-cell>
          <table:table-cell office:value-type="float" office:value="-0.000714337" calcext:value-type="float">
            <text:p>-7.14E-04</text:p>
          </table:table-cell>
          <table:table-cell office:value-type="float" office:value="-0.0000204841" calcext:value-type="float">
            <text:p>-2.05E-05</text:p>
          </table:table-cell>
          <table:table-cell office:value-type="float" office:value="-0.0000216027" calcext:value-type="float">
            <text:p>-2.16E-05</text:p>
          </table:table-cell>
          <table:table-cell office:value-type="float" office:value="0.0000222388" calcext:value-type="float">
            <text:p>2.22E-05</text:p>
          </table:table-cell>
          <table:table-cell office:value-type="float" office:value="0.0000808957" calcext:value-type="float">
            <text:p>8.09E-05</text:p>
          </table:table-cell>
          <table:table-cell office:value-type="float" office:value="0.0000236798" calcext:value-type="float">
            <text:p>2.37E-05</text:p>
          </table:table-cell>
          <table:table-cell office:value-type="float" office:value="-0.000100276" calcext:value-type="float">
            <text:p>-1.00E-04</text:p>
          </table:table-cell>
          <table:table-cell office:value-type="float" office:value="0.0000555876" calcext:value-type="float">
            <text:p>5.56E-05</text:p>
          </table:table-cell>
          <table:table-cell office:value-type="float" office:value="-0.000425153" calcext:value-type="float">
            <text:p>-4.25E-04</text:p>
          </table:table-cell>
          <table:table-cell office:value-type="float" office:value="-0.00000835132" calcext:value-type="float">
            <text:p>-8.35E-06</text:p>
          </table:table-cell>
          <table:table-cell office:value-type="float" office:value="-0.0000183243" calcext:value-type="float">
            <text:p>-1.83E-05</text:p>
          </table:table-cell>
          <table:table-cell office:value-type="float" office:value="-0.0000297699" calcext:value-type="float">
            <text:p>-2.98E-05</text:p>
          </table:table-cell>
          <table:table-cell office:value-type="float" office:value="0.000202517" calcext:value-type="float">
            <text:p>2.03E-04</text:p>
          </table:table-cell>
          <table:table-cell office:value-type="float" office:value="0.0000249178" calcext:value-type="float">
            <text:p>2.49E-05</text:p>
          </table:table-cell>
          <table:table-cell office:value-type="float" office:value="0.0000575512" calcext:value-type="float">
            <text:p>5.76E-05</text:p>
          </table:table-cell>
          <table:table-cell office:value-type="float" office:value="0.00000764392" calcext:value-type="float">
            <text:p>7.64E-06</text:p>
          </table:table-cell>
          <table:table-cell office:value-type="float" office:value="-0.00000117293" calcext:value-type="float">
            <text:p>-1.17E-06</text:p>
          </table:table-cell>
          <table:table-cell office:value-type="float" office:value="-0.0000215938" calcext:value-type="float">
            <text:p>-2.16E-05</text:p>
          </table:table-cell>
          <table:table-cell office:value-type="float" office:value="-0.00000665084" calcext:value-type="float">
            <text:p>-6.65E-06</text:p>
          </table:table-cell>
          <table:table-cell office:value-type="float" office:value="0.000037163" calcext:value-type="float">
            <text:p>3.72E-05</text:p>
          </table:table-cell>
          <table:table-cell office:value-type="float" office:value="0.00000374959" calcext:value-type="float">
            <text:p>3.75E-06</text:p>
          </table:table-cell>
          <table:table-cell office:value-type="float" office:value="0.00000809188" calcext:value-type="float">
            <text:p>8.09E-06</text:p>
          </table:table-cell>
          <table:table-cell office:value-type="float" office:value="-0.00000106458" calcext:value-type="float">
            <text:p>-1.06E-06</text:p>
          </table:table-cell>
          <table:table-cell office:value-type="float" office:value="-0.000013145" calcext:value-type="float">
            <text:p>-1.31E-05</text:p>
          </table:table-cell>
          <table:table-cell office:value-type="float" office:value="0.0000588196" calcext:value-type="float">
            <text:p>5.88E-05</text:p>
          </table:table-cell>
          <table:table-cell office:value-type="float" office:value="-0.0000913843" calcext:value-type="float">
            <text:p>-9.14E-05</text:p>
          </table:table-cell>
          <table:table-cell office:value-type="float" office:value="-0.000244783" calcext:value-type="float">
            <text:p>-2.45E-04</text:p>
          </table:table-cell>
          <table:table-cell office:value-type="float" office:value="-0.00000414563" calcext:value-type="float">
            <text:p>-4.15E-06</text:p>
          </table:table-cell>
          <table:table-cell office:value-type="float" office:value="0.0000278161" calcext:value-type="float">
            <text:p>2.78E-05</text:p>
          </table:table-cell>
          <table:table-cell office:value-type="float" office:value="0.0000311449" calcext:value-type="float">
            <text:p>3.11E-05</text:p>
          </table:table-cell>
          <table:table-cell office:value-type="float" office:value="-0.0000187073" calcext:value-type="float">
            <text:p>-1.87E-05</text:p>
          </table:table-cell>
          <table:table-cell office:value-type="float" office:value="0.000189076" calcext:value-type="float">
            <text:p>1.89E-04</text:p>
          </table:table-cell>
          <table:table-cell office:value-type="float" office:value="0.000156533" calcext:value-type="float">
            <text:p>1.57E-04</text:p>
          </table:table-cell>
          <table:table-cell office:value-type="float" office:value="0.0000431427" calcext:value-type="float">
            <text:p>4.31E-05</text:p>
          </table:table-cell>
          <table:table-cell office:value-type="float" office:value="-0.0000000231292" calcext:value-type="float">
            <text:p>-2.31E-08</text:p>
          </table:table-cell>
          <table:table-cell office:value-type="float" office:value="-0.0000082036" calcext:value-type="float">
            <text:p>-8.20E-06</text:p>
          </table:table-cell>
          <table:table-cell office:value-type="float" office:value="0.00000343511" calcext:value-type="float">
            <text:p>3.44E-06</text:p>
          </table:table-cell>
          <table:table-cell office:value-type="float" office:value="-0.000000952284" calcext:value-type="float">
            <text:p>-9.52E-07</text:p>
          </table:table-cell>
          <table:table-cell table:style-name="ce25" office:value-type="float" office:value="0.0000033547" calcext:value-type="float">
            <text:p>3.35E-06</text:p>
          </table:table-cell>
        </table:table-row>
        <table:table-row table:style-name="ro1">
          <table:table-cell office:value-type="string" calcext:value-type="string">
            <text:p>alpha15</text:p>
          </table:table-cell>
          <table:table-cell office:value-type="float" office:value="0.00026028" calcext:value-type="float">
            <text:p>2.60E-04</text:p>
          </table:table-cell>
          <table:table-cell office:value-type="float" office:value="-0.000448638" calcext:value-type="float">
            <text:p>-4.49E-04</text:p>
          </table:table-cell>
          <table:table-cell office:value-type="float" office:value="-0.000383619" calcext:value-type="float">
            <text:p>-3.84E-04</text:p>
          </table:table-cell>
          <table:table-cell office:value-type="float" office:value="0.0000182661" calcext:value-type="float">
            <text:p>1.83E-05</text:p>
          </table:table-cell>
          <table:table-cell office:value-type="float" office:value="-0.00157783" calcext:value-type="float">
            <text:p>-1.58E-03</text:p>
          </table:table-cell>
          <table:table-cell office:value-type="float" office:value="-0.000041346" calcext:value-type="float">
            <text:p>-4.13E-05</text:p>
          </table:table-cell>
          <table:table-cell office:value-type="float" office:value="-0.0000348083" calcext:value-type="float">
            <text:p>-3.48E-05</text:p>
          </table:table-cell>
          <table:table-cell office:value-type="float" office:value="0.0000548077" calcext:value-type="float">
            <text:p>5.48E-05</text:p>
          </table:table-cell>
          <table:table-cell office:value-type="float" office:value="0.000202651" calcext:value-type="float">
            <text:p>2.03E-04</text:p>
          </table:table-cell>
          <table:table-cell office:value-type="float" office:value="-0.0000611081" calcext:value-type="float">
            <text:p>-6.11E-05</text:p>
          </table:table-cell>
          <table:table-cell office:value-type="float" office:value="-0.000264259" calcext:value-type="float">
            <text:p>-2.64E-04</text:p>
          </table:table-cell>
          <table:table-cell office:value-type="float" office:value="0.000109298" calcext:value-type="float">
            <text:p>1.09E-04</text:p>
          </table:table-cell>
          <table:table-cell office:value-type="float" office:value="-0.000981409" calcext:value-type="float">
            <text:p>-9.81E-04</text:p>
          </table:table-cell>
          <table:table-cell office:value-type="float" office:value="-0.0000183811" calcext:value-type="float">
            <text:p>-1.84E-05</text:p>
          </table:table-cell>
          <table:table-cell office:value-type="float" office:value="-0.0000690706" calcext:value-type="float">
            <text:p>-6.91E-05</text:p>
          </table:table-cell>
          <table:table-cell office:value-type="float" office:value="-0.0000509595" calcext:value-type="float">
            <text:p>-5.10E-05</text:p>
          </table:table-cell>
          <table:table-cell office:value-type="float" office:value="0.000321239" calcext:value-type="float">
            <text:p>3.21E-04</text:p>
          </table:table-cell>
          <table:table-cell office:value-type="float" office:value="0.0000120127" calcext:value-type="float">
            <text:p>1.20E-05</text:p>
          </table:table-cell>
          <table:table-cell office:value-type="float" office:value="0.000112065" calcext:value-type="float">
            <text:p>1.12E-04</text:p>
          </table:table-cell>
          <table:table-cell office:value-type="float" office:value="-0.0000100265" calcext:value-type="float">
            <text:p>-1.00E-05</text:p>
          </table:table-cell>
          <table:table-cell office:value-type="float" office:value="-0.00000657577" calcext:value-type="float">
            <text:p>-6.58E-06</text:p>
          </table:table-cell>
          <table:table-cell office:value-type="float" office:value="-0.0000414139" calcext:value-type="float">
            <text:p>-4.14E-05</text:p>
          </table:table-cell>
          <table:table-cell office:value-type="float" office:value="-0.0000133819" calcext:value-type="float">
            <text:p>-1.34E-05</text:p>
          </table:table-cell>
          <table:table-cell office:value-type="float" office:value="0.0000727068" calcext:value-type="float">
            <text:p>7.27E-05</text:p>
          </table:table-cell>
          <table:table-cell office:value-type="float" office:value="-0.00000229152" calcext:value-type="float">
            <text:p>-2.29E-06</text:p>
          </table:table-cell>
          <table:table-cell office:value-type="float" office:value="0.0000189766" calcext:value-type="float">
            <text:p>1.90E-05</text:p>
          </table:table-cell>
          <table:table-cell office:value-type="float" office:value="-0.00000237201" calcext:value-type="float">
            <text:p>-2.37E-06</text:p>
          </table:table-cell>
          <table:table-cell office:value-type="float" office:value="-0.0000384118" calcext:value-type="float">
            <text:p>-3.84E-05</text:p>
          </table:table-cell>
          <table:table-cell office:value-type="float" office:value="0.0000521246" calcext:value-type="float">
            <text:p>5.21E-05</text:p>
          </table:table-cell>
          <table:table-cell office:value-type="float" office:value="-0.0000942297" calcext:value-type="float">
            <text:p>-9.42E-05</text:p>
          </table:table-cell>
          <table:table-cell office:value-type="float" office:value="-0.000208952" calcext:value-type="float">
            <text:p>-2.09E-04</text:p>
          </table:table-cell>
          <table:table-cell office:value-type="float" office:value="-0.00000973399" calcext:value-type="float">
            <text:p>-9.73E-06</text:p>
          </table:table-cell>
          <table:table-cell office:value-type="float" office:value="0.0000287426" calcext:value-type="float">
            <text:p>2.87E-05</text:p>
          </table:table-cell>
          <table:table-cell office:value-type="float" office:value="0.0000272" calcext:value-type="float">
            <text:p>2.72E-05</text:p>
          </table:table-cell>
          <table:table-cell office:value-type="float" office:value="-0.0000177631" calcext:value-type="float">
            <text:p>-1.78E-05</text:p>
          </table:table-cell>
          <table:table-cell office:value-type="float" office:value="0.000166645" calcext:value-type="float">
            <text:p>1.67E-04</text:p>
          </table:table-cell>
          <table:table-cell office:value-type="float" office:value="0.000130582" calcext:value-type="float">
            <text:p>1.31E-04</text:p>
          </table:table-cell>
          <table:table-cell office:value-type="float" office:value="0.0000393132" calcext:value-type="float">
            <text:p>3.93E-05</text:p>
          </table:table-cell>
          <table:table-cell office:value-type="float" office:value="-0.0000000256104" calcext:value-type="float">
            <text:p>-2.56E-08</text:p>
          </table:table-cell>
          <table:table-cell office:value-type="float" office:value="-0.00000908391" calcext:value-type="float">
            <text:p>-9.08E-06</text:p>
          </table:table-cell>
          <table:table-cell office:value-type="float" office:value="0.00000380373" calcext:value-type="float">
            <text:p>3.80E-06</text:p>
          </table:table-cell>
          <table:table-cell office:value-type="float" office:value="-0.00000105447" calcext:value-type="float">
            <text:p>-1.05E-06</text:p>
          </table:table-cell>
          <table:table-cell table:style-name="ce25" office:value-type="float" office:value="0.00000371468" calcext:value-type="float">
            <text:p>3.71E-06</text:p>
          </table:table-cell>
        </table:table-row>
        <table:table-row table:style-name="ro1">
          <table:table-cell/>
          <table:table-cell table:style-name="Default" table:number-columns-repeated="27"/>
          <table:table-cell table:style-name="ce22"/>
          <table:table-cell office:value-type="float" office:value="0.0000183451" calcext:value-type="float">
            <text:p>1.83E-05</text:p>
          </table:table-cell>
          <table:table-cell office:value-type="float" office:value="-0.0000324355" calcext:value-type="float">
            <text:p>-3.24E-05</text:p>
          </table:table-cell>
          <table:table-cell office:value-type="float" office:value="-0.0000740531" calcext:value-type="float">
            <text:p>-7.41E-05</text:p>
          </table:table-cell>
          <table:table-cell office:value-type="float" office:value="-0.00000307895" calcext:value-type="float">
            <text:p>-3.08E-06</text:p>
          </table:table-cell>
          <table:table-cell office:value-type="float" office:value="0.0000098001" calcext:value-type="float">
            <text:p>9.80E-06</text:p>
          </table:table-cell>
          <table:table-cell office:value-type="float" office:value="0.00000958225" calcext:value-type="float">
            <text:p>9.58E-06</text:p>
          </table:table-cell>
          <table:table-cell office:value-type="float" office:value="-0.0000061995" calcext:value-type="float">
            <text:p>-6.20E-06</text:p>
          </table:table-cell>
          <table:table-cell office:value-type="float" office:value="0.0000589692" calcext:value-type="float">
            <text:p>5.90E-05</text:p>
          </table:table-cell>
          <table:table-cell office:value-type="float" office:value="0.0000465496" calcext:value-type="float">
            <text:p>4.65E-05</text:p>
          </table:table-cell>
          <table:table-cell office:value-type="float" office:value="0.0000138399" calcext:value-type="float">
            <text:p>1.38E-05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7"/>
          <table:table-cell table:style-name="ce22"/>
          <table:table-cell office:value-type="float" office:value="0.0000388037" calcext:value-type="float">
            <text:p>3.88E-05</text:p>
          </table:table-cell>
          <table:table-cell office:value-type="float" office:value="-0.0000784513" calcext:value-type="float">
            <text:p>-7.85E-05</text:p>
          </table:table-cell>
          <table:table-cell office:value-type="float" office:value="-0.000150384" calcext:value-type="float">
            <text:p>-1.50E-04</text:p>
          </table:table-cell>
          <table:table-cell office:value-type="float" office:value="-0.0000110767" calcext:value-type="float">
            <text:p>-1.11E-05</text:p>
          </table:table-cell>
          <table:table-cell office:value-type="float" office:value="0.0000241752" calcext:value-type="float">
            <text:p>2.42E-05</text:p>
          </table:table-cell>
          <table:table-cell office:value-type="float" office:value="0.000020028" calcext:value-type="float">
            <text:p>2.00E-05</text:p>
          </table:table-cell>
          <table:table-cell office:value-type="float" office:value="-0.000013936" calcext:value-type="float">
            <text:p>-1.39E-05</text:p>
          </table:table-cell>
          <table:table-cell office:value-type="float" office:value="0.000122856" calcext:value-type="float">
            <text:p>1.23E-04</text:p>
          </table:table-cell>
          <table:table-cell office:value-type="float" office:value="0.0000917736" calcext:value-type="float">
            <text:p>9.18E-05</text:p>
          </table:table-cell>
          <table:table-cell office:value-type="float" office:value="0.0000297959" calcext:value-type="float">
            <text:p>2.98E-05</text:p>
          </table:table-cell>
          <table:table-cell table:style-name="Default" table:number-columns-repeated="5"/>
        </table:table-row>
      </table:table>
      <table:table table:name="Sheet3" table:style-name="ta1">
        <table:table-column table:style-name="co2" table:default-cell-style-name="Default"/>
        <table:table-column table:style-name="co2" table:number-columns-repeated="7" table:default-cell-style-name="ce18"/>
        <table:table-column table:style-name="co2" table:number-columns-repeated="7" table:default-cell-style-name="ce24"/>
        <table:table-column table:style-name="co2" table:number-columns-repeated="13" table:default-cell-style-name="ce26"/>
        <table:table-column table:style-name="co2" table:number-columns-repeated="10" table:default-cell-style-name="ce27"/>
        <table:table-column table:style-name="co2" table:number-columns-repeated="3" table:default-cell-style-name="ce28"/>
        <table:table-column table:style-name="co2" table:number-columns-repeated="2" table:default-cell-style-name="ce29"/>
        <table:table-row table:style-name="ro1">
          <table:table-cell/>
          <table:table-cell table:style-name="ce17" office:value-type="string" calcext:value-type="string">
            <text:p>p1</text:p>
          </table:table-cell>
          <table:table-cell table:style-name="ce17" office:value-type="string" calcext:value-type="string">
            <text:p>p2</text:p>
          </table:table-cell>
          <table:table-cell table:style-name="ce17" office:value-type="string" calcext:value-type="string">
            <text:p>p3</text:p>
          </table:table-cell>
          <table:table-cell table:style-name="ce17" office:value-type="string" calcext:value-type="string">
            <text:p>p4</text:p>
          </table:table-cell>
          <table:table-cell table:style-name="ce17" office:value-type="string" calcext:value-type="string">
            <text:p>p5</text:p>
          </table:table-cell>
          <table:table-cell table:style-name="ce17" office:value-type="string" calcext:value-type="string">
            <text:p>p6</text:p>
          </table:table-cell>
          <table:table-cell table:style-name="ce17" office:value-type="string" calcext:value-type="string">
            <text:p>p7</text:p>
          </table:table-cell>
          <table:table-cell table:style-name="ce14" office:value-type="string" calcext:value-type="string">
            <text:p>p8</text:p>
          </table:table-cell>
          <table:table-cell table:style-name="ce14" office:value-type="string" calcext:value-type="string">
            <text:p>p9</text:p>
          </table:table-cell>
          <table:table-cell table:style-name="ce14" office:value-type="string" calcext:value-type="string">
            <text:p>p10</text:p>
          </table:table-cell>
          <table:table-cell table:style-name="ce14" office:value-type="string" calcext:value-type="string">
            <text:p>p11</text:p>
          </table:table-cell>
          <table:table-cell table:style-name="ce14" office:value-type="string" calcext:value-type="string">
            <text:p>p12</text:p>
          </table:table-cell>
          <table:table-cell table:style-name="ce14" office:value-type="string" calcext:value-type="string">
            <text:p>p13</text:p>
          </table:table-cell>
          <table:table-cell table:style-name="ce14" office:value-type="string" calcext:value-type="string">
            <text:p>p14</text:p>
          </table:table-cell>
          <table:table-cell table:style-name="ce4" office:value-type="string" calcext:value-type="string">
            <text:p>p15</text:p>
          </table:table-cell>
          <table:table-cell table:style-name="ce4" office:value-type="string" calcext:value-type="string">
            <text:p>p16</text:p>
          </table:table-cell>
          <table:table-cell table:style-name="ce4" office:value-type="string" calcext:value-type="string">
            <text:p>p17</text:p>
          </table:table-cell>
          <table:table-cell table:style-name="ce4" office:value-type="string" calcext:value-type="string">
            <text:p>p18</text:p>
          </table:table-cell>
          <table:table-cell table:style-name="ce4" office:value-type="string" calcext:value-type="string">
            <text:p>p19</text:p>
          </table:table-cell>
          <table:table-cell table:style-name="ce4" office:value-type="string" calcext:value-type="string">
            <text:p>p20</text:p>
          </table:table-cell>
          <table:table-cell table:style-name="ce4" office:value-type="string" calcext:value-type="string">
            <text:p>p21</text:p>
          </table:table-cell>
          <table:table-cell table:style-name="ce4" office:value-type="string" calcext:value-type="string">
            <text:p>p22</text:p>
          </table:table-cell>
          <table:table-cell table:style-name="ce4" office:value-type="string" calcext:value-type="string">
            <text:p>p23</text:p>
          </table:table-cell>
          <table:table-cell table:style-name="ce4" office:value-type="string" calcext:value-type="string">
            <text:p>p24</text:p>
          </table:table-cell>
          <table:table-cell table:style-name="ce4" office:value-type="string" calcext:value-type="string">
            <text:p>p25</text:p>
          </table:table-cell>
          <table:table-cell table:style-name="ce4" office:value-type="string" calcext:value-type="string">
            <text:p>p26</text:p>
          </table:table-cell>
          <table:table-cell table:style-name="ce4" office:value-type="string" calcext:value-type="string">
            <text:p>p27</text:p>
          </table:table-cell>
          <table:table-cell table:style-name="ce5" office:value-type="string" calcext:value-type="string">
            <text:p>p28</text:p>
          </table:table-cell>
          <table:table-cell table:style-name="ce5" office:value-type="string" calcext:value-type="string">
            <text:p>p29</text:p>
          </table:table-cell>
          <table:table-cell table:style-name="ce5" office:value-type="string" calcext:value-type="string">
            <text:p>p30</text:p>
          </table:table-cell>
          <table:table-cell table:style-name="ce5" office:value-type="string" calcext:value-type="string">
            <text:p>p31</text:p>
          </table:table-cell>
          <table:table-cell table:style-name="ce5" office:value-type="string" calcext:value-type="string">
            <text:p>p32</text:p>
          </table:table-cell>
          <table:table-cell table:style-name="ce5" office:value-type="string" calcext:value-type="string">
            <text:p>p33</text:p>
          </table:table-cell>
          <table:table-cell table:style-name="ce5" office:value-type="string" calcext:value-type="string">
            <text:p>p34</text:p>
          </table:table-cell>
          <table:table-cell table:style-name="ce5" office:value-type="string" calcext:value-type="string">
            <text:p>p35</text:p>
          </table:table-cell>
          <table:table-cell table:style-name="ce5" office:value-type="string" calcext:value-type="string">
            <text:p>p36</text:p>
          </table:table-cell>
          <table:table-cell table:style-name="ce5" office:value-type="string" calcext:value-type="string">
            <text:p>p37</text:p>
          </table:table-cell>
          <table:table-cell table:style-name="ce6" office:value-type="string" calcext:value-type="string">
            <text:p>p38</text:p>
          </table:table-cell>
          <table:table-cell table:style-name="ce6" office:value-type="string" calcext:value-type="string">
            <text:p>p39</text:p>
          </table:table-cell>
          <table:table-cell table:style-name="ce6" office:value-type="string" calcext:value-type="string">
            <text:p>p40</text:p>
          </table:table-cell>
          <table:table-cell table:style-name="ce7" office:value-type="string" calcext:value-type="string">
            <text:p>p41</text:p>
          </table:table-cell>
          <table:table-cell table:style-name="ce7" office:value-type="string" calcext:value-type="string">
            <text:p>p42</text:p>
          </table:table-cell>
        </table:table-row>
        <table:table-row table:style-name="ro1">
          <table:table-cell office:value-type="string" calcext:value-type="string">
            <text:p>alpha1</text:p>
          </table:table-cell>
          <table:table-cell office:value-type="float" office:value="-0.367641" calcext:value-type="float">
            <text:p>-3.68E-01</text:p>
          </table:table-cell>
          <table:table-cell office:value-type="float" office:value="-10419900000000" calcext:value-type="float">
            <text:p>-1.04E+13</text:p>
          </table:table-cell>
          <table:table-cell office:value-type="float" office:value="-9484410000000" calcext:value-type="float">
            <text:p>-9.48E+12</text:p>
          </table:table-cell>
          <table:table-cell office:value-type="float" office:value="-1213220000000" calcext:value-type="float">
            <text:p>-1.21E+12</text:p>
          </table:table-cell>
          <table:table-cell office:value-type="float" office:value="7281180000000" calcext:value-type="float">
            <text:p>7.28E+12</text:p>
          </table:table-cell>
          <table:table-cell office:value-type="float" office:value="234523000000" calcext:value-type="float">
            <text:p>2.35E+11</text:p>
          </table:table-cell>
          <table:table-cell office:value-type="float" office:value="1423720000000" calcext:value-type="float">
            <text:p>1.42E+12</text:p>
          </table:table-cell>
          <table:table-cell office:value-type="float" office:value="-654779000000" calcext:value-type="float">
            <text:p>-6.55E+11</text:p>
          </table:table-cell>
          <table:table-cell office:value-type="float" office:value="-2217480000000" calcext:value-type="float">
            <text:p>-2.22E+12</text:p>
          </table:table-cell>
          <table:table-cell office:value-type="float" office:value="-1990440000000" calcext:value-type="float">
            <text:p>-1.99E+12</text:p>
          </table:table-cell>
          <table:table-cell office:value-type="float" office:value="-148545000000" calcext:value-type="float">
            <text:p>-1.49E+11</text:p>
          </table:table-cell>
          <table:table-cell office:value-type="float" office:value="1513100000000" calcext:value-type="float">
            <text:p>1.51E+12</text:p>
          </table:table-cell>
          <table:table-cell office:value-type="float" office:value="24148900000" calcext:value-type="float">
            <text:p>2.41E+10</text:p>
          </table:table-cell>
          <table:table-cell office:value-type="float" office:value="-420070000000" calcext:value-type="float">
            <text:p>-4.20E+11</text:p>
          </table:table-cell>
          <table:table-cell office:value-type="float" office:value="-12565600000000" calcext:value-type="float">
            <text:p>-1.26E+13</text:p>
          </table:table-cell>
          <table:table-cell office:value-type="float" office:value="-46590400000000" calcext:value-type="float">
            <text:p>-4.66E+13</text:p>
          </table:table-cell>
          <table:table-cell office:value-type="float" office:value="-38764100000000" calcext:value-type="float">
            <text:p>-3.88E+13</text:p>
          </table:table-cell>
          <table:table-cell office:value-type="float" office:value="-2598910000000" calcext:value-type="float">
            <text:p>-2.60E+12</text:p>
          </table:table-cell>
          <table:table-cell office:value-type="float" office:value="12151400000000" calcext:value-type="float">
            <text:p>1.22E+13</text:p>
          </table:table-cell>
          <table:table-cell office:value-type="float" office:value="2196390000000" calcext:value-type="float">
            <text:p>2.20E+12</text:p>
          </table:table-cell>
          <table:table-cell office:value-type="float" office:value="-13580200000000" calcext:value-type="float">
            <text:p>-1.36E+13</text:p>
          </table:table-cell>
          <table:table-cell office:value-type="float" office:value="-1435870000000" calcext:value-type="float">
            <text:p>-1.44E+12</text:p>
          </table:table-cell>
          <table:table-cell office:value-type="float" office:value="-4018880000000" calcext:value-type="float">
            <text:p>-4.02E+12</text:p>
          </table:table-cell>
          <table:table-cell office:value-type="float" office:value="-3445740000000" calcext:value-type="float">
            <text:p>-3.45E+12</text:p>
          </table:table-cell>
          <table:table-cell office:value-type="float" office:value="-137251000000" calcext:value-type="float">
            <text:p>-1.37E+11</text:p>
          </table:table-cell>
          <table:table-cell office:value-type="float" office:value="-1177820000000" calcext:value-type="float">
            <text:p>-1.18E+12</text:p>
          </table:table-cell>
          <table:table-cell office:value-type="float" office:value="8708950000000" calcext:value-type="float">
            <text:p>8.71E+12</text:p>
          </table:table-cell>
          <table:table-cell office:value-type="float" office:value="-288244000000" calcext:value-type="float">
            <text:p>-2.88E+11</text:p>
          </table:table-cell>
          <table:table-cell office:value-type="float" office:value="-1725890000000" calcext:value-type="float">
            <text:p>-1.73E+12</text:p>
          </table:table-cell>
          <table:table-cell office:value-type="float" office:value="-1199410000000" calcext:value-type="float">
            <text:p>-1.20E+12</text:p>
          </table:table-cell>
          <table:table-cell office:value-type="float" office:value="-232171000000" calcext:value-type="float">
            <text:p>-2.32E+11</text:p>
          </table:table-cell>
          <table:table-cell office:value-type="float" office:value="400567000000" calcext:value-type="float">
            <text:p>4.01E+11</text:p>
          </table:table-cell>
          <table:table-cell office:value-type="float" office:value="37373500000" calcext:value-type="float">
            <text:p>3.74E+10</text:p>
          </table:table-cell>
          <table:table-cell office:value-type="float" office:value="-40809500000" calcext:value-type="float">
            <text:p>-4.08E+10</text:p>
          </table:table-cell>
          <table:table-cell table:number-columns-repeated="2" office:value-type="float" office:value="-479840000000" calcext:value-type="float">
            <text:p>-4.80E+11</text:p>
          </table:table-cell>
          <table:table-cell office:value-type="float" office:value="-80237600000" calcext:value-type="float">
            <text:p>-8.02E+10</text:p>
          </table:table-cell>
          <table:table-cell office:value-type="float" office:value="-68082800000000" calcext:value-type="float">
            <text:p>-6.81E+13</text:p>
          </table:table-cell>
          <table:table-cell table:number-columns-repeated="2" office:value-type="float" office:value="-29318900000000" calcext:value-type="float">
            <text:p>-2.93E+13</text:p>
          </table:table-cell>
          <table:table-cell office:value-type="float" office:value="15874800000000" calcext:value-type="float">
            <text:p>1.59E+13</text:p>
          </table:table-cell>
          <table:table-cell office:value-type="float" office:value="1047510000000" calcext:value-type="float">
            <text:p>1.05E+12</text:p>
          </table:table-cell>
        </table:table-row>
        <table:table-row table:style-name="ro1">
          <table:table-cell office:value-type="string" calcext:value-type="string">
            <text:p>alpha2</text:p>
          </table:table-cell>
          <table:table-cell office:value-type="float" office:value="0.194411" calcext:value-type="float">
            <text:p>1.94E-01</text:p>
          </table:table-cell>
          <table:table-cell office:value-type="float" office:value="-11284400000000" calcext:value-type="float">
            <text:p>-1.13E+13</text:p>
          </table:table-cell>
          <table:table-cell office:value-type="float" office:value="-10091500000000" calcext:value-type="float">
            <text:p>-1.01E+13</text:p>
          </table:table-cell>
          <table:table-cell office:value-type="float" office:value="-2208340000000" calcext:value-type="float">
            <text:p>-2.21E+12</text:p>
          </table:table-cell>
          <table:table-cell office:value-type="float" office:value="-7914060000000" calcext:value-type="float">
            <text:p>-7.91E+12</text:p>
          </table:table-cell>
          <table:table-cell office:value-type="float" office:value="-311952000000" calcext:value-type="float">
            <text:p>-3.12E+11</text:p>
          </table:table-cell>
          <table:table-cell office:value-type="float" office:value="218103000000" calcext:value-type="float">
            <text:p>2.18E+11</text:p>
          </table:table-cell>
          <table:table-cell office:value-type="float" office:value="642870000000" calcext:value-type="float">
            <text:p>6.43E+11</text:p>
          </table:table-cell>
          <table:table-cell office:value-type="float" office:value="-453415000000" calcext:value-type="float">
            <text:p>-4.53E+11</text:p>
          </table:table-cell>
          <table:table-cell office:value-type="float" office:value="-426149000000" calcext:value-type="float">
            <text:p>-4.26E+11</text:p>
          </table:table-cell>
          <table:table-cell office:value-type="float" office:value="-257330000000" calcext:value-type="float">
            <text:p>-2.57E+11</text:p>
          </table:table-cell>
          <table:table-cell office:value-type="float" office:value="-1942920000000" calcext:value-type="float">
            <text:p>-1.94E+12</text:p>
          </table:table-cell>
          <table:table-cell office:value-type="float" office:value="-33464700000" calcext:value-type="float">
            <text:p>-3.35E+10</text:p>
          </table:table-cell>
          <table:table-cell office:value-type="float" office:value="80582100000" calcext:value-type="float">
            <text:p>8.06E+10</text:p>
          </table:table-cell>
          <table:table-cell office:value-type="float" office:value="11354600000000" calcext:value-type="float">
            <text:p>1.14E+13</text:p>
          </table:table-cell>
          <table:table-cell office:value-type="float" office:value="21841300000000" calcext:value-type="float">
            <text:p>2.18E+13</text:p>
          </table:table-cell>
          <table:table-cell office:value-type="float" office:value="17700200000000" calcext:value-type="float">
            <text:p>1.77E+13</text:p>
          </table:table-cell>
          <table:table-cell office:value-type="float" office:value="-1899630000000" calcext:value-type="float">
            <text:p>-1.90E+12</text:p>
          </table:table-cell>
          <table:table-cell office:value-type="float" office:value="-12682700000000" calcext:value-type="float">
            <text:p>-1.27E+13</text:p>
          </table:table-cell>
          <table:table-cell office:value-type="float" office:value="-2256180000000" calcext:value-type="float">
            <text:p>-2.26E+12</text:p>
          </table:table-cell>
          <table:table-cell office:value-type="float" office:value="12250900000000" calcext:value-type="float">
            <text:p>1.23E+13</text:p>
          </table:table-cell>
          <table:table-cell office:value-type="float" office:value="1178810000000" calcext:value-type="float">
            <text:p>1.18E+12</text:p>
          </table:table-cell>
          <table:table-cell office:value-type="float" office:value="-1036140000000" calcext:value-type="float">
            <text:p>-1.04E+12</text:p>
          </table:table-cell>
          <table:table-cell office:value-type="float" office:value="99220000000" calcext:value-type="float">
            <text:p>9.92E+10</text:p>
          </table:table-cell>
          <table:table-cell office:value-type="float" office:value="-232418000000" calcext:value-type="float">
            <text:p>-2.32E+11</text:p>
          </table:table-cell>
          <table:table-cell office:value-type="float" office:value="515053000000" calcext:value-type="float">
            <text:p>5.15E+11</text:p>
          </table:table-cell>
          <table:table-cell office:value-type="float" office:value="-10516100000000" calcext:value-type="float">
            <text:p>-1.05E+13</text:p>
          </table:table-cell>
          <table:table-cell office:value-type="float" office:value="-109395000000" calcext:value-type="float">
            <text:p>-1.09E+11</text:p>
          </table:table-cell>
          <table:table-cell office:value-type="float" office:value="-3097840000000" calcext:value-type="float">
            <text:p>-3.10E+12</text:p>
          </table:table-cell>
          <table:table-cell office:value-type="float" office:value="-2090710000000" calcext:value-type="float">
            <text:p>-2.09E+12</text:p>
          </table:table-cell>
          <table:table-cell office:value-type="float" office:value="-439539000000" calcext:value-type="float">
            <text:p>-4.40E+11</text:p>
          </table:table-cell>
          <table:table-cell office:value-type="float" office:value="-201331000000" calcext:value-type="float">
            <text:p>-2.01E+11</text:p>
          </table:table-cell>
          <table:table-cell office:value-type="float" office:value="-40482800000" calcext:value-type="float">
            <text:p>-4.05E+10</text:p>
          </table:table-cell>
          <table:table-cell office:value-type="float" office:value="-75273200000" calcext:value-type="float">
            <text:p>-7.53E+10</text:p>
          </table:table-cell>
          <table:table-cell table:number-columns-repeated="2" office:value-type="float" office:value="-923676000000" calcext:value-type="float">
            <text:p>-9.24E+11</text:p>
          </table:table-cell>
          <table:table-cell office:value-type="float" office:value="-155452000000" calcext:value-type="float">
            <text:p>-1.55E+11</text:p>
          </table:table-cell>
          <table:table-cell office:value-type="float" office:value="114857000000000" calcext:value-type="float">
            <text:p>1.15E+14</text:p>
          </table:table-cell>
          <table:table-cell table:number-columns-repeated="2" office:value-type="float" office:value="28019800000000" calcext:value-type="float">
            <text:p>2.80E+13</text:p>
          </table:table-cell>
          <table:table-cell office:value-type="float" office:value="-9077630000000" calcext:value-type="float">
            <text:p>-9.08E+12</text:p>
          </table:table-cell>
          <table:table-cell office:value-type="float" office:value="674818000000" calcext:value-type="float">
            <text:p>6.75E+11</text:p>
          </table:table-cell>
        </table:table-row>
        <table:table-row table:style-name="ro1">
          <table:table-cell office:value-type="string" calcext:value-type="string">
            <text:p>alpha3</text:p>
          </table:table-cell>
          <table:table-cell office:value-type="float" office:value="0.0756691" calcext:value-type="float">
            <text:p>7.57E-02</text:p>
          </table:table-cell>
          <table:table-cell office:value-type="float" office:value="-12761200000000" calcext:value-type="float">
            <text:p>-1.28E+13</text:p>
          </table:table-cell>
          <table:table-cell office:value-type="float" office:value="-11512400000000" calcext:value-type="float">
            <text:p>-1.15E+13</text:p>
          </table:table-cell>
          <table:table-cell office:value-type="float" office:value="-1938800000000" calcext:value-type="float">
            <text:p>-1.94E+12</text:p>
          </table:table-cell>
          <table:table-cell office:value-type="float" office:value="3536650000000" calcext:value-type="float">
            <text:p>3.54E+12</text:p>
          </table:table-cell>
          <table:table-cell office:value-type="float" office:value="120751000000" calcext:value-type="float">
            <text:p>1.21E+11</text:p>
          </table:table-cell>
          <table:table-cell office:value-type="float" office:value="1236350000000" calcext:value-type="float">
            <text:p>1.24E+12</text:p>
          </table:table-cell>
          <table:table-cell office:value-type="float" office:value="-341772000000" calcext:value-type="float">
            <text:p>-3.42E+11</text:p>
          </table:table-cell>
          <table:table-cell office:value-type="float" office:value="-1980700000000" calcext:value-type="float">
            <text:p>-1.98E+12</text:p>
          </table:table-cell>
          <table:table-cell office:value-type="float" office:value="-1778760000000" calcext:value-type="float">
            <text:p>-1.78E+12</text:p>
          </table:table-cell>
          <table:table-cell office:value-type="float" office:value="-229263000000" calcext:value-type="float">
            <text:p>-2.29E+11</text:p>
          </table:table-cell>
          <table:table-cell office:value-type="float" office:value="758393000000" calcext:value-type="float">
            <text:p>7.58E+11</text:p>
          </table:table-cell>
          <table:table-cell office:value-type="float" office:value="12752800000" calcext:value-type="float">
            <text:p>1.28E+10</text:p>
          </table:table-cell>
          <table:table-cell office:value-type="float" office:value="-308559000000" calcext:value-type="float">
            <text:p>-3.09E+11</text:p>
          </table:table-cell>
          <table:table-cell office:value-type="float" office:value="-1306800000000" calcext:value-type="float">
            <text:p>-1.31E+12</text:p>
          </table:table-cell>
          <table:table-cell office:value-type="float" office:value="-9294360000000" calcext:value-type="float">
            <text:p>-9.29E+12</text:p>
          </table:table-cell>
          <table:table-cell office:value-type="float" office:value="-8426360000000" calcext:value-type="float">
            <text:p>-8.43E+12</text:p>
          </table:table-cell>
          <table:table-cell office:value-type="float" office:value="-1734500000000" calcext:value-type="float">
            <text:p>-1.73E+12</text:p>
          </table:table-cell>
          <table:table-cell office:value-type="float" office:value="1194530000000" calcext:value-type="float">
            <text:p>1.19E+12</text:p>
          </table:table-cell>
          <table:table-cell office:value-type="float" office:value="252329000000" calcext:value-type="float">
            <text:p>2.52E+11</text:p>
          </table:table-cell>
          <table:table-cell office:value-type="float" office:value="-2388350000000" calcext:value-type="float">
            <text:p>-2.39E+12</text:p>
          </table:table-cell>
          <table:table-cell office:value-type="float" office:value="-135058000000" calcext:value-type="float">
            <text:p>-1.35E+11</text:p>
          </table:table-cell>
          <table:table-cell office:value-type="float" office:value="-1911240000000" calcext:value-type="float">
            <text:p>-1.91E+12</text:p>
          </table:table-cell>
          <table:table-cell office:value-type="float" office:value="-1116480000000" calcext:value-type="float">
            <text:p>-1.12E+12</text:p>
          </table:table-cell>
          <table:table-cell office:value-type="float" office:value="-182775000000" calcext:value-type="float">
            <text:p>-1.83E+11</text:p>
          </table:table-cell>
          <table:table-cell office:value-type="float" office:value="-363153000000" calcext:value-type="float">
            <text:p>-3.63E+11</text:p>
          </table:table-cell>
          <table:table-cell office:value-type="float" office:value="3723510000000" calcext:value-type="float">
            <text:p>3.72E+12</text:p>
          </table:table-cell>
          <table:table-cell office:value-type="float" office:value="-146651000000" calcext:value-type="float">
            <text:p>-1.47E+11</text:p>
          </table:table-cell>
          <table:table-cell office:value-type="float" office:value="-2547740000000" calcext:value-type="float">
            <text:p>-2.55E+12</text:p>
          </table:table-cell>
          <table:table-cell office:value-type="float" office:value="-1664240000000" calcext:value-type="float">
            <text:p>-1.66E+12</text:p>
          </table:table-cell>
          <table:table-cell office:value-type="float" office:value="-378080000000" calcext:value-type="float">
            <text:p>-3.78E+11</text:p>
          </table:table-cell>
          <table:table-cell office:value-type="float" office:value="100974000000" calcext:value-type="float">
            <text:p>1.01E+11</text:p>
          </table:table-cell>
          <table:table-cell office:value-type="float" office:value="12885300000" calcext:value-type="float">
            <text:p>1.29E+10</text:p>
          </table:table-cell>
          <table:table-cell office:value-type="float" office:value="-61481400000" calcext:value-type="float">
            <text:p>-6.15E+10</text:p>
          </table:table-cell>
          <table:table-cell table:number-columns-repeated="2" office:value-type="float" office:value="-828259000000" calcext:value-type="float">
            <text:p>-8.28E+11</text:p>
          </table:table-cell>
          <table:table-cell office:value-type="float" office:value="-141409000000" calcext:value-type="float">
            <text:p>-1.41E+11</text:p>
          </table:table-cell>
          <table:table-cell office:value-type="float" office:value="-74474100000000" calcext:value-type="float">
            <text:p>-7.45E+13</text:p>
          </table:table-cell>
          <table:table-cell table:number-columns-repeated="2" office:value-type="float" office:value="-20611800000000" calcext:value-type="float">
            <text:p>-2.06E+13</text:p>
          </table:table-cell>
          <table:table-cell office:value-type="float" office:value="2325490000000" calcext:value-type="float">
            <text:p>2.33E+12</text:p>
          </table:table-cell>
          <table:table-cell office:value-type="float" office:value="439325000000" calcext:value-type="float">
            <text:p>4.39E+11</text:p>
          </table:table-cell>
        </table:table-row>
        <table:table-row table:style-name="ro1">
          <table:table-cell office:value-type="string" calcext:value-type="string">
            <text:p>alpha4</text:p>
          </table:table-cell>
          <table:table-cell office:value-type="float" office:value="0.0118049" calcext:value-type="float">
            <text:p>1.18E-02</text:p>
          </table:table-cell>
          <table:table-cell office:value-type="float" office:value="-8946280000000" calcext:value-type="float">
            <text:p>-8.95E+12</text:p>
          </table:table-cell>
          <table:table-cell office:value-type="float" office:value="-8063480000000" calcext:value-type="float">
            <text:p>-8.06E+12</text:p>
          </table:table-cell>
          <table:table-cell office:value-type="float" office:value="-1555860000000" calcext:value-type="float">
            <text:p>-1.56E+12</text:p>
          </table:table-cell>
          <table:table-cell office:value-type="float" office:value="-86126800000" calcext:value-type="float">
            <text:p>-8.61E+10</text:p>
          </table:table-cell>
          <table:table-cell office:value-type="float" office:value="-12478400000" calcext:value-type="float">
            <text:p>-1.25E+10</text:p>
          </table:table-cell>
          <table:table-cell office:value-type="float" office:value="622886000000" calcext:value-type="float">
            <text:p>6.23E+11</text:p>
          </table:table-cell>
          <table:table-cell office:value-type="float" office:value="-15466600000" calcext:value-type="float">
            <text:p>-1.55E+10</text:p>
          </table:table-cell>
          <table:table-cell office:value-type="float" office:value="-1089070000000" calcext:value-type="float">
            <text:p>-1.09E+12</text:p>
          </table:table-cell>
          <table:table-cell office:value-type="float" office:value="-979355000000" calcext:value-type="float">
            <text:p>-9.79E+11</text:p>
          </table:table-cell>
          <table:table-cell office:value-type="float" office:value="-182409000000" calcext:value-type="float">
            <text:p>-1.82E+11</text:p>
          </table:table-cell>
          <table:table-cell office:value-type="float" office:value="-83945000000" calcext:value-type="float">
            <text:p>-8.39E+10</text:p>
          </table:table-cell>
          <table:table-cell office:value-type="float" office:value="-1722020000" calcext:value-type="float">
            <text:p>-1.72E+09</text:p>
          </table:table-cell>
          <table:table-cell office:value-type="float" office:value="-125833000000" calcext:value-type="float">
            <text:p>-1.26E+11</text:p>
          </table:table-cell>
          <table:table-cell office:value-type="float" office:value="-500364000000" calcext:value-type="float">
            <text:p>-5.00E+11</text:p>
          </table:table-cell>
          <table:table-cell office:value-type="float" office:value="-5844920000000" calcext:value-type="float">
            <text:p>-5.84E+12</text:p>
          </table:table-cell>
          <table:table-cell office:value-type="float" office:value="-5057770000000" calcext:value-type="float">
            <text:p>-5.06E+12</text:p>
          </table:table-cell>
          <table:table-cell office:value-type="float" office:value="-1196370000000" calcext:value-type="float">
            <text:p>-1.20E+12</text:p>
          </table:table-cell>
          <table:table-cell office:value-type="float" office:value="364840000000" calcext:value-type="float">
            <text:p>3.65E+11</text:p>
          </table:table-cell>
          <table:table-cell office:value-type="float" office:value="84007300000" calcext:value-type="float">
            <text:p>8.40E+10</text:p>
          </table:table-cell>
          <table:table-cell office:value-type="float" office:value="-336133000000" calcext:value-type="float">
            <text:p>-3.36E+11</text:p>
          </table:table-cell>
          <table:table-cell office:value-type="float" office:value="-58139400000" calcext:value-type="float">
            <text:p>-5.81E+10</text:p>
          </table:table-cell>
          <table:table-cell office:value-type="float" office:value="-1306010000000" calcext:value-type="float">
            <text:p>-1.31E+12</text:p>
          </table:table-cell>
          <table:table-cell office:value-type="float" office:value="-734709000000" calcext:value-type="float">
            <text:p>-7.35E+11</text:p>
          </table:table-cell>
          <table:table-cell office:value-type="float" office:value="-134213000000" calcext:value-type="float">
            <text:p>-1.34E+11</text:p>
          </table:table-cell>
          <table:table-cell office:value-type="float" office:value="-174133000000" calcext:value-type="float">
            <text:p>-1.74E+11</text:p>
          </table:table-cell>
          <table:table-cell office:value-type="float" office:value="238794000000" calcext:value-type="float">
            <text:p>2.39E+11</text:p>
          </table:table-cell>
          <table:table-cell office:value-type="float" office:value="-76287500000" calcext:value-type="float">
            <text:p>-7.63E+10</text:p>
          </table:table-cell>
          <table:table-cell office:value-type="float" office:value="-1944750000000" calcext:value-type="float">
            <text:p>-1.94E+12</text:p>
          </table:table-cell>
          <table:table-cell office:value-type="float" office:value="-1227970000000" calcext:value-type="float">
            <text:p>-1.23E+12</text:p>
          </table:table-cell>
          <table:table-cell office:value-type="float" office:value="-299156000000" calcext:value-type="float">
            <text:p>-2.99E+11</text:p>
          </table:table-cell>
          <table:table-cell office:value-type="float" office:value="14186000000" calcext:value-type="float">
            <text:p>1.42E+10</text:p>
          </table:table-cell>
          <table:table-cell office:value-type="float" office:value="-1770540000" calcext:value-type="float">
            <text:p>-1.77E+09</text:p>
          </table:table-cell>
          <table:table-cell office:value-type="float" office:value="-45272000000" calcext:value-type="float">
            <text:p>-4.53E+10</text:p>
          </table:table-cell>
          <table:table-cell table:number-columns-repeated="2" office:value-type="float" office:value="-695267000000" calcext:value-type="float">
            <text:p>-6.95E+11</text:p>
          </table:table-cell>
          <table:table-cell office:value-type="float" office:value="-121197000000" calcext:value-type="float">
            <text:p>-1.21E+11</text:p>
          </table:table-cell>
          <table:table-cell office:value-type="float" office:value="37943700000000" calcext:value-type="float">
            <text:p>3.79E+13</text:p>
          </table:table-cell>
          <table:table-cell table:number-columns-repeated="2" office:value-type="float" office:value="1108540000000" calcext:value-type="float">
            <text:p>1.11E+12</text:p>
          </table:table-cell>
          <table:table-cell office:value-type="float" office:value="-61247200000" calcext:value-type="float">
            <text:p>-6.12E+10</text:p>
          </table:table-cell>
          <table:table-cell office:value-type="float" office:value="157605000000" calcext:value-type="float">
            <text:p>1.58E+11</text:p>
          </table:table-cell>
        </table:table-row>
        <table:table-row table:style-name="ro1">
          <table:table-cell office:value-type="string" calcext:value-type="string">
            <text:p>alpha5</text:p>
          </table:table-cell>
          <table:table-cell office:value-type="float" office:value="-0.00316709" calcext:value-type="float">
            <text:p>-3.17E-03</text:p>
          </table:table-cell>
          <table:table-cell office:value-type="float" office:value="-6617160000000" calcext:value-type="float">
            <text:p>-6.62E+12</text:p>
          </table:table-cell>
          <table:table-cell office:value-type="float" office:value="-6011340000000" calcext:value-type="float">
            <text:p>-6.01E+12</text:p>
          </table:table-cell>
          <table:table-cell office:value-type="float" office:value="-1179550000000" calcext:value-type="float">
            <text:p>-1.18E+12</text:p>
          </table:table-cell>
          <table:table-cell office:value-type="float" office:value="41626100000" calcext:value-type="float">
            <text:p>4.16E+10</text:p>
          </table:table-cell>
          <table:table-cell office:value-type="float" office:value="-3581390000" calcext:value-type="float">
            <text:p>-3.58E+09</text:p>
          </table:table-cell>
          <table:table-cell office:value-type="float" office:value="453394000000" calcext:value-type="float">
            <text:p>4.53E+11</text:p>
          </table:table-cell>
          <table:table-cell office:value-type="float" office:value="-29408600000" calcext:value-type="float">
            <text:p>-2.94E+10</text:p>
          </table:table-cell>
          <table:table-cell office:value-type="float" office:value="-816275000000" calcext:value-type="float">
            <text:p>-8.16E+11</text:p>
          </table:table-cell>
          <table:table-cell office:value-type="float" office:value="-745730000000" calcext:value-type="float">
            <text:p>-7.46E+11</text:p>
          </table:table-cell>
          <table:table-cell office:value-type="float" office:value="-136326000000" calcext:value-type="float">
            <text:p>-1.36E+11</text:p>
          </table:table-cell>
          <table:table-cell office:value-type="float" office:value="-6478210000" calcext:value-type="float">
            <text:p>-6.48E+09</text:p>
          </table:table-cell>
          <table:table-cell office:value-type="float" office:value="-322249000" calcext:value-type="float">
            <text:p>-3.22E+08</text:p>
          </table:table-cell>
          <table:table-cell office:value-type="float" office:value="-93976000000" calcext:value-type="float">
            <text:p>-9.40E+10</text:p>
          </table:table-cell>
          <table:table-cell office:value-type="float" office:value="-117827000000" calcext:value-type="float">
            <text:p>-1.18E+11</text:p>
          </table:table-cell>
          <table:table-cell office:value-type="float" office:value="-2561180000000" calcext:value-type="float">
            <text:p>-2.56E+12</text:p>
          </table:table-cell>
          <table:table-cell office:value-type="float" office:value="-2531580000000" calcext:value-type="float">
            <text:p>-2.53E+12</text:p>
          </table:table-cell>
          <table:table-cell office:value-type="float" office:value="-687342000000" calcext:value-type="float">
            <text:p>-6.87E+11</text:p>
          </table:table-cell>
          <table:table-cell office:value-type="float" office:value="32977900000" calcext:value-type="float">
            <text:p>3.30E+10</text:p>
          </table:table-cell>
          <table:table-cell office:value-type="float" office:value="10831600000" calcext:value-type="float">
            <text:p>1.08E+10</text:p>
          </table:table-cell>
          <table:table-cell office:value-type="float" office:value="-225957000000" calcext:value-type="float">
            <text:p>-2.26E+11</text:p>
          </table:table-cell>
          <table:table-cell office:value-type="float" office:value="-18662200000" calcext:value-type="float">
            <text:p>-1.87E+10</text:p>
          </table:table-cell>
          <table:table-cell office:value-type="float" office:value="-761418000000" calcext:value-type="float">
            <text:p>-7.61E+11</text:p>
          </table:table-cell>
          <table:table-cell office:value-type="float" office:value="-397480000000" calcext:value-type="float">
            <text:p>-3.97E+11</text:p>
          </table:table-cell>
          <table:table-cell office:value-type="float" office:value="-88774400000" calcext:value-type="float">
            <text:p>-8.88E+10</text:p>
          </table:table-cell>
          <table:table-cell office:value-type="float" office:value="-99962700000" calcext:value-type="float">
            <text:p>-1.00E+11</text:p>
          </table:table-cell>
          <table:table-cell office:value-type="float" office:value="137954000000" calcext:value-type="float">
            <text:p>1.38E+11</text:p>
          </table:table-cell>
          <table:table-cell office:value-type="float" office:value="-46848700000" calcext:value-type="float">
            <text:p>-4.68E+10</text:p>
          </table:table-cell>
          <table:table-cell office:value-type="float" office:value="-1408990000000" calcext:value-type="float">
            <text:p>-1.41E+12</text:p>
          </table:table-cell>
          <table:table-cell office:value-type="float" office:value="-865812000000" calcext:value-type="float">
            <text:p>-8.66E+11</text:p>
          </table:table-cell>
          <table:table-cell office:value-type="float" office:value="-221198000000" calcext:value-type="float">
            <text:p>-2.21E+11</text:p>
          </table:table-cell>
          <table:table-cell office:value-type="float" office:value="10924300000" calcext:value-type="float">
            <text:p>1.09E+10</text:p>
          </table:table-cell>
          <table:table-cell office:value-type="float" office:value="497960000" calcext:value-type="float">
            <text:p>4.98E+08</text:p>
          </table:table-cell>
          <table:table-cell office:value-type="float" office:value="-30778800000" calcext:value-type="float">
            <text:p>-3.08E+10</text:p>
          </table:table-cell>
          <table:table-cell table:number-columns-repeated="2" office:value-type="float" office:value="-550361000000" calcext:value-type="float">
            <text:p>-5.50E+11</text:p>
          </table:table-cell>
          <table:table-cell office:value-type="float" office:value="-98294000000" calcext:value-type="float">
            <text:p>-9.83E+10</text:p>
          </table:table-cell>
          <table:table-cell office:value-type="float" office:value="-16200400000000" calcext:value-type="float">
            <text:p>-1.62E+13</text:p>
          </table:table-cell>
          <table:table-cell table:number-columns-repeated="2" office:value-type="float" office:value="-2923550000000" calcext:value-type="float">
            <text:p>-2.92E+12</text:p>
          </table:table-cell>
          <table:table-cell office:value-type="float" office:value="112891000000" calcext:value-type="float">
            <text:p>1.13E+11</text:p>
          </table:table-cell>
          <table:table-cell office:value-type="float" office:value="92340600000" calcext:value-type="float">
            <text:p>9.23E+10</text:p>
          </table:table-cell>
        </table:table-row>
        <table:table-row table:style-name="ro1">
          <table:table-cell office:value-type="string" calcext:value-type="string">
            <text:p>alpha6</text:p>
          </table:table-cell>
          <table:table-cell office:value-type="float" office:value="-0.0031764" calcext:value-type="float">
            <text:p>-3.18E-03</text:p>
          </table:table-cell>
          <table:table-cell office:value-type="float" office:value="-4709780000000" calcext:value-type="float">
            <text:p>-4.71E+12</text:p>
          </table:table-cell>
          <table:table-cell office:value-type="float" office:value="-4289680000000" calcext:value-type="float">
            <text:p>-4.29E+12</text:p>
          </table:table-cell>
          <table:table-cell office:value-type="float" office:value="-865283000000" calcext:value-type="float">
            <text:p>-8.65E+11</text:p>
          </table:table-cell>
          <table:table-cell office:value-type="float" office:value="265300000000" calcext:value-type="float">
            <text:p>2.65E+11</text:p>
          </table:table-cell>
          <table:table-cell office:value-type="float" office:value="7888480000" calcext:value-type="float">
            <text:p>7.89E+09</text:p>
          </table:table-cell>
          <table:table-cell office:value-type="float" office:value="323203000000" calcext:value-type="float">
            <text:p>3.23E+11</text:p>
          </table:table-cell>
          <table:table-cell office:value-type="float" office:value="-29377300000" calcext:value-type="float">
            <text:p>-2.94E+10</text:p>
          </table:table-cell>
          <table:table-cell office:value-type="float" office:value="-600710000000" calcext:value-type="float">
            <text:p>-6.01E+11</text:p>
          </table:table-cell>
          <table:table-cell office:value-type="float" office:value="-546023000000" calcext:value-type="float">
            <text:p>-5.46E+11</text:p>
          </table:table-cell>
          <table:table-cell office:value-type="float" office:value="-102017000000" calcext:value-type="float">
            <text:p>-1.02E+11</text:p>
          </table:table-cell>
          <table:table-cell office:value-type="float" office:value="32332400000" calcext:value-type="float">
            <text:p>3.23E+10</text:p>
          </table:table-cell>
          <table:table-cell office:value-type="float" office:value="547956000" calcext:value-type="float">
            <text:p>5.48E+08</text:p>
          </table:table-cell>
          <table:table-cell office:value-type="float" office:value="-67782900000" calcext:value-type="float">
            <text:p>-6.78E+10</text:p>
          </table:table-cell>
          <table:table-cell office:value-type="float" office:value="-25555000000" calcext:value-type="float">
            <text:p>-2.56E+10</text:p>
          </table:table-cell>
          <table:table-cell office:value-type="float" office:value="-1696770000000" calcext:value-type="float">
            <text:p>-1.70E+12</text:p>
          </table:table-cell>
          <table:table-cell office:value-type="float" office:value="-1683410000000" calcext:value-type="float">
            <text:p>-1.68E+12</text:p>
          </table:table-cell>
          <table:table-cell office:value-type="float" office:value="-497774000000" calcext:value-type="float">
            <text:p>-4.98E+11</text:p>
          </table:table-cell>
          <table:table-cell office:value-type="float" office:value="-35327500000" calcext:value-type="float">
            <text:p>-3.53E+10</text:p>
          </table:table-cell>
          <table:table-cell office:value-type="float" office:value="156191000" calcext:value-type="float">
            <text:p>1.56E+08</text:p>
          </table:table-cell>
          <table:table-cell office:value-type="float" office:value="-79388300000" calcext:value-type="float">
            <text:p>-7.94E+10</text:p>
          </table:table-cell>
          <table:table-cell office:value-type="float" office:value="-4920400000" calcext:value-type="float">
            <text:p>-4.92E+09</text:p>
          </table:table-cell>
          <table:table-cell office:value-type="float" office:value="-538881000000" calcext:value-type="float">
            <text:p>-5.39E+11</text:p>
          </table:table-cell>
          <table:table-cell office:value-type="float" office:value="-282742000000" calcext:value-type="float">
            <text:p>-2.83E+11</text:p>
          </table:table-cell>
          <table:table-cell office:value-type="float" office:value="-60826600000" calcext:value-type="float">
            <text:p>-6.08E+10</text:p>
          </table:table-cell>
          <table:table-cell office:value-type="float" office:value="-70571800000" calcext:value-type="float">
            <text:p>-7.06E+10</text:p>
          </table:table-cell>
          <table:table-cell office:value-type="float" office:value="198312000000" calcext:value-type="float">
            <text:p>1.98E+11</text:p>
          </table:table-cell>
          <table:table-cell office:value-type="float" office:value="-28229600000" calcext:value-type="float">
            <text:p>-2.82E+10</text:p>
          </table:table-cell>
          <table:table-cell office:value-type="float" office:value="-979762000000" calcext:value-type="float">
            <text:p>-9.80E+11</text:p>
          </table:table-cell>
          <table:table-cell office:value-type="float" office:value="-585876000000" calcext:value-type="float">
            <text:p>-5.86E+11</text:p>
          </table:table-cell>
          <table:table-cell office:value-type="float" office:value="-156758000000" calcext:value-type="float">
            <text:p>-1.57E+11</text:p>
          </table:table-cell>
          <table:table-cell office:value-type="float" office:value="6265970000" calcext:value-type="float">
            <text:p>6.27E+09</text:p>
          </table:table-cell>
          <table:table-cell office:value-type="float" office:value="-231254000" calcext:value-type="float">
            <text:p>-2.31E+08</text:p>
          </table:table-cell>
          <table:table-cell office:value-type="float" office:value="-19899700000" calcext:value-type="float">
            <text:p>-1.99E+10</text:p>
          </table:table-cell>
          <table:table-cell table:number-columns-repeated="2" office:value-type="float" office:value="-416047000000" calcext:value-type="float">
            <text:p>-4.16E+11</text:p>
          </table:table-cell>
          <table:table-cell office:value-type="float" office:value="-75894300000" calcext:value-type="float">
            <text:p>-7.59E+10</text:p>
          </table:table-cell>
          <table:table-cell office:value-type="float" office:value="5753350000000" calcext:value-type="float">
            <text:p>5.75E+12</text:p>
          </table:table-cell>
          <table:table-cell table:number-columns-repeated="2" office:value-type="float" office:value="-1771600000000" calcext:value-type="float">
            <text:p>-1.77E+12</text:p>
          </table:table-cell>
          <table:table-cell office:value-type="float" office:value="40421100000" calcext:value-type="float">
            <text:p>4.04E+10</text:p>
          </table:table-cell>
          <table:table-cell office:value-type="float" office:value="44311200000" calcext:value-type="float">
            <text:p>4.43E+10</text:p>
          </table:table-cell>
        </table:table-row>
        <table:table-row table:style-name="ro1">
          <table:table-cell office:value-type="string" calcext:value-type="string">
            <text:p>alpha7</text:p>
          </table:table-cell>
          <table:table-cell office:value-type="float" office:value="-0.00149994" calcext:value-type="float">
            <text:p>-1.50E-03</text:p>
          </table:table-cell>
          <table:table-cell office:value-type="float" office:value="-3171970000000" calcext:value-type="float">
            <text:p>-3.17E+12</text:p>
          </table:table-cell>
          <table:table-cell office:value-type="float" office:value="-2915950000000" calcext:value-type="float">
            <text:p>-2.92E+12</text:p>
          </table:table-cell>
          <table:table-cell office:value-type="float" office:value="-605678000000" calcext:value-type="float">
            <text:p>-6.06E+11</text:p>
          </table:table-cell>
          <table:table-cell office:value-type="float" office:value="69015000000" calcext:value-type="float">
            <text:p>6.90E+10</text:p>
          </table:table-cell>
          <table:table-cell office:value-type="float" office:value="607328000" calcext:value-type="float">
            <text:p>6.07E+08</text:p>
          </table:table-cell>
          <table:table-cell office:value-type="float" office:value="198436000000" calcext:value-type="float">
            <text:p>1.98E+11</text:p>
          </table:table-cell>
          <table:table-cell office:value-type="float" office:value="-13634500000" calcext:value-type="float">
            <text:p>-1.36E+10</text:p>
          </table:table-cell>
          <table:table-cell office:value-type="float" office:value="-390506000000" calcext:value-type="float">
            <text:p>-3.91E+11</text:p>
          </table:table-cell>
          <table:table-cell office:value-type="float" office:value="-359889000000" calcext:value-type="float">
            <text:p>-3.60E+11</text:p>
          </table:table-cell>
          <table:table-cell office:value-type="float" office:value="-70453200000" calcext:value-type="float">
            <text:p>-7.05E+10</text:p>
          </table:table-cell>
          <table:table-cell office:value-type="float" office:value="5357440000" calcext:value-type="float">
            <text:p>5.36E+09</text:p>
          </table:table-cell>
          <table:table-cell office:value-type="float" office:value="41866500" calcext:value-type="float">
            <text:p>4.19E+07</text:p>
          </table:table-cell>
          <table:table-cell office:value-type="float" office:value="-40074200000" calcext:value-type="float">
            <text:p>-4.01E+10</text:p>
          </table:table-cell>
          <table:table-cell office:value-type="float" office:value="-21662000000" calcext:value-type="float">
            <text:p>-2.17E+10</text:p>
          </table:table-cell>
          <table:table-cell office:value-type="float" office:value="-920484000000" calcext:value-type="float">
            <text:p>-9.20E+11</text:p>
          </table:table-cell>
          <table:table-cell office:value-type="float" office:value="-983730000000" calcext:value-type="float">
            <text:p>-9.84E+11</text:p>
          </table:table-cell>
          <table:table-cell office:value-type="float" office:value="-295160000000" calcext:value-type="float">
            <text:p>-2.95E+11</text:p>
          </table:table-cell>
          <table:table-cell office:value-type="float" office:value="-3606240000" calcext:value-type="float">
            <text:p>-3.61E+09</text:p>
          </table:table-cell>
          <table:table-cell office:value-type="float" office:value="2578440000" calcext:value-type="float">
            <text:p>2.58E+09</text:p>
          </table:table-cell>
          <table:table-cell office:value-type="float" office:value="-44835900000" calcext:value-type="float">
            <text:p>-4.48E+10</text:p>
          </table:table-cell>
          <table:table-cell office:value-type="float" office:value="-3296600000" calcext:value-type="float">
            <text:p>-3.30E+09</text:p>
          </table:table-cell>
          <table:table-cell office:value-type="float" office:value="-324485000000" calcext:value-type="float">
            <text:p>-3.24E+11</text:p>
          </table:table-cell>
          <table:table-cell office:value-type="float" office:value="-163420000000" calcext:value-type="float">
            <text:p>-1.63E+11</text:p>
          </table:table-cell>
          <table:table-cell office:value-type="float" office:value="-39080500000" calcext:value-type="float">
            <text:p>-3.91E+10</text:p>
          </table:table-cell>
          <table:table-cell office:value-type="float" office:value="-42774800000" calcext:value-type="float">
            <text:p>-4.28E+10</text:p>
          </table:table-cell>
          <table:table-cell office:value-type="float" office:value="117519000000" calcext:value-type="float">
            <text:p>1.18E+11</text:p>
          </table:table-cell>
          <table:table-cell office:value-type="float" office:value="-16657200000" calcext:value-type="float">
            <text:p>-1.67E+10</text:p>
          </table:table-cell>
          <table:table-cell office:value-type="float" office:value="-659281000000" calcext:value-type="float">
            <text:p>-6.59E+11</text:p>
          </table:table-cell>
          <table:table-cell office:value-type="float" office:value="-385545000000" calcext:value-type="float">
            <text:p>-3.86E+11</text:p>
          </table:table-cell>
          <table:table-cell office:value-type="float" office:value="-106739000000" calcext:value-type="float">
            <text:p>-1.07E+11</text:p>
          </table:table-cell>
          <table:table-cell office:value-type="float" office:value="2901010000" calcext:value-type="float">
            <text:p>2.90E+09</text:p>
          </table:table-cell>
          <table:table-cell office:value-type="float" office:value="-371749000" calcext:value-type="float">
            <text:p>-3.72E+08</text:p>
          </table:table-cell>
          <table:table-cell office:value-type="float" office:value="-12253700000" calcext:value-type="float">
            <text:p>-1.23E+10</text:p>
          </table:table-cell>
          <table:table-cell table:number-columns-repeated="2" office:value-type="float" office:value="-301931000000" calcext:value-type="float">
            <text:p>-3.02E+11</text:p>
          </table:table-cell>
          <table:table-cell office:value-type="float" office:value="-56190100000" calcext:value-type="float">
            <text:p>-5.62E+10</text:p>
          </table:table-cell>
          <table:table-cell office:value-type="float" office:value="-1839250000000" calcext:value-type="float">
            <text:p>-1.84E+12</text:p>
          </table:table-cell>
          <table:table-cell table:number-columns-repeated="2" office:value-type="float" office:value="-824788000000" calcext:value-type="float">
            <text:p>-8.25E+11</text:p>
          </table:table-cell>
          <table:table-cell office:value-type="float" office:value="20958700000" calcext:value-type="float">
            <text:p>2.10E+10</text:p>
          </table:table-cell>
          <table:table-cell office:value-type="float" office:value="22891700000" calcext:value-type="float">
            <text:p>2.29E+10</text:p>
          </table:table-cell>
        </table:table-row>
        <table:table-row table:style-name="ro1">
          <table:table-cell office:value-type="string" calcext:value-type="string">
            <text:p>alpha8</text:p>
          </table:table-cell>
          <table:table-cell office:value-type="float" office:value="-0.000349388" calcext:value-type="float">
            <text:p>-3.49E-04</text:p>
          </table:table-cell>
          <table:table-cell office:value-type="float" office:value="-2084050000000" calcext:value-type="float">
            <text:p>-2.08E+12</text:p>
          </table:table-cell>
          <table:table-cell office:value-type="float" office:value="-1931170000000" calcext:value-type="float">
            <text:p>-1.93E+12</text:p>
          </table:table-cell>
          <table:table-cell office:value-type="float" office:value="-409309000000" calcext:value-type="float">
            <text:p>-4.09E+11</text:p>
          </table:table-cell>
          <table:table-cell office:value-type="float" office:value="55370800000" calcext:value-type="float">
            <text:p>5.54E+10</text:p>
          </table:table-cell>
          <table:table-cell office:value-type="float" office:value="826682000" calcext:value-type="float">
            <text:p>8.27E+08</text:p>
          </table:table-cell>
          <table:table-cell office:value-type="float" office:value="124309000000" calcext:value-type="float">
            <text:p>1.24E+11</text:p>
          </table:table-cell>
          <table:table-cell office:value-type="float" office:value="-8740080000" calcext:value-type="float">
            <text:p>-8.74E+09</text:p>
          </table:table-cell>
          <table:table-cell office:value-type="float" office:value="-254694000000" calcext:value-type="float">
            <text:p>-2.55E+11</text:p>
          </table:table-cell>
          <table:table-cell office:value-type="float" office:value="-236819000000" calcext:value-type="float">
            <text:p>-2.37E+11</text:p>
          </table:table-cell>
          <table:table-cell office:value-type="float" office:value="-47642500000" calcext:value-type="float">
            <text:p>-4.76E+10</text:p>
          </table:table-cell>
          <table:table-cell office:value-type="float" office:value="5665690000" calcext:value-type="float">
            <text:p>5.67E+09</text:p>
          </table:table-cell>
          <table:table-cell office:value-type="float" office:value="76664100" calcext:value-type="float">
            <text:p>7.67E+07</text:p>
          </table:table-cell>
          <table:table-cell office:value-type="float" office:value="-24470700000" calcext:value-type="float">
            <text:p>-2.45E+10</text:p>
          </table:table-cell>
          <table:table-cell office:value-type="float" office:value="-9804120000" calcext:value-type="float">
            <text:p>-9.80E+09</text:p>
          </table:table-cell>
          <table:table-cell office:value-type="float" office:value="-462217000000" calcext:value-type="float">
            <text:p>-4.62E+11</text:p>
          </table:table-cell>
          <table:table-cell office:value-type="float" office:value="-550317000000" calcext:value-type="float">
            <text:p>-5.50E+11</text:p>
          </table:table-cell>
          <table:table-cell office:value-type="float" office:value="-170661000000" calcext:value-type="float">
            <text:p>-1.71E+11</text:p>
          </table:table-cell>
          <table:table-cell office:value-type="float" office:value="-299697000" calcext:value-type="float">
            <text:p>-3.00E+08</text:p>
          </table:table-cell>
          <table:table-cell office:value-type="float" office:value="1483470000" calcext:value-type="float">
            <text:p>1.48E+09</text:p>
          </table:table-cell>
          <table:table-cell office:value-type="float" office:value="-21301100000" calcext:value-type="float">
            <text:p>-2.13E+10</text:p>
          </table:table-cell>
          <table:table-cell office:value-type="float" office:value="-1518590000" calcext:value-type="float">
            <text:p>-1.52E+09</text:p>
          </table:table-cell>
          <table:table-cell office:value-type="float" office:value="-190478000000" calcext:value-type="float">
            <text:p>-1.90E+11</text:p>
          </table:table-cell>
          <table:table-cell office:value-type="float" office:value="-92480500000" calcext:value-type="float">
            <text:p>-9.25E+10</text:p>
          </table:table-cell>
          <table:table-cell office:value-type="float" office:value="-24136000000" calcext:value-type="float">
            <text:p>-2.41E+10</text:p>
          </table:table-cell>
          <table:table-cell office:value-type="float" office:value="-25405000000" calcext:value-type="float">
            <text:p>-2.54E+10</text:p>
          </table:table-cell>
          <table:table-cell office:value-type="float" office:value="74085100000" calcext:value-type="float">
            <text:p>7.41E+10</text:p>
          </table:table-cell>
          <table:table-cell office:value-type="float" office:value="-9706030000" calcext:value-type="float">
            <text:p>-9.71E+09</text:p>
          </table:table-cell>
          <table:table-cell office:value-type="float" office:value="-431309000000" calcext:value-type="float">
            <text:p>-4.31E+11</text:p>
          </table:table-cell>
          <table:table-cell office:value-type="float" office:value="-247623000000" calcext:value-type="float">
            <text:p>-2.48E+11</text:p>
          </table:table-cell>
          <table:table-cell office:value-type="float" office:value="-70405200000" calcext:value-type="float">
            <text:p>-7.04E+10</text:p>
          </table:table-cell>
          <table:table-cell office:value-type="float" office:value="1310060000" calcext:value-type="float">
            <text:p>1.31E+09</text:p>
          </table:table-cell>
          <table:table-cell office:value-type="float" office:value="-356364000" calcext:value-type="float">
            <text:p>-3.56E+08</text:p>
          </table:table-cell>
          <table:table-cell office:value-type="float" office:value="-7264490000" calcext:value-type="float">
            <text:p>-7.26E+09</text:p>
          </table:table-cell>
          <table:table-cell table:number-columns-repeated="2" office:value-type="float" office:value="-211347000000" calcext:value-type="float">
            <text:p>-2.11E+11</text:p>
          </table:table-cell>
          <table:table-cell office:value-type="float" office:value="-40035600000" calcext:value-type="float">
            <text:p>-4.00E+10</text:p>
          </table:table-cell>
          <table:table-cell office:value-type="float" office:value="483613000000" calcext:value-type="float">
            <text:p>4.84E+11</text:p>
          </table:table-cell>
          <table:table-cell table:number-columns-repeated="2" office:value-type="float" office:value="-726917000000" calcext:value-type="float">
            <text:p>-7.27E+11</text:p>
          </table:table-cell>
          <table:table-cell office:value-type="float" office:value="10357900000" calcext:value-type="float">
            <text:p>1.04E+10</text:p>
          </table:table-cell>
          <table:table-cell office:value-type="float" office:value="11745600000" calcext:value-type="float">
            <text:p>1.17E+10</text:p>
          </table:table-cell>
        </table:table-row>
        <table:table-row table:style-name="ro1">
          <table:table-cell office:value-type="string" calcext:value-type="string">
            <text:p>alpha9</text:p>
          </table:table-cell>
          <table:table-cell office:value-type="float" office:value="0.000261228" calcext:value-type="float">
            <text:p>2.61E-04</text:p>
          </table:table-cell>
          <table:table-cell office:value-type="float" office:value="-1349930000000" calcext:value-type="float">
            <text:p>-1.35E+12</text:p>
          </table:table-cell>
          <table:table-cell office:value-type="float" office:value="-1264290000000" calcext:value-type="float">
            <text:p>-1.26E+12</text:p>
          </table:table-cell>
          <table:table-cell office:value-type="float" office:value="-271852000000" calcext:value-type="float">
            <text:p>-2.72E+11</text:p>
          </table:table-cell>
          <table:table-cell office:value-type="float" office:value="7938750000" calcext:value-type="float">
            <text:p>7.94E+09</text:p>
          </table:table-cell>
          <table:table-cell office:value-type="float" office:value="-491030000" calcext:value-type="float">
            <text:p>-4.91E+08</text:p>
          </table:table-cell>
          <table:table-cell office:value-type="float" office:value="74146000000" calcext:value-type="float">
            <text:p>7.41E+10</text:p>
          </table:table-cell>
          <table:table-cell office:value-type="float" office:value="-4464810000" calcext:value-type="float">
            <text:p>-4.46E+09</text:p>
          </table:table-cell>
          <table:table-cell office:value-type="float" office:value="-156598000000" calcext:value-type="float">
            <text:p>-1.57E+11</text:p>
          </table:table-cell>
          <table:table-cell office:value-type="float" office:value="-148106000000" calcext:value-type="float">
            <text:p>-1.48E+11</text:p>
          </table:table-cell>
          <table:table-cell office:value-type="float" office:value="-30656100000" calcext:value-type="float">
            <text:p>-3.07E+10</text:p>
          </table:table-cell>
          <table:table-cell office:value-type="float" office:value="1722440000" calcext:value-type="float">
            <text:p>1.72E+09</text:p>
          </table:table-cell>
          <table:table-cell office:value-type="float" office:value="13339900" calcext:value-type="float">
            <text:p>1.33E+07</text:p>
          </table:table-cell>
          <table:table-cell office:value-type="float" office:value="-13538700000" calcext:value-type="float">
            <text:p>-1.35E+10</text:p>
          </table:table-cell>
          <table:table-cell office:value-type="float" office:value="-3117110000" calcext:value-type="float">
            <text:p>-3.12E+09</text:p>
          </table:table-cell>
          <table:table-cell office:value-type="float" office:value="-184667000000" calcext:value-type="float">
            <text:p>-1.85E+11</text:p>
          </table:table-cell>
          <table:table-cell office:value-type="float" office:value="-278963000000" calcext:value-type="float">
            <text:p>-2.79E+11</text:p>
          </table:table-cell>
          <table:table-cell office:value-type="float" office:value="-89924100000" calcext:value-type="float">
            <text:p>-8.99E+10</text:p>
          </table:table-cell>
          <table:table-cell office:value-type="float" office:value="257417000" calcext:value-type="float">
            <text:p>2.57E+08</text:p>
          </table:table-cell>
          <table:table-cell office:value-type="float" office:value="572693000" calcext:value-type="float">
            <text:p>5.73E+08</text:p>
          </table:table-cell>
          <table:table-cell office:value-type="float" office:value="-6626560000" calcext:value-type="float">
            <text:p>-6.63E+09</text:p>
          </table:table-cell>
          <table:table-cell office:value-type="float" office:value="-612688000" calcext:value-type="float">
            <text:p>-6.13E+08</text:p>
          </table:table-cell>
          <table:table-cell office:value-type="float" office:value="-103407000000" calcext:value-type="float">
            <text:p>-1.03E+11</text:p>
          </table:table-cell>
          <table:table-cell office:value-type="float" office:value="-48139800000" calcext:value-type="float">
            <text:p>-4.81E+10</text:p>
          </table:table-cell>
          <table:table-cell office:value-type="float" office:value="-13850700000" calcext:value-type="float">
            <text:p>-1.39E+10</text:p>
          </table:table-cell>
          <table:table-cell office:value-type="float" office:value="-14213200000" calcext:value-type="float">
            <text:p>-1.42E+10</text:p>
          </table:table-cell>
          <table:table-cell office:value-type="float" office:value="44856500000" calcext:value-type="float">
            <text:p>4.49E+10</text:p>
          </table:table-cell>
          <table:table-cell office:value-type="float" office:value="-5383990000" calcext:value-type="float">
            <text:p>-5.38E+09</text:p>
          </table:table-cell>
          <table:table-cell office:value-type="float" office:value="-276017000000" calcext:value-type="float">
            <text:p>-2.76E+11</text:p>
          </table:table-cell>
          <table:table-cell office:value-type="float" office:value="-156568000000" calcext:value-type="float">
            <text:p>-1.57E+11</text:p>
          </table:table-cell>
          <table:table-cell office:value-type="float" office:value="-45256400000" calcext:value-type="float">
            <text:p>-4.53E+10</text:p>
          </table:table-cell>
          <table:table-cell office:value-type="float" office:value="505944000" calcext:value-type="float">
            <text:p>5.06E+08</text:p>
          </table:table-cell>
          <table:table-cell office:value-type="float" office:value="-200457000" calcext:value-type="float">
            <text:p>-2.00E+08</text:p>
          </table:table-cell>
          <table:table-cell office:value-type="float" office:value="-4192010000" calcext:value-type="float">
            <text:p>-4.19E+09</text:p>
          </table:table-cell>
          <table:table-cell table:number-columns-repeated="2" office:value-type="float" office:value="-143422000000" calcext:value-type="float">
            <text:p>-1.43E+11</text:p>
          </table:table-cell>
          <table:table-cell office:value-type="float" office:value="-27600500000" calcext:value-type="float">
            <text:p>-2.76E+10</text:p>
          </table:table-cell>
          <table:table-cell office:value-type="float" office:value="-132835000000" calcext:value-type="float">
            <text:p>-1.33E+11</text:p>
          </table:table-cell>
          <table:table-cell table:number-columns-repeated="2" office:value-type="float" office:value="-387100000000" calcext:value-type="float">
            <text:p>-3.87E+11</text:p>
          </table:table-cell>
          <table:table-cell office:value-type="float" office:value="5238130000" calcext:value-type="float">
            <text:p>5.24E+09</text:p>
          </table:table-cell>
          <table:table-cell office:value-type="float" office:value="6109670000" calcext:value-type="float">
            <text:p>6.11E+09</text:p>
          </table:table-cell>
        </table:table-row>
        <table:table-row table:style-name="ro1">
          <table:table-cell office:value-type="string" calcext:value-type="string">
            <text:p>alpha10</text:p>
          </table:table-cell>
          <table:table-cell office:value-type="float" office:value="0.000412708" calcext:value-type="float">
            <text:p>4.13E-04</text:p>
          </table:table-cell>
          <table:table-cell office:value-type="float" office:value="-832362000000" calcext:value-type="float">
            <text:p>-8.32E+11</text:p>
          </table:table-cell>
          <table:table-cell office:value-type="float" office:value="-787340000000" calcext:value-type="float">
            <text:p>-7.87E+11</text:p>
          </table:table-cell>
          <table:table-cell office:value-type="float" office:value="-171366000000" calcext:value-type="float">
            <text:p>-1.71E+11</text:p>
          </table:table-cell>
          <table:table-cell office:value-type="float" office:value="-7985750000" calcext:value-type="float">
            <text:p>-7.99E+09</text:p>
          </table:table-cell>
          <table:table-cell office:value-type="float" office:value="-873904000" calcext:value-type="float">
            <text:p>-8.74E+08</text:p>
          </table:table-cell>
          <table:table-cell office:value-type="float" office:value="42357100000" calcext:value-type="float">
            <text:p>4.24E+10</text:p>
          </table:table-cell>
          <table:table-cell office:value-type="float" office:value="-2172290000" calcext:value-type="float">
            <text:p>-2.17E+09</text:p>
          </table:table-cell>
          <table:table-cell office:value-type="float" office:value="-93069100000" calcext:value-type="float">
            <text:p>-9.31E+10</text:p>
          </table:table-cell>
          <table:table-cell office:value-type="float" office:value="-89461800000" calcext:value-type="float">
            <text:p>-8.95E+10</text:p>
          </table:table-cell>
          <table:table-cell office:value-type="float" office:value="-19042000000" calcext:value-type="float">
            <text:p>-1.90E+10</text:p>
          </table:table-cell>
          <table:table-cell office:value-type="float" office:value="118303000" calcext:value-type="float">
            <text:p>1.18E+08</text:p>
          </table:table-cell>
          <table:table-cell office:value-type="float" office:value="-11218300" calcext:value-type="float">
            <text:p>-1.12E+07</text:p>
          </table:table-cell>
          <table:table-cell office:value-type="float" office:value="-7152810000" calcext:value-type="float">
            <text:p>-7.15E+09</text:p>
          </table:table-cell>
          <table:table-cell office:value-type="float" office:value="-584592000" calcext:value-type="float">
            <text:p>-5.85E+08</text:p>
          </table:table-cell>
          <table:table-cell office:value-type="float" office:value="-55967900000" calcext:value-type="float">
            <text:p>-5.60E+10</text:p>
          </table:table-cell>
          <table:table-cell office:value-type="float" office:value="-134063000000" calcext:value-type="float">
            <text:p>-1.34E+11</text:p>
          </table:table-cell>
          <table:table-cell office:value-type="float" office:value="-45328900000" calcext:value-type="float">
            <text:p>-4.53E+10</text:p>
          </table:table-cell>
          <table:table-cell office:value-type="float" office:value="815289000" calcext:value-type="float">
            <text:p>8.15E+08</text:p>
          </table:table-cell>
          <table:table-cell office:value-type="float" office:value="223425000" calcext:value-type="float">
            <text:p>2.23E+08</text:p>
          </table:table-cell>
          <table:table-cell office:value-type="float" office:value="-737076000" calcext:value-type="float">
            <text:p>-7.37E+08</text:p>
          </table:table-cell>
          <table:table-cell office:value-type="float" office:value="-222102000" calcext:value-type="float">
            <text:p>-2.22E+08</text:p>
          </table:table-cell>
          <table:table-cell office:value-type="float" office:value="-54104400000" calcext:value-type="float">
            <text:p>-5.41E+10</text:p>
          </table:table-cell>
          <table:table-cell office:value-type="float" office:value="-23864600000" calcext:value-type="float">
            <text:p>-2.39E+10</text:p>
          </table:table-cell>
          <table:table-cell office:value-type="float" office:value="-7728890000" calcext:value-type="float">
            <text:p>-7.73E+09</text:p>
          </table:table-cell>
          <table:table-cell office:value-type="float" office:value="-7700380000" calcext:value-type="float">
            <text:p>-7.70E+09</text:p>
          </table:table-cell>
          <table:table-cell office:value-type="float" office:value="26200300000" calcext:value-type="float">
            <text:p>2.62E+10</text:p>
          </table:table-cell>
          <table:table-cell office:value-type="float" office:value="-2846110000" calcext:value-type="float">
            <text:p>-2.85E+09</text:p>
          </table:table-cell>
          <table:table-cell office:value-type="float" office:value="-172432000000" calcext:value-type="float">
            <text:p>-1.72E+11</text:p>
          </table:table-cell>
          <table:table-cell office:value-type="float" office:value="-97113300000" calcext:value-type="float">
            <text:p>-9.71E+10</text:p>
          </table:table-cell>
          <table:table-cell office:value-type="float" office:value="-28318900000" calcext:value-type="float">
            <text:p>-2.83E+10</text:p>
          </table:table-cell>
          <table:table-cell office:value-type="float" office:value="134605000" calcext:value-type="float">
            <text:p>1.35E+08</text:p>
          </table:table-cell>
          <table:table-cell office:value-type="float" office:value="-68578900" calcext:value-type="float">
            <text:p>-6.86E+07</text:p>
          </table:table-cell>
          <table:table-cell office:value-type="float" office:value="-2352750000" calcext:value-type="float">
            <text:p>-2.35E+09</text:p>
          </table:table-cell>
          <table:table-cell table:number-columns-repeated="2" office:value-type="float" office:value="-94236700000" calcext:value-type="float">
            <text:p>-9.42E+10</text:p>
          </table:table-cell>
          <table:table-cell office:value-type="float" office:value="-18387200000" calcext:value-type="float">
            <text:p>-1.84E+10</text:p>
          </table:table-cell>
          <table:table-cell office:value-type="float" office:value="22134500000" calcext:value-type="float">
            <text:p>2.21E+10</text:p>
          </table:table-cell>
          <table:table-cell table:number-columns-repeated="2" office:value-type="float" office:value="-261019000000" calcext:value-type="float">
            <text:p>-2.61E+11</text:p>
          </table:table-cell>
          <table:table-cell office:value-type="float" office:value="2645700000" calcext:value-type="float">
            <text:p>2.65E+09</text:p>
          </table:table-cell>
          <table:table-cell office:value-type="float" office:value="3160890000" calcext:value-type="float">
            <text:p>3.16E+09</text:p>
          </table:table-cell>
        </table:table-row>
        <table:table-row table:style-name="ro1">
          <table:table-cell office:value-type="string" calcext:value-type="string">
            <text:p>alpha11</text:p>
          </table:table-cell>
          <table:table-cell office:value-type="float" office:value="0.000465998" calcext:value-type="float">
            <text:p>4.66E-04</text:p>
          </table:table-cell>
          <table:table-cell office:value-type="float" office:value="-531851000000" calcext:value-type="float">
            <text:p>-5.32E+11</text:p>
          </table:table-cell>
          <table:table-cell office:value-type="float" office:value="-510145000000" calcext:value-type="float">
            <text:p>-5.10E+11</text:p>
          </table:table-cell>
          <table:table-cell office:value-type="float" office:value="-110682000000" calcext:value-type="float">
            <text:p>-1.11E+11</text:p>
          </table:table-cell>
          <table:table-cell office:value-type="float" office:value="-40982700000" calcext:value-type="float">
            <text:p>-4.10E+10</text:p>
          </table:table-cell>
          <table:table-cell office:value-type="float" office:value="-1748010000" calcext:value-type="float">
            <text:p>-1.75E+09</text:p>
          </table:table-cell>
          <table:table-cell office:value-type="float" office:value="23290000000" calcext:value-type="float">
            <text:p>2.33E+10</text:p>
          </table:table-cell>
          <table:table-cell office:value-type="float" office:value="-305542000" calcext:value-type="float">
            <text:p>-3.06E+08</text:p>
          </table:table-cell>
          <table:table-cell office:value-type="float" office:value="-49977300000" calcext:value-type="float">
            <text:p>-5.00E+10</text:p>
          </table:table-cell>
          <table:table-cell office:value-type="float" office:value="-50199100000" calcext:value-type="float">
            <text:p>-5.02E+10</text:p>
          </table:table-cell>
          <table:table-cell office:value-type="float" office:value="-10945000000" calcext:value-type="float">
            <text:p>-1.09E+10</text:p>
          </table:table-cell>
          <table:table-cell office:value-type="float" office:value="-2625780000" calcext:value-type="float">
            <text:p>-2.63E+09</text:p>
          </table:table-cell>
          <table:table-cell office:value-type="float" office:value="-59582600" calcext:value-type="float">
            <text:p>-5.96E+07</text:p>
          </table:table-cell>
          <table:table-cell office:value-type="float" office:value="-2905310000" calcext:value-type="float">
            <text:p>-2.91E+09</text:p>
          </table:table-cell>
          <table:table-cell office:value-type="float" office:value="559750000" calcext:value-type="float">
            <text:p>5.60E+08</text:p>
          </table:table-cell>
          <table:table-cell office:value-type="float" office:value="31966900000" calcext:value-type="float">
            <text:p>3.20E+10</text:p>
          </table:table-cell>
          <table:table-cell office:value-type="float" office:value="-38911500000" calcext:value-type="float">
            <text:p>-3.89E+10</text:p>
          </table:table-cell>
          <table:table-cell office:value-type="float" office:value="-14743100000" calcext:value-type="float">
            <text:p>-1.47E+10</text:p>
          </table:table-cell>
          <table:table-cell office:value-type="float" office:value="879562000" calcext:value-type="float">
            <text:p>8.80E+08</text:p>
          </table:table-cell>
          <table:table-cell office:value-type="float" office:value="-114999000" calcext:value-type="float">
            <text:p>-1.15E+08</text:p>
          </table:table-cell>
          <table:table-cell office:value-type="float" office:value="2674350000" calcext:value-type="float">
            <text:p>2.67E+09</text:p>
          </table:table-cell>
          <table:table-cell office:value-type="float" office:value="-120914000" calcext:value-type="float">
            <text:p>-1.21E+08</text:p>
          </table:table-cell>
          <table:table-cell office:value-type="float" office:value="-20883700000" calcext:value-type="float">
            <text:p>-2.09E+10</text:p>
          </table:table-cell>
          <table:table-cell office:value-type="float" office:value="-8005820000" calcext:value-type="float">
            <text:p>-8.01E+09</text:p>
          </table:table-cell>
          <table:table-cell office:value-type="float" office:value="-3468680000" calcext:value-type="float">
            <text:p>-3.47E+09</text:p>
          </table:table-cell>
          <table:table-cell office:value-type="float" office:value="-3453550000" calcext:value-type="float">
            <text:p>-3.45E+09</text:p>
          </table:table-cell>
          <table:table-cell office:value-type="float" office:value="13450900000" calcext:value-type="float">
            <text:p>1.35E+10</text:p>
          </table:table-cell>
          <table:table-cell office:value-type="float" office:value="-1230340000" calcext:value-type="float">
            <text:p>-1.23E+09</text:p>
          </table:table-cell>
          <table:table-cell office:value-type="float" office:value="-106491000000" calcext:value-type="float">
            <text:p>-1.06E+11</text:p>
          </table:table-cell>
          <table:table-cell office:value-type="float" office:value="-60263800000" calcext:value-type="float">
            <text:p>-6.03E+10</text:p>
          </table:table-cell>
          <table:table-cell office:value-type="float" office:value="-17457700000" calcext:value-type="float">
            <text:p>-1.75E+10</text:p>
          </table:table-cell>
          <table:table-cell office:value-type="float" office:value="57344500" calcext:value-type="float">
            <text:p>5.73E+07</text:p>
          </table:table-cell>
          <table:table-cell office:value-type="float" office:value="104717000" calcext:value-type="float">
            <text:p>1.05E+08</text:p>
          </table:table-cell>
          <table:table-cell office:value-type="float" office:value="-1331510000" calcext:value-type="float">
            <text:p>-1.33E+09</text:p>
          </table:table-cell>
          <table:table-cell table:number-columns-repeated="2" office:value-type="float" office:value="-60467200000" calcext:value-type="float">
            <text:p>-6.05E+10</text:p>
          </table:table-cell>
          <table:table-cell office:value-type="float" office:value="-11941600000" calcext:value-type="float">
            <text:p>-1.19E+10</text:p>
          </table:table-cell>
          <table:table-cell office:value-type="float" office:value="-8842700000" calcext:value-type="float">
            <text:p>-8.84E+09</text:p>
          </table:table-cell>
          <table:table-cell table:number-columns-repeated="2" office:value-type="float" office:value="-161719000000" calcext:value-type="float">
            <text:p>-1.62E+11</text:p>
          </table:table-cell>
          <table:table-cell office:value-type="float" office:value="1375850000" calcext:value-type="float">
            <text:p>1.38E+09</text:p>
          </table:table-cell>
          <table:table-cell office:value-type="float" office:value="1682840000" calcext:value-type="float">
            <text:p>1.68E+09</text:p>
          </table:table-cell>
        </table:table-row>
        <table:table-row table:style-name="ro1">
          <table:table-cell office:value-type="string" calcext:value-type="string">
            <text:p>alpha12</text:p>
          </table:table-cell>
          <table:table-cell office:value-type="float" office:value="0.000324591" calcext:value-type="float">
            <text:p>3.25E-04</text:p>
          </table:table-cell>
          <table:table-cell office:value-type="float" office:value="-298436000000" calcext:value-type="float">
            <text:p>-2.98E+11</text:p>
          </table:table-cell>
          <table:table-cell office:value-type="float" office:value="-288691000000" calcext:value-type="float">
            <text:p>-2.89E+11</text:p>
          </table:table-cell>
          <table:table-cell office:value-type="float" office:value="-63054200000" calcext:value-type="float">
            <text:p>-6.31E+10</text:p>
          </table:table-cell>
          <table:table-cell office:value-type="float" office:value="-26610200000" calcext:value-type="float">
            <text:p>-2.66E+10</text:p>
          </table:table-cell>
          <table:table-cell office:value-type="float" office:value="-1157270000" calcext:value-type="float">
            <text:p>-1.16E+09</text:p>
          </table:table-cell>
          <table:table-cell office:value-type="float" office:value="12132200000" calcext:value-type="float">
            <text:p>1.21E+10</text:p>
          </table:table-cell>
          <table:table-cell office:value-type="float" office:value="-21889000" calcext:value-type="float">
            <text:p>-2.19E+07</text:p>
          </table:table-cell>
          <table:table-cell office:value-type="float" office:value="-27017100000" calcext:value-type="float">
            <text:p>-2.70E+10</text:p>
          </table:table-cell>
          <table:table-cell office:value-type="float" office:value="-27661200000" calcext:value-type="float">
            <text:p>-2.77E+10</text:p>
          </table:table-cell>
          <table:table-cell office:value-type="float" office:value="-6194550000" calcext:value-type="float">
            <text:p>-6.19E+09</text:p>
          </table:table-cell>
          <table:table-cell office:value-type="float" office:value="-1678740000" calcext:value-type="float">
            <text:p>-1.68E+09</text:p>
          </table:table-cell>
          <table:table-cell office:value-type="float" office:value="-38045700" calcext:value-type="float">
            <text:p>-3.80E+07</text:p>
          </table:table-cell>
          <table:table-cell office:value-type="float" office:value="-1260340000" calcext:value-type="float">
            <text:p>-1.26E+09</text:p>
          </table:table-cell>
          <table:table-cell office:value-type="float" office:value="633524000" calcext:value-type="float">
            <text:p>6.34E+08</text:p>
          </table:table-cell>
          <table:table-cell office:value-type="float" office:value="34932000000" calcext:value-type="float">
            <text:p>3.49E+10</text:p>
          </table:table-cell>
          <table:table-cell office:value-type="float" office:value="-11014800000" calcext:value-type="float">
            <text:p>-1.10E+10</text:p>
          </table:table-cell>
          <table:table-cell office:value-type="float" office:value="-5289450000" calcext:value-type="float">
            <text:p>-5.29E+09</text:p>
          </table:table-cell>
          <table:table-cell office:value-type="float" office:value="700993000" calcext:value-type="float">
            <text:p>7.01E+08</text:p>
          </table:table-cell>
          <table:table-cell office:value-type="float" office:value="-103638000" calcext:value-type="float">
            <text:p>-1.04E+08</text:p>
          </table:table-cell>
          <table:table-cell office:value-type="float" office:value="2413200000" calcext:value-type="float">
            <text:p>2.41E+09</text:p>
          </table:table-cell>
          <table:table-cell office:value-type="float" office:value="-37463900" calcext:value-type="float">
            <text:p>-3.75E+07</text:p>
          </table:table-cell>
          <table:table-cell office:value-type="float" office:value="-8919090000" calcext:value-type="float">
            <text:p>-8.92E+09</text:p>
          </table:table-cell>
          <table:table-cell office:value-type="float" office:value="-2836360000" calcext:value-type="float">
            <text:p>-2.84E+09</text:p>
          </table:table-cell>
          <table:table-cell office:value-type="float" office:value="-1703640000" calcext:value-type="float">
            <text:p>-1.70E+09</text:p>
          </table:table-cell>
          <table:table-cell office:value-type="float" office:value="-1642430000" calcext:value-type="float">
            <text:p>-1.64E+09</text:p>
          </table:table-cell>
          <table:table-cell office:value-type="float" office:value="7136720000" calcext:value-type="float">
            <text:p>7.14E+09</text:p>
          </table:table-cell>
          <table:table-cell office:value-type="float" office:value="-458200000" calcext:value-type="float">
            <text:p>-4.58E+08</text:p>
          </table:table-cell>
          <table:table-cell office:value-type="float" office:value="-63609700000" calcext:value-type="float">
            <text:p>-6.36E+10</text:p>
          </table:table-cell>
          <table:table-cell office:value-type="float" office:value="-36216200000" calcext:value-type="float">
            <text:p>-3.62E+10</text:p>
          </table:table-cell>
          <table:table-cell office:value-type="float" office:value="-10396400000" calcext:value-type="float">
            <text:p>-1.04E+10</text:p>
          </table:table-cell>
          <table:table-cell office:value-type="float" office:value="14403900" calcext:value-type="float">
            <text:p>1.44E+07</text:p>
          </table:table-cell>
          <table:table-cell office:value-type="float" office:value="143797000" calcext:value-type="float">
            <text:p>1.44E+08</text:p>
          </table:table-cell>
          <table:table-cell office:value-type="float" office:value="-729416000" calcext:value-type="float">
            <text:p>-7.29E+08</text:p>
          </table:table-cell>
          <table:table-cell table:number-columns-repeated="2" office:value-type="float" office:value="-37307400000" calcext:value-type="float">
            <text:p>-3.73E+10</text:p>
          </table:table-cell>
          <table:table-cell office:value-type="float" office:value="-7444300000" calcext:value-type="float">
            <text:p>-7.44E+09</text:p>
          </table:table-cell>
          <table:table-cell office:value-type="float" office:value="-684056000" calcext:value-type="float">
            <text:p>-6.84E+08</text:p>
          </table:table-cell>
          <table:table-cell table:number-columns-repeated="2" office:value-type="float" office:value="-92651900000" calcext:value-type="float">
            <text:p>-9.27E+10</text:p>
          </table:table-cell>
          <table:table-cell office:value-type="float" office:value="679003000" calcext:value-type="float">
            <text:p>6.79E+08</text:p>
          </table:table-cell>
          <table:table-cell office:value-type="float" office:value="844400000" calcext:value-type="float">
            <text:p>8.44E+08</text:p>
          </table:table-cell>
        </table:table-row>
        <table:table-row table:style-name="ro1">
          <table:table-cell office:value-type="string" calcext:value-type="string">
            <text:p>alpha13</text:p>
          </table:table-cell>
          <table:table-cell office:value-type="float" office:value="0.00032252" calcext:value-type="float">
            <text:p>3.23E-04</text:p>
          </table:table-cell>
          <table:table-cell office:value-type="float" office:value="-209647000000" calcext:value-type="float">
            <text:p>-2.10E+11</text:p>
          </table:table-cell>
          <table:table-cell office:value-type="float" office:value="-206436000000" calcext:value-type="float">
            <text:p>-2.06E+11</text:p>
          </table:table-cell>
          <table:table-cell office:value-type="float" office:value="-43457800000" calcext:value-type="float">
            <text:p>-4.35E+10</text:p>
          </table:table-cell>
          <table:table-cell office:value-type="float" office:value="-56144700000" calcext:value-type="float">
            <text:p>-5.61E+10</text:p>
          </table:table-cell>
          <table:table-cell office:value-type="float" office:value="-1966100000" calcext:value-type="float">
            <text:p>-1.97E+09</text:p>
          </table:table-cell>
          <table:table-cell office:value-type="float" office:value="5911740000" calcext:value-type="float">
            <text:p>5.91E+09</text:p>
          </table:table-cell>
          <table:table-cell office:value-type="float" office:value="995391000" calcext:value-type="float">
            <text:p>9.95E+08</text:p>
          </table:table-cell>
          <table:table-cell office:value-type="float" office:value="-9391650000" calcext:value-type="float">
            <text:p>-9.39E+09</text:p>
          </table:table-cell>
          <table:table-cell office:value-type="float" office:value="-11923700000" calcext:value-type="float">
            <text:p>-1.19E+10</text:p>
          </table:table-cell>
          <table:table-cell office:value-type="float" office:value="-2730650000" calcext:value-type="float">
            <text:p>-2.73E+09</text:p>
          </table:table-cell>
          <table:table-cell office:value-type="float" office:value="-4096590000" calcext:value-type="float">
            <text:p>-4.10E+09</text:p>
          </table:table-cell>
          <table:table-cell office:value-type="float" office:value="-82902400" calcext:value-type="float">
            <text:p>-8.29E+07</text:p>
          </table:table-cell>
          <table:table-cell office:value-type="float" office:value="410021000" calcext:value-type="float">
            <text:p>4.10E+08</text:p>
          </table:table-cell>
          <table:table-cell office:value-type="float" office:value="784743000" calcext:value-type="float">
            <text:p>7.85E+08</text:p>
          </table:table-cell>
          <table:table-cell office:value-type="float" office:value="70966300000" calcext:value-type="float">
            <text:p>7.10E+10</text:p>
          </table:table-cell>
          <table:table-cell office:value-type="float" office:value="25831300000" calcext:value-type="float">
            <text:p>2.58E+10</text:p>
          </table:table-cell>
          <table:table-cell office:value-type="float" office:value="7329880000" calcext:value-type="float">
            <text:p>7.33E+09</text:p>
          </table:table-cell>
          <table:table-cell office:value-type="float" office:value="514237000" calcext:value-type="float">
            <text:p>5.14E+08</text:p>
          </table:table-cell>
          <table:table-cell office:value-type="float" office:value="-304883000" calcext:value-type="float">
            <text:p>-3.05E+08</text:p>
          </table:table-cell>
          <table:table-cell office:value-type="float" office:value="3481340000" calcext:value-type="float">
            <text:p>3.48E+09</text:p>
          </table:table-cell>
          <table:table-cell office:value-type="float" office:value="-89616700" calcext:value-type="float">
            <text:p>-8.96E+07</text:p>
          </table:table-cell>
          <table:table-cell office:value-type="float" office:value="4452880000" calcext:value-type="float">
            <text:p>4.45E+09</text:p>
          </table:table-cell>
          <table:table-cell office:value-type="float" office:value="3250890000" calcext:value-type="float">
            <text:p>3.25E+09</text:p>
          </table:table-cell>
          <table:table-cell office:value-type="float" office:value="92213300" calcext:value-type="float">
            <text:p>9.22E+07</text:p>
          </table:table-cell>
          <table:table-cell office:value-type="float" office:value="-14070400" calcext:value-type="float">
            <text:p>-1.41E+07</text:p>
          </table:table-cell>
          <table:table-cell office:value-type="float" office:value="1872040000" calcext:value-type="float">
            <text:p>1.87E+09</text:p>
          </table:table-cell>
          <table:table-cell office:value-type="float" office:value="133761000" calcext:value-type="float">
            <text:p>1.34E+08</text:p>
          </table:table-cell>
          <table:table-cell office:value-type="float" office:value="-38673800000" calcext:value-type="float">
            <text:p>-3.87E+10</text:p>
          </table:table-cell>
          <table:table-cell office:value-type="float" office:value="-22788400000" calcext:value-type="float">
            <text:p>-2.28E+10</text:p>
          </table:table-cell>
          <table:table-cell office:value-type="float" office:value="-6268050000" calcext:value-type="float">
            <text:p>-6.27E+09</text:p>
          </table:table-cell>
          <table:table-cell office:value-type="float" office:value="96582300" calcext:value-type="float">
            <text:p>9.66E+07</text:p>
          </table:table-cell>
          <table:table-cell office:value-type="float" office:value="253178000" calcext:value-type="float">
            <text:p>2.53E+08</text:p>
          </table:table-cell>
          <table:table-cell office:value-type="float" office:value="-449761000" calcext:value-type="float">
            <text:p>-4.50E+08</text:p>
          </table:table-cell>
          <table:table-cell table:number-columns-repeated="2" office:value-type="float" office:value="-22845800000" calcext:value-type="float">
            <text:p>-2.28E+10</text:p>
          </table:table-cell>
          <table:table-cell office:value-type="float" office:value="-4597500000" calcext:value-type="float">
            <text:p>-4.60E+09</text:p>
          </table:table-cell>
          <table:table-cell office:value-type="float" office:value="-1322480000" calcext:value-type="float">
            <text:p>-1.32E+09</text:p>
          </table:table-cell>
          <table:table-cell table:number-columns-repeated="2" office:value-type="float" office:value="-66107500000" calcext:value-type="float">
            <text:p>-6.61E+10</text:p>
          </table:table-cell>
          <table:table-cell office:value-type="float" office:value="386644000" calcext:value-type="float">
            <text:p>3.87E+08</text:p>
          </table:table-cell>
          <table:table-cell office:value-type="float" office:value="492101000" calcext:value-type="float">
            <text:p>4.92E+08</text:p>
          </table:table-cell>
        </table:table-row>
        <table:table-row table:style-name="ro1">
          <table:table-cell office:value-type="string" calcext:value-type="string">
            <text:p>alpha14</text:p>
          </table:table-cell>
          <table:table-cell office:value-type="float" office:value="0.000109542" calcext:value-type="float">
            <text:p>1.10E-04</text:p>
          </table:table-cell>
          <table:table-cell office:value-type="float" office:value="-75478400000" calcext:value-type="float">
            <text:p>-7.55E+10</text:p>
          </table:table-cell>
          <table:table-cell office:value-type="float" office:value="-74244900000" calcext:value-type="float">
            <text:p>-7.42E+10</text:p>
          </table:table-cell>
          <table:table-cell office:value-type="float" office:value="-16315200000" calcext:value-type="float">
            <text:p>-1.63E+10</text:p>
          </table:table-cell>
          <table:table-cell office:value-type="float" office:value="-9252460000" calcext:value-type="float">
            <text:p>-9.25E+09</text:p>
          </table:table-cell>
          <table:table-cell office:value-type="float" office:value="-405834000" calcext:value-type="float">
            <text:p>-4.06E+08</text:p>
          </table:table-cell>
          <table:table-cell office:value-type="float" office:value="2595200000" calcext:value-type="float">
            <text:p>2.60E+09</text:p>
          </table:table-cell>
          <table:table-cell office:value-type="float" office:value="81935900" calcext:value-type="float">
            <text:p>8.19E+07</text:p>
          </table:table-cell>
          <table:table-cell office:value-type="float" office:value="-6144730000" calcext:value-type="float">
            <text:p>-6.14E+09</text:p>
          </table:table-cell>
          <table:table-cell office:value-type="float" office:value="-6611890000" calcext:value-type="float">
            <text:p>-6.61E+09</text:p>
          </table:table-cell>
          <table:table-cell office:value-type="float" office:value="-1560930000" calcext:value-type="float">
            <text:p>-1.56E+09</text:p>
          </table:table-cell>
          <table:table-cell office:value-type="float" office:value="-574344000" calcext:value-type="float">
            <text:p>-5.74E+08</text:p>
          </table:table-cell>
          <table:table-cell office:value-type="float" office:value="-12986800" calcext:value-type="float">
            <text:p>-1.30E+07</text:p>
          </table:table-cell>
          <table:table-cell office:value-type="float" office:value="-110781000" calcext:value-type="float">
            <text:p>-1.11E+08</text:p>
          </table:table-cell>
          <table:table-cell office:value-type="float" office:value="289679000" calcext:value-type="float">
            <text:p>2.90E+08</text:p>
          </table:table-cell>
          <table:table-cell office:value-type="float" office:value="17699500000" calcext:value-type="float">
            <text:p>1.77E+10</text:p>
          </table:table-cell>
          <table:table-cell office:value-type="float" office:value="2834570000" calcext:value-type="float">
            <text:p>2.83E+09</text:p>
          </table:table-cell>
          <table:table-cell office:value-type="float" office:value="279516000" calcext:value-type="float">
            <text:p>2.80E+08</text:p>
          </table:table-cell>
          <table:table-cell office:value-type="float" office:value="285324000" calcext:value-type="float">
            <text:p>2.85E+08</text:p>
          </table:table-cell>
          <table:table-cell office:value-type="float" office:value="-48408500" calcext:value-type="float">
            <text:p>-4.84E+07</text:p>
          </table:table-cell>
          <table:table-cell office:value-type="float" office:value="1048090000" calcext:value-type="float">
            <text:p>1.05E+09</text:p>
          </table:table-cell>
          <table:table-cell office:value-type="float" office:value="-1604590" calcext:value-type="float">
            <text:p>-1.60E+06</text:p>
          </table:table-cell>
          <table:table-cell office:value-type="float" office:value="-746604000" calcext:value-type="float">
            <text:p>-7.47E+08</text:p>
          </table:table-cell>
          <table:table-cell office:value-type="float" office:value="145140000" calcext:value-type="float">
            <text:p>1.45E+08</text:p>
          </table:table-cell>
          <table:table-cell office:value-type="float" office:value="-290966000" calcext:value-type="float">
            <text:p>-2.91E+08</text:p>
          </table:table-cell>
          <table:table-cell office:value-type="float" office:value="-260010000" calcext:value-type="float">
            <text:p>-2.60E+08</text:p>
          </table:table-cell>
          <table:table-cell office:value-type="float" office:value="1554900000" calcext:value-type="float">
            <text:p>1.55E+09</text:p>
          </table:table-cell>
          <table:table-cell office:value-type="float" office:value="165073000" calcext:value-type="float">
            <text:p>1.65E+08</text:p>
          </table:table-cell>
          <table:table-cell office:value-type="float" office:value="-21361900000" calcext:value-type="float">
            <text:p>-2.14E+10</text:p>
          </table:table-cell>
          <table:table-cell office:value-type="float" office:value="-12725200000" calcext:value-type="float">
            <text:p>-1.27E+10</text:p>
          </table:table-cell>
          <table:table-cell office:value-type="float" office:value="-3445360000" calcext:value-type="float">
            <text:p>-3.45E+09</text:p>
          </table:table-cell>
          <table:table-cell office:value-type="float" office:value="53675600" calcext:value-type="float">
            <text:p>5.37E+07</text:p>
          </table:table-cell>
          <table:table-cell office:value-type="float" office:value="171967000" calcext:value-type="float">
            <text:p>1.72E+08</text:p>
          </table:table-cell>
          <table:table-cell office:value-type="float" office:value="-235050000" calcext:value-type="float">
            <text:p>-2.35E+08</text:p>
          </table:table-cell>
          <table:table-cell table:number-columns-repeated="2" office:value-type="float" office:value="-12868300000" calcext:value-type="float">
            <text:p>-1.29E+10</text:p>
          </table:table-cell>
          <table:table-cell office:value-type="float" office:value="-2608930000" calcext:value-type="float">
            <text:p>-2.61E+09</text:p>
          </table:table-cell>
          <table:table-cell office:value-type="float" office:value="-388516000" calcext:value-type="float">
            <text:p>-3.89E+08</text:p>
          </table:table-cell>
          <table:table-cell table:number-columns-repeated="2" office:value-type="float" office:value="-23887400000" calcext:value-type="float">
            <text:p>-2.39E+10</text:p>
          </table:table-cell>
          <table:table-cell office:value-type="float" office:value="141744000" calcext:value-type="float">
            <text:p>1.42E+08</text:p>
          </table:table-cell>
          <table:table-cell office:value-type="float" office:value="180817000" calcext:value-type="float">
            <text:p>1.81E+08</text:p>
          </table:table-cell>
        </table:table-row>
        <table:table-row table:style-name="ro1">
          <table:table-cell office:value-type="string" calcext:value-type="string">
            <text:p>alpha15</text:p>
          </table:table-cell>
          <table:table-cell office:value-type="float" office:value="0.00026028" calcext:value-type="float">
            <text:p>2.60E-04</text:p>
          </table:table-cell>
          <table:table-cell office:value-type="float" office:value="-120962000000" calcext:value-type="float">
            <text:p>-1.21E+11</text:p>
          </table:table-cell>
          <table:table-cell office:value-type="float" office:value="-121854000000" calcext:value-type="float">
            <text:p>-1.22E+11</text:p>
          </table:table-cell>
          <table:table-cell office:value-type="float" office:value="-23542800000" calcext:value-type="float">
            <text:p>-2.35E+10</text:p>
          </table:table-cell>
          <table:table-cell office:value-type="float" office:value="-73977700000" calcext:value-type="float">
            <text:p>-7.40E+10</text:p>
          </table:table-cell>
          <table:table-cell office:value-type="float" office:value="-2371600000" calcext:value-type="float">
            <text:p>-2.37E+09</text:p>
          </table:table-cell>
          <table:table-cell office:value-type="float" office:value="920852000" calcext:value-type="float">
            <text:p>9.21E+08</text:p>
          </table:table-cell>
          <table:table-cell office:value-type="float" office:value="1668080000" calcext:value-type="float">
            <text:p>1.67E+09</text:p>
          </table:table-cell>
          <table:table-cell office:value-type="float" office:value="5178110000" calcext:value-type="float">
            <text:p>5.18E+09</text:p>
          </table:table-cell>
          <table:table-cell office:value-type="float" office:value="1607940000" calcext:value-type="float">
            <text:p>1.61E+09</text:p>
          </table:table-cell>
          <table:table-cell office:value-type="float" office:value="356996000" calcext:value-type="float">
            <text:p>3.57E+08</text:p>
          </table:table-cell>
          <table:table-cell office:value-type="float" office:value="-5657050000" calcext:value-type="float">
            <text:p>-5.66E+09</text:p>
          </table:table-cell>
          <table:table-cell office:value-type="float" office:value="-110760000" calcext:value-type="float">
            <text:p>-1.11E+08</text:p>
          </table:table-cell>
          <table:table-cell office:value-type="float" office:value="1523640000" calcext:value-type="float">
            <text:p>1.52E+09</text:p>
          </table:table-cell>
          <table:table-cell office:value-type="float" office:value="669134000" calcext:value-type="float">
            <text:p>6.69E+08</text:p>
          </table:table-cell>
          <table:table-cell office:value-type="float" office:value="84960400000" calcext:value-type="float">
            <text:p>8.50E+10</text:p>
          </table:table-cell>
          <table:table-cell office:value-type="float" office:value="47675600000" calcext:value-type="float">
            <text:p>4.77E+10</text:p>
          </table:table-cell>
          <table:table-cell office:value-type="float" office:value="15345800000" calcext:value-type="float">
            <text:p>1.53E+10</text:p>
          </table:table-cell>
          <table:table-cell office:value-type="float" office:value="189978000" calcext:value-type="float">
            <text:p>1.90E+08</text:p>
          </table:table-cell>
          <table:table-cell office:value-type="float" office:value="-424314000" calcext:value-type="float">
            <text:p>-4.24E+08</text:p>
          </table:table-cell>
          <table:table-cell office:value-type="float" office:value="3556220000" calcext:value-type="float">
            <text:p>3.56E+09</text:p>
          </table:table-cell>
          <table:table-cell office:value-type="float" office:value="-141879000" calcext:value-type="float">
            <text:p>-1.42E+08</text:p>
          </table:table-cell>
          <table:table-cell office:value-type="float" office:value="13422500000" calcext:value-type="float">
            <text:p>1.34E+10</text:p>
          </table:table-cell>
          <table:table-cell office:value-type="float" office:value="7014920000" calcext:value-type="float">
            <text:p>7.01E+09</text:p>
          </table:table-cell>
          <table:table-cell office:value-type="float" office:value="1414630000" calcext:value-type="float">
            <text:p>1.41E+09</text:p>
          </table:table-cell>
          <table:table-cell office:value-type="float" office:value="1149280000" calcext:value-type="float">
            <text:p>1.15E+09</text:p>
          </table:table-cell>
          <table:table-cell office:value-type="float" office:value="-2350990000" calcext:value-type="float">
            <text:p>-2.35E+09</text:p>
          </table:table-cell>
          <table:table-cell office:value-type="float" office:value="467151000" calcext:value-type="float">
            <text:p>4.67E+08</text:p>
          </table:table-cell>
          <table:table-cell office:value-type="float" office:value="-13854500000" calcext:value-type="float">
            <text:p>-1.39E+10</text:p>
          </table:table-cell>
          <table:table-cell office:value-type="float" office:value="-9078480000" calcext:value-type="float">
            <text:p>-9.08E+09</text:p>
          </table:table-cell>
          <table:table-cell office:value-type="float" office:value="-2192010000" calcext:value-type="float">
            <text:p>-2.19E+09</text:p>
          </table:table-cell>
          <table:table-cell office:value-type="float" office:value="162169000" calcext:value-type="float">
            <text:p>1.62E+08</text:p>
          </table:table-cell>
          <table:table-cell office:value-type="float" office:value="272918000" calcext:value-type="float">
            <text:p>2.73E+08</text:p>
          </table:table-cell>
          <table:table-cell office:value-type="float" office:value="-201379000" calcext:value-type="float">
            <text:p>-2.01E+08</text:p>
          </table:table-cell>
          <table:table-cell table:number-columns-repeated="2" office:value-type="float" office:value="-7834220000" calcext:value-type="float">
            <text:p>-7.83E+09</text:p>
          </table:table-cell>
          <table:table-cell office:value-type="float" office:value="-1593120000" calcext:value-type="float">
            <text:p>-1.59E+09</text:p>
          </table:table-cell>
          <table:table-cell office:value-type="float" office:value="-600666000" calcext:value-type="float">
            <text:p>-6.01E+08</text:p>
          </table:table-cell>
          <table:table-cell table:number-columns-repeated="2" office:value-type="float" office:value="-39233300000" calcext:value-type="float">
            <text:p>-3.92E+10</text:p>
          </table:table-cell>
          <table:table-cell office:value-type="float" office:value="164002000" calcext:value-type="float">
            <text:p>1.64E+08</text:p>
          </table:table-cell>
          <table:table-cell office:value-type="float" office:value="216211000" calcext:value-type="float">
            <text:p>2.16E+08</text:p>
          </table:table-cell>
        </table:table-row>
        <table:table-row table:style-name="ro1">
          <table:table-cell/>
          <table:table-cell table:style-name="Default" table:number-columns-repeated="27"/>
          <table:table-cell office:value-type="float" office:value="87080300" calcext:value-type="float">
            <text:p>8.71E+07</text:p>
          </table:table-cell>
          <table:table-cell office:value-type="float" office:value="-5261280000" calcext:value-type="float">
            <text:p>-5.26E+09</text:p>
          </table:table-cell>
          <table:table-cell office:value-type="float" office:value="-3220370000" calcext:value-type="float">
            <text:p>-3.22E+09</text:p>
          </table:table-cell>
          <table:table-cell office:value-type="float" office:value="-838825000" calcext:value-type="float">
            <text:p>-8.39E+08</text:p>
          </table:table-cell>
          <table:table-cell office:value-type="float" office:value="15640500" calcext:value-type="float">
            <text:p>1.56E+07</text:p>
          </table:table-cell>
          <table:table-cell office:value-type="float" office:value="60070200" calcext:value-type="float">
            <text:p>6.01E+07</text:p>
          </table:table-cell>
          <table:table-cell office:value-type="float" office:value="-53722100" calcext:value-type="float">
            <text:p>-5.37E+07</text:p>
          </table:table-cell>
          <table:table-cell table:number-columns-repeated="2" office:value-type="float" office:value="-3253040000" calcext:value-type="float">
            <text:p>-3.25E+09</text:p>
          </table:table-cell>
          <table:table-cell office:value-type="float" office:value="-667649000" calcext:value-type="float">
            <text:p>-6.68E+08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7"/>
          <table:table-cell office:value-type="float" office:value="643359000" calcext:value-type="float">
            <text:p>6.43E+08</text:p>
          </table:table-cell>
          <table:table-cell office:value-type="float" office:value="-6960150000" calcext:value-type="float">
            <text:p>-6.96E+09</text:p>
          </table:table-cell>
          <table:table-cell office:value-type="float" office:value="-5534700000" calcext:value-type="float">
            <text:p>-5.53E+09</text:p>
          </table:table-cell>
          <table:table-cell office:value-type="float" office:value="-1057800000" calcext:value-type="float">
            <text:p>-1.06E+09</text:p>
          </table:table-cell>
          <table:table-cell office:value-type="float" office:value="245826000" calcext:value-type="float">
            <text:p>2.46E+08</text:p>
          </table:table-cell>
          <table:table-cell office:value-type="float" office:value="325214000" calcext:value-type="float">
            <text:p>3.25E+08</text:p>
          </table:table-cell>
          <table:table-cell office:value-type="float" office:value="-172235000" calcext:value-type="float">
            <text:p>-1.72E+08</text:p>
          </table:table-cell>
          <table:table-cell table:number-columns-repeated="2" office:value-type="float" office:value="-3129580000" calcext:value-type="float">
            <text:p>-3.13E+09</text:p>
          </table:table-cell>
          <table:table-cell office:value-type="float" office:value="-631496000" calcext:value-type="float">
            <text:p>-6.31E+08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2:47:02.399000682</meta:creation-date>
    <dc:date>2019-08-29T15:23:23.906807005</dc:date>
    <meta:editing-duration>P1DT5H14M26S</meta:editing-duration>
    <meta:editing-cycles>53</meta:editing-cycles>
    <meta:generator>LibreOffice/6.0.7.3$Linux_X86_64 LibreOffice_project/00m0$Build-3</meta:generator>
    <meta:document-statistic meta:table-count="4" meta:cell-count="1792" meta:object-count="0"/>
  </office:meta>
</office:document-meta>
</file>